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erif Pro" svg:font-family="'Source Serif Pro'" style:font-family-generic="roman" style:font-pitch="variable"/>
  </office:font-face-decls>
  <office:automatic-styles>
    <style:style style:name="Table2" style:family="table">
      <style:table-properties style:width="10.8cm" table:align="margins"/>
    </style:style>
    <style:style style:name="Table2.A" style:family="table-column">
      <style:table-column-properties style:column-width="5.399cm" style:rel-column-width="32767*"/>
    </style:style>
    <style:style style:name="Table2.B" style:family="table-column">
      <style:table-column-properties style:column-width="5.401cm" style:rel-column-width="32768*"/>
    </style:style>
    <style:style style:name="Table2.A1" style:family="table-cell">
      <style:table-cell-properties style:vertical-align="middle" fo:padding="0.097cm" fo:border-left="none" fo:border-right="0.5pt solid #000000" fo:border-top="none" fo:border-bottom="none"/>
    </style:style>
    <style:style style:name="Table2.B1" style:family="table-cell">
      <style:table-cell-properties style:vertical-align="middle" fo:padding="0.097cm" fo:border="none"/>
    </style:style>
    <style:style style:name="P1" style:family="paragraph" style:parent-style-name="Footer">
      <style:text-properties style:font-name="Source Serif Pro" fo:font-size="8pt" style:font-size-asian="8pt" style:font-size-complex="8pt"/>
    </style:style>
    <style:style style:name="P2" style:family="paragraph" style:parent-style-name="Standard">
      <style:paragraph-properties fo:line-height="150%" fo:text-align="justify" style:justify-single-word="false"/>
      <style:text-properties style:font-name="Source Serif Pro" fo:font-size="11pt" fo:language="en" fo:country="GB" officeooo:rsid="00006db0" officeooo:paragraph-rsid="001df407" style:font-size-asian="11pt" style:font-size-complex="11pt"/>
    </style:style>
    <style:style style:name="P3" style:family="paragraph" style:parent-style-name="Standard">
      <style:paragraph-properties fo:line-height="150%" fo:text-align="justify" style:justify-single-word="false"/>
      <style:text-properties style:font-name="Source Serif Pro" fo:font-size="11pt" fo:language="en" fo:country="GB" officeooo:rsid="00006db0" officeooo:paragraph-rsid="005b0573" style:font-size-asian="11pt" style:font-size-complex="11pt"/>
    </style:style>
    <style:style style:name="P4" style:family="paragraph" style:parent-style-name="Standard">
      <style:paragraph-properties fo:line-height="150%" fo:text-align="justify" style:justify-single-word="false" fo:break-before="page"/>
      <style:text-properties style:font-name="Source Serif Pro" fo:font-size="11pt" fo:language="en" fo:country="GB" officeooo:rsid="00006db0" officeooo:paragraph-rsid="005b0573" style:font-size-asian="11pt" style:font-size-complex="11pt"/>
    </style:style>
    <style:style style:name="P5" style:family="paragraph" style:parent-style-name="Standard">
      <style:paragraph-properties fo:line-height="150%" fo:text-align="justify" style:justify-single-word="false"/>
      <style:text-properties style:font-name="Source Serif Pro" fo:font-size="11pt" fo:language="en" fo:country="GB" officeooo:rsid="00006db0" officeooo:paragraph-rsid="0058c7b3" style:font-size-asian="11pt" style:font-size-complex="11pt"/>
    </style:style>
    <style:style style:name="P6" style:family="paragraph" style:parent-style-name="Standard">
      <style:paragraph-properties fo:line-height="150%" fo:text-align="justify" style:justify-single-word="false"/>
      <style:text-properties style:font-name="Source Serif Pro" fo:font-size="11pt" fo:language="en" fo:country="GB" officeooo:rsid="00006db0" officeooo:paragraph-rsid="005791da" style:font-size-asian="11pt" style:font-size-complex="11pt"/>
    </style:style>
    <style:style style:name="P7" style:family="paragraph" style:parent-style-name="Standard">
      <style:paragraph-properties fo:line-height="150%" fo:text-align="justify" style:justify-single-word="false"/>
      <style:text-properties style:font-name="Source Serif Pro" fo:font-size="11pt" fo:language="en" fo:country="GB" officeooo:rsid="00006db0" officeooo:paragraph-rsid="0030c5e5" style:font-size-asian="11pt" style:font-size-complex="11pt"/>
    </style:style>
    <style:style style:name="P8" style:family="paragraph" style:parent-style-name="Standard">
      <style:paragraph-properties fo:line-height="150%" fo:text-align="justify" style:justify-single-word="false"/>
      <style:text-properties style:font-name="Source Serif Pro" fo:font-size="11pt" fo:language="en" fo:country="GB" officeooo:rsid="00006db0" officeooo:paragraph-rsid="00006db0" style:font-size-asian="11pt" style:font-size-complex="11pt"/>
    </style:style>
    <style:style style:name="P9" style:family="paragraph" style:parent-style-name="Standard">
      <style:paragraph-properties fo:line-height="150%" fo:text-align="justify" style:justify-single-word="false"/>
      <style:text-properties style:font-name="Source Serif Pro" fo:font-size="11pt" fo:language="en" fo:country="GB" officeooo:rsid="00006db0" officeooo:paragraph-rsid="00026c2f" style:font-size-asian="11pt" style:font-size-complex="11pt"/>
    </style:style>
    <style:style style:name="P10" style:family="paragraph" style:parent-style-name="Standard">
      <style:paragraph-properties fo:line-height="150%" fo:text-align="justify" style:justify-single-word="false"/>
      <style:text-properties style:font-name="Source Serif Pro" fo:font-size="11pt" fo:language="en" fo:country="GB" officeooo:rsid="00006db0" officeooo:paragraph-rsid="001aa6ab" style:font-size-asian="11pt" style:font-size-complex="11pt"/>
    </style:style>
    <style:style style:name="P11" style:family="paragraph" style:parent-style-name="Standard">
      <style:paragraph-properties fo:line-height="150%" fo:text-align="justify" style:justify-single-word="false"/>
      <style:text-properties style:font-name="Source Serif Pro" fo:font-size="11pt" fo:language="en" fo:country="GB" officeooo:rsid="00006db0" officeooo:paragraph-rsid="0031c847" style:font-size-asian="11pt" style:font-size-complex="11pt"/>
    </style:style>
    <style:style style:name="P12" style:family="paragraph" style:parent-style-name="Standard">
      <style:paragraph-properties fo:line-height="150%" fo:text-align="justify" style:justify-single-word="false"/>
      <style:text-properties style:font-name="Source Serif Pro" fo:font-size="11pt" fo:language="en" fo:country="GB" officeooo:rsid="00006db0" officeooo:paragraph-rsid="000428a3" style:font-size-asian="11pt" style:font-size-complex="11pt"/>
    </style:style>
    <style:style style:name="P13" style:family="paragraph" style:parent-style-name="Standard">
      <style:paragraph-properties fo:line-height="150%" fo:text-align="justify" style:justify-single-word="false"/>
      <style:text-properties style:font-name="Source Serif Pro" fo:font-size="11pt" fo:language="en" fo:country="GB" officeooo:rsid="00006db0" officeooo:paragraph-rsid="00173927" style:font-size-asian="11pt" style:font-size-complex="11pt"/>
    </style:style>
    <style:style style:name="P14" style:family="paragraph" style:parent-style-name="Standard">
      <style:paragraph-properties fo:line-height="150%" fo:text-align="justify" style:justify-single-word="false"/>
      <style:text-properties style:font-name="Source Serif Pro" fo:font-size="11pt" fo:language="en" fo:country="GB" officeooo:rsid="00006db0" officeooo:paragraph-rsid="0006d87f" style:font-size-asian="11pt" style:font-size-complex="11pt"/>
    </style:style>
    <style:style style:name="P15" style:family="paragraph" style:parent-style-name="Standard">
      <style:paragraph-properties fo:line-height="150%" fo:text-align="justify" style:justify-single-word="false"/>
      <style:text-properties style:font-name="Source Serif Pro" fo:font-size="11pt" fo:language="en" fo:country="GB" officeooo:rsid="00006db0" officeooo:paragraph-rsid="002351af" style:font-size-asian="11pt" style:font-size-complex="11pt"/>
    </style:style>
    <style:style style:name="P16" style:family="paragraph" style:parent-style-name="Standard">
      <style:paragraph-properties fo:line-height="150%" fo:text-align="justify" style:justify-single-word="false"/>
      <style:text-properties style:font-name="Source Serif Pro" fo:font-size="11pt" fo:language="en" fo:country="GB" officeooo:rsid="00006db0" officeooo:paragraph-rsid="0007eef5" style:font-size-asian="11pt" style:font-size-complex="11pt"/>
    </style:style>
    <style:style style:name="P17" style:family="paragraph" style:parent-style-name="Standard">
      <style:paragraph-properties fo:line-height="150%" fo:text-align="justify" style:justify-single-word="false"/>
      <style:text-properties style:font-name="Source Serif Pro" fo:font-size="11pt" fo:language="en" fo:country="GB" officeooo:rsid="00006db0" officeooo:paragraph-rsid="003524f6" style:font-size-asian="11pt" style:font-size-complex="11pt"/>
    </style:style>
    <style:style style:name="P18" style:family="paragraph" style:parent-style-name="Standard">
      <style:paragraph-properties fo:line-height="150%" fo:text-align="justify" style:justify-single-word="false"/>
      <style:text-properties style:font-name="Source Serif Pro" fo:font-size="11pt" fo:language="en" fo:country="GB" officeooo:rsid="00006db0" officeooo:paragraph-rsid="0035d207" style:font-size-asian="11pt" style:font-size-complex="11pt"/>
    </style:style>
    <style:style style:name="P19" style:family="paragraph" style:parent-style-name="Standard">
      <style:paragraph-properties fo:line-height="150%" fo:text-align="justify" style:justify-single-word="false"/>
      <style:text-properties style:font-name="Source Serif Pro" fo:font-size="11pt" fo:language="en" fo:country="GB" officeooo:rsid="002a778f" officeooo:paragraph-rsid="002a778f" style:font-size-asian="11pt" style:font-size-complex="11pt"/>
    </style:style>
    <style:style style:name="P20" style:family="paragraph" style:parent-style-name="Standard">
      <style:paragraph-properties fo:line-height="150%" fo:text-align="justify" style:justify-single-word="false"/>
      <style:text-properties style:font-name="Source Serif Pro" fo:font-size="11pt" fo:language="en" fo:country="GB" officeooo:rsid="002a778f" officeooo:paragraph-rsid="004c4f18" style:font-size-asian="11pt" style:font-size-complex="11pt"/>
    </style:style>
    <style:style style:name="P21" style:family="paragraph" style:parent-style-name="Standard">
      <style:paragraph-properties fo:line-height="150%" fo:text-align="justify" style:justify-single-word="false"/>
      <style:text-properties style:font-name="Source Serif Pro" fo:font-size="11pt" fo:language="en" fo:country="GB" officeooo:rsid="002a778f" officeooo:paragraph-rsid="005a55c7" style:font-size-asian="11pt" style:font-size-complex="11pt"/>
    </style:style>
    <style:style style:name="P22" style:family="paragraph" style:parent-style-name="Standard">
      <style:paragraph-properties fo:line-height="150%" fo:text-align="justify" style:justify-single-word="false"/>
      <style:text-properties style:font-name="Source Serif Pro" fo:font-size="11pt" fo:language="en" fo:country="GB" officeooo:rsid="002a778f" officeooo:paragraph-rsid="005791da" style:font-size-asian="11pt" style:font-size-complex="11pt"/>
    </style:style>
    <style:style style:name="P23" style:family="paragraph" style:parent-style-name="Standard">
      <style:paragraph-properties fo:line-height="150%" fo:text-align="justify" style:justify-single-word="false"/>
      <style:text-properties style:font-name="Source Serif Pro" fo:font-size="11pt" fo:language="en" fo:country="GB" officeooo:rsid="002a778f" officeooo:paragraph-rsid="0058c7b3" style:font-size-asian="11pt" style:font-size-complex="11pt"/>
    </style:style>
    <style:style style:name="P24" style:family="paragraph" style:parent-style-name="Standard">
      <style:paragraph-properties fo:line-height="150%" fo:text-align="justify" style:justify-single-word="false"/>
      <style:text-properties style:font-name="Source Serif Pro" fo:font-size="11pt" fo:language="en" fo:country="GB" officeooo:rsid="002a778f" officeooo:paragraph-rsid="004cdcde" style:font-size-asian="11pt" style:font-size-complex="11pt"/>
    </style:style>
    <style:style style:name="P25" style:family="paragraph" style:parent-style-name="Standard">
      <style:paragraph-properties fo:line-height="150%" fo:text-align="justify" style:justify-single-word="false"/>
      <style:text-properties style:font-name="Source Serif Pro" fo:font-size="11pt" fo:language="en" fo:country="GB" officeooo:rsid="002a778f" officeooo:paragraph-rsid="004d90f0" style:font-size-asian="11pt" style:font-size-complex="11pt"/>
    </style:style>
    <style:style style:name="P26" style:family="paragraph" style:parent-style-name="Standard">
      <style:paragraph-properties fo:line-height="150%" fo:text-align="justify" style:justify-single-word="false"/>
      <style:text-properties style:font-name="Source Serif Pro" fo:font-size="11pt" fo:language="en" fo:country="GB" officeooo:rsid="0009f5e8" officeooo:paragraph-rsid="00378cca" style:font-size-asian="11pt" style:font-size-complex="11pt"/>
    </style:style>
    <style:style style:name="P27" style:family="paragraph" style:parent-style-name="Standard">
      <style:paragraph-properties fo:line-height="150%" fo:text-align="justify" style:justify-single-word="false"/>
      <style:text-properties style:font-name="Source Serif Pro" fo:font-size="11pt" fo:language="en" fo:country="GB" officeooo:rsid="0009f5e8" officeooo:paragraph-rsid="005791da" style:font-size-asian="11pt" style:font-size-complex="11pt"/>
    </style:style>
    <style:style style:name="P28" style:family="paragraph" style:parent-style-name="Standard">
      <style:paragraph-properties fo:line-height="150%" fo:text-align="justify" style:justify-single-word="false"/>
      <style:text-properties style:font-name="Source Serif Pro" fo:font-size="11pt" fo:language="en" fo:country="GB" officeooo:rsid="0009f5e8" officeooo:paragraph-rsid="0023c34c" style:font-size-asian="11pt" style:font-size-complex="11pt"/>
    </style:style>
    <style:style style:name="P29" style:family="paragraph" style:parent-style-name="Standard">
      <style:paragraph-properties fo:line-height="150%" fo:text-align="justify" style:justify-single-word="false"/>
      <style:text-properties style:font-name="Source Serif Pro" fo:font-size="11pt" fo:language="en" fo:country="GB" officeooo:rsid="0009f5e8" officeooo:paragraph-rsid="0058c7b3" style:font-size-asian="11pt" style:font-size-complex="11pt"/>
    </style:style>
    <style:style style:name="P30" style:family="paragraph" style:parent-style-name="Standard">
      <style:paragraph-properties fo:line-height="150%" fo:text-align="justify" style:justify-single-word="false"/>
      <style:text-properties style:font-name="Source Serif Pro" fo:font-size="11pt" fo:language="en" fo:country="GB" officeooo:rsid="0009f5e8" officeooo:paragraph-rsid="00395cba" style:font-size-asian="11pt" style:font-size-complex="11pt"/>
    </style:style>
    <style:style style:name="P31" style:family="paragraph" style:parent-style-name="Standard">
      <style:paragraph-properties fo:line-height="150%" fo:text-align="justify" style:justify-single-word="false"/>
      <style:text-properties style:font-name="Source Serif Pro" fo:font-size="11pt" fo:language="en" fo:country="GB" officeooo:rsid="0009f5e8" officeooo:paragraph-rsid="000a680b" style:font-size-asian="11pt" style:font-size-complex="11pt"/>
    </style:style>
    <style:style style:name="P32" style:family="paragraph" style:parent-style-name="Standard">
      <style:paragraph-properties fo:line-height="150%" fo:text-align="justify" style:justify-single-word="false"/>
      <style:text-properties style:font-name="Source Serif Pro" fo:font-size="11pt" fo:language="en" fo:country="GB" officeooo:rsid="0009f5e8" officeooo:paragraph-rsid="003ae78d" style:font-size-asian="11pt" style:font-size-complex="11pt"/>
    </style:style>
    <style:style style:name="P33" style:family="paragraph" style:parent-style-name="Standard">
      <style:paragraph-properties fo:line-height="150%" fo:text-align="justify" style:justify-single-word="false"/>
      <style:text-properties style:font-name="Source Serif Pro" fo:font-size="11pt" fo:language="en" fo:country="GB" officeooo:rsid="0009f5e8" officeooo:paragraph-rsid="0024713d" style:font-size-asian="11pt" style:font-size-complex="11pt"/>
    </style:style>
    <style:style style:name="P34" style:family="paragraph" style:parent-style-name="Standard">
      <style:paragraph-properties fo:line-height="150%" fo:text-align="justify" style:justify-single-word="false"/>
      <style:text-properties style:font-name="Source Serif Pro" fo:font-size="11pt" fo:language="en" fo:country="GB" officeooo:rsid="0009f5e8" officeooo:paragraph-rsid="000bb159" style:font-size-asian="11pt" style:font-size-complex="11pt"/>
    </style:style>
    <style:style style:name="P35" style:family="paragraph" style:parent-style-name="Standard">
      <style:paragraph-properties fo:line-height="150%" fo:text-align="justify" style:justify-single-word="false"/>
      <style:text-properties style:font-name="Source Serif Pro" fo:font-size="11pt" fo:language="en" fo:country="GB" officeooo:rsid="0009f5e8" officeooo:paragraph-rsid="005b0573" style:font-size-asian="11pt" style:font-size-complex="11pt"/>
    </style:style>
    <style:style style:name="P36" style:family="paragraph" style:parent-style-name="Standard">
      <style:paragraph-properties fo:line-height="150%" fo:text-align="justify" style:justify-single-word="false" fo:break-before="page"/>
      <style:text-properties style:font-name="Source Serif Pro" fo:font-size="11pt" fo:language="en" fo:country="GB" officeooo:rsid="0009f5e8" officeooo:paragraph-rsid="005b0573" style:font-size-asian="11pt" style:font-size-complex="11pt"/>
    </style:style>
    <style:style style:name="P37" style:family="paragraph" style:parent-style-name="Standard">
      <style:paragraph-properties fo:line-height="150%" fo:text-align="justify" style:justify-single-word="false"/>
      <style:text-properties style:font-name="Source Serif Pro" fo:font-size="11pt" fo:language="en" fo:country="GB" officeooo:rsid="0009f5e8" officeooo:paragraph-rsid="0024ffd3" style:font-size-asian="11pt" style:font-size-complex="11pt"/>
    </style:style>
    <style:style style:name="P38" style:family="paragraph" style:parent-style-name="Standard">
      <style:paragraph-properties fo:line-height="150%" fo:text-align="justify" style:justify-single-word="false"/>
      <style:text-properties style:font-name="Source Serif Pro" fo:font-size="11pt" fo:language="en" fo:country="GB" officeooo:rsid="0009f5e8" officeooo:paragraph-rsid="000f4e7b" style:font-size-asian="11pt" style:font-size-complex="11pt"/>
    </style:style>
    <style:style style:name="P39" style:family="paragraph" style:parent-style-name="Standard">
      <style:paragraph-properties fo:line-height="150%" fo:text-align="justify" style:justify-single-word="false"/>
      <style:text-properties style:font-name="Source Serif Pro" fo:font-size="11pt" fo:language="en" fo:country="GB" officeooo:rsid="0009f5e8" officeooo:paragraph-rsid="00414f8b" style:font-size-asian="11pt" style:font-size-complex="11pt"/>
    </style:style>
    <style:style style:name="P40" style:family="paragraph" style:parent-style-name="Standard">
      <style:paragraph-properties fo:line-height="150%" fo:text-align="justify" style:justify-single-word="false"/>
      <style:text-properties style:font-name="Source Serif Pro" fo:font-size="11pt" fo:language="en" fo:country="GB" officeooo:rsid="0009f5e8" officeooo:paragraph-rsid="002572d9" style:font-size-asian="11pt" style:font-size-complex="11pt"/>
    </style:style>
    <style:style style:name="P41" style:family="paragraph" style:parent-style-name="Standard">
      <style:paragraph-properties fo:line-height="150%" fo:text-align="justify" style:justify-single-word="false"/>
      <style:text-properties style:font-name="Source Serif Pro" fo:font-size="11pt" fo:language="en" fo:country="GB" officeooo:rsid="0009f5e8" officeooo:paragraph-rsid="0041e3c2" style:font-size-asian="11pt" style:font-size-complex="11pt"/>
    </style:style>
    <style:style style:name="P42" style:family="paragraph" style:parent-style-name="Standard">
      <style:paragraph-properties fo:line-height="150%" fo:text-align="justify" style:justify-single-word="false"/>
      <style:text-properties style:font-name="Source Serif Pro" fo:font-size="11pt" fo:language="en" fo:country="GB" officeooo:rsid="0009f5e8" officeooo:paragraph-rsid="00450d4a" style:font-size-asian="11pt" style:font-size-complex="11pt"/>
    </style:style>
    <style:style style:name="P43" style:family="paragraph" style:parent-style-name="Standard">
      <style:paragraph-properties fo:line-height="150%" fo:text-align="justify" style:justify-single-word="false"/>
      <style:text-properties style:font-name="Source Serif Pro" fo:font-size="11pt" fo:language="en" fo:country="GB" officeooo:rsid="0009f5e8" officeooo:paragraph-rsid="001aa6ab" style:font-size-asian="11pt" style:font-size-complex="11pt"/>
    </style:style>
    <style:style style:name="P44" style:family="paragraph" style:parent-style-name="Standard">
      <style:paragraph-properties fo:line-height="150%" fo:text-align="justify" style:justify-single-word="false"/>
      <style:text-properties style:font-name="Source Serif Pro" fo:font-size="11pt" fo:language="en" fo:country="GB" officeooo:rsid="0009f5e8" officeooo:paragraph-rsid="004569fd" style:font-size-asian="11pt" style:font-size-complex="11pt"/>
    </style:style>
    <style:style style:name="P45" style:family="paragraph" style:parent-style-name="Standard">
      <style:paragraph-properties fo:line-height="150%" fo:text-align="justify" style:justify-single-word="false"/>
      <style:text-properties style:font-name="Source Serif Pro" fo:font-size="11pt" fo:language="en" fo:country="GB" officeooo:rsid="0009f5e8" officeooo:paragraph-rsid="004768cb" style:font-size-asian="11pt" style:font-size-complex="11pt"/>
    </style:style>
    <style:style style:name="P46" style:family="paragraph" style:parent-style-name="Standard">
      <style:paragraph-properties fo:line-height="150%" fo:text-align="justify" style:justify-single-word="false"/>
      <style:text-properties style:font-name="Source Serif Pro" fo:font-size="11pt" fo:language="en" fo:country="GB" officeooo:rsid="0009f5e8" officeooo:paragraph-rsid="0026fa56" style:font-size-asian="11pt" style:font-size-complex="11pt"/>
    </style:style>
    <style:style style:name="P47" style:family="paragraph" style:parent-style-name="Standard">
      <style:paragraph-properties fo:line-height="150%" fo:text-align="justify" style:justify-single-word="false"/>
      <style:text-properties style:font-name="Source Serif Pro" fo:font-size="11pt" fo:language="en" fo:country="GB" officeooo:rsid="0009f5e8" officeooo:paragraph-rsid="005a55c7" style:font-size-asian="11pt" style:font-size-complex="11pt"/>
    </style:style>
    <style:style style:name="P48" style:family="paragraph" style:parent-style-name="Standard">
      <style:paragraph-properties fo:line-height="150%" fo:text-align="justify" style:justify-single-word="false"/>
      <style:text-properties style:font-name="Source Serif Pro" fo:font-size="11pt" fo:language="en" fo:country="GB" officeooo:rsid="0009f5e8" officeooo:paragraph-rsid="00280a4f" style:font-size-asian="11pt" style:font-size-complex="11pt"/>
    </style:style>
    <style:style style:name="P49" style:family="paragraph" style:parent-style-name="Standard">
      <style:paragraph-properties fo:line-height="150%" fo:text-align="justify" style:justify-single-word="false"/>
      <style:text-properties style:font-name="Source Serif Pro" fo:font-size="11pt" fo:language="en" fo:country="GB" officeooo:rsid="0009f5e8" officeooo:paragraph-rsid="004ac1de" style:font-size-asian="11pt" style:font-size-complex="11pt"/>
    </style:style>
    <style:style style:name="P50" style:family="paragraph" style:parent-style-name="Standard">
      <style:paragraph-properties fo:line-height="150%" fo:text-align="justify" style:justify-single-word="false"/>
      <style:text-properties style:font-name="Source Serif Pro" fo:font-size="11pt" fo:language="en" fo:country="GB" officeooo:rsid="00026c2f" officeooo:paragraph-rsid="005791da" style:font-size-asian="11pt" style:font-size-complex="11pt"/>
    </style:style>
    <style:style style:name="P51" style:family="paragraph" style:parent-style-name="Standard">
      <style:paragraph-properties fo:line-height="150%" fo:text-align="justify" style:justify-single-word="false"/>
      <style:text-properties style:font-name="Source Serif Pro" fo:font-size="11pt" fo:language="en" fo:country="GB" officeooo:rsid="003524f6" officeooo:paragraph-rsid="005791da" style:font-size-asian="11pt" style:font-size-complex="11pt"/>
    </style:style>
    <style:style style:name="P52" style:family="paragraph" style:parent-style-name="Standard">
      <style:paragraph-properties fo:line-height="150%" fo:text-align="justify" style:justify-single-word="false"/>
      <style:text-properties style:font-name="Source Serif Pro" fo:font-size="11pt" fo:language="en" fo:country="GB" officeooo:rsid="002351af" officeooo:paragraph-rsid="002351af" style:font-size-asian="11pt" style:font-size-complex="11pt"/>
    </style:style>
    <style:style style:name="P53" style:family="paragraph" style:parent-style-name="Standard">
      <style:paragraph-properties fo:line-height="150%" fo:text-align="justify" style:justify-single-word="false"/>
      <style:text-properties style:font-name="Source Serif Pro" fo:font-size="11pt" fo:language="en" fo:country="GB" officeooo:rsid="002351af" officeooo:paragraph-rsid="005791da" style:font-size-asian="11pt" style:font-size-complex="11pt"/>
    </style:style>
    <style:style style:name="P54" style:family="paragraph" style:parent-style-name="Standard">
      <style:paragraph-properties fo:line-height="150%" fo:text-align="justify" style:justify-single-word="false"/>
      <style:text-properties style:font-name="Source Serif Pro" fo:font-size="11pt" fo:language="en" fo:country="GB" officeooo:rsid="002351af" officeooo:paragraph-rsid="0035d207" style:font-size-asian="11pt" style:font-size-complex="11pt"/>
    </style:style>
    <style:style style:name="P55" style:family="paragraph" style:parent-style-name="Standard">
      <style:paragraph-properties fo:line-height="150%" fo:text-align="justify" style:justify-single-word="false"/>
      <style:text-properties style:font-name="Source Serif Pro" fo:font-size="11pt" fo:language="en" fo:country="GB" officeooo:rsid="003ae78d" officeooo:paragraph-rsid="003ae78d" style:font-size-asian="11pt" style:font-size-complex="11pt"/>
    </style:style>
    <style:style style:name="P56" style:family="paragraph" style:parent-style-name="Standard">
      <style:paragraph-properties fo:line-height="150%" fo:text-align="justify" style:justify-single-word="false"/>
      <style:text-properties style:font-name="Source Serif Pro" fo:font-size="11pt" fo:language="en" fo:country="GB" officeooo:rsid="0024ffd3" officeooo:paragraph-rsid="0024ffd3" style:font-size-asian="11pt" style:font-size-complex="11pt"/>
    </style:style>
    <style:style style:name="P57" style:family="paragraph" style:parent-style-name="Standard">
      <style:paragraph-properties fo:line-height="150%" fo:text-align="justify" style:justify-single-word="false"/>
      <style:text-properties style:font-name="Source Serif Pro" fo:font-size="11pt" fo:language="en" fo:country="GB" officeooo:rsid="0024ffd3" officeooo:paragraph-rsid="0058c7b3" style:font-size-asian="11pt" style:font-size-complex="11pt"/>
    </style:style>
    <style:style style:name="P58" style:family="paragraph" style:parent-style-name="Standard">
      <style:paragraph-properties fo:line-height="150%" fo:text-align="justify" style:justify-single-word="false"/>
      <style:text-properties style:font-name="Source Serif Pro" fo:font-size="11pt" fo:language="en" fo:country="GB" officeooo:rsid="0024ffd3" officeooo:paragraph-rsid="005b0573" style:font-size-asian="11pt" style:font-size-complex="11pt"/>
    </style:style>
    <style:style style:name="P59" style:family="paragraph" style:parent-style-name="Standard">
      <style:paragraph-properties fo:line-height="150%" fo:text-align="justify" style:justify-single-word="false"/>
      <style:text-properties style:font-name="Source Serif Pro" fo:font-size="11pt" fo:language="en" fo:country="GB" officeooo:rsid="003cce7b" officeooo:paragraph-rsid="0058c7b3" style:font-size-asian="11pt" style:font-size-complex="11pt"/>
    </style:style>
    <style:style style:name="P60" style:family="paragraph" style:parent-style-name="Standard">
      <style:paragraph-properties fo:line-height="150%" fo:text-align="justify" style:justify-single-word="false"/>
      <style:text-properties style:font-name="Source Serif Pro" fo:font-size="11pt" fo:language="en" fo:country="GB" officeooo:rsid="002572d9" officeooo:paragraph-rsid="00414f8b" style:font-size-asian="11pt" style:font-size-complex="11pt"/>
    </style:style>
    <style:style style:name="P61" style:family="paragraph" style:parent-style-name="Standard">
      <style:paragraph-properties fo:line-height="150%" fo:text-align="justify" style:justify-single-word="false"/>
      <style:text-properties style:font-name="Source Serif Pro" fo:font-size="11pt" fo:language="en" fo:country="GB" officeooo:rsid="002572d9" officeooo:paragraph-rsid="0041e3c2" style:font-size-asian="11pt" style:font-size-complex="11pt"/>
    </style:style>
    <style:style style:name="P62" style:family="paragraph" style:parent-style-name="Standard">
      <style:paragraph-properties fo:line-height="150%" fo:text-align="justify" style:justify-single-word="false"/>
      <style:text-properties style:font-name="Source Serif Pro" fo:font-size="11pt" fo:language="en" fo:country="GB" officeooo:rsid="002572d9" officeooo:paragraph-rsid="005b0573" style:font-size-asian="11pt" style:font-size-complex="11pt"/>
    </style:style>
    <style:style style:name="P63" style:family="paragraph" style:parent-style-name="Standard">
      <style:paragraph-properties fo:line-height="150%" fo:text-align="justify" style:justify-single-word="false"/>
      <style:text-properties style:font-name="Source Serif Pro" fo:font-size="11pt" fo:language="en" fo:country="GB" officeooo:rsid="002572d9" officeooo:paragraph-rsid="0058c7b3" style:font-size-asian="11pt" style:font-size-complex="11pt"/>
    </style:style>
    <style:style style:name="P64" style:family="paragraph" style:parent-style-name="Standard">
      <style:paragraph-properties fo:line-height="150%" fo:text-align="justify" style:justify-single-word="false"/>
      <style:text-properties style:font-name="Source Serif Pro" fo:font-size="11pt" fo:language="en" fo:country="GB" officeooo:rsid="0026fa56" officeooo:paragraph-rsid="004768cb" style:font-size-asian="11pt" style:font-size-complex="11pt"/>
    </style:style>
    <style:style style:name="P65" style:family="paragraph" style:parent-style-name="Standard">
      <style:paragraph-properties fo:line-height="150%" fo:text-align="justify" style:justify-single-word="false"/>
      <style:text-properties style:font-name="Source Serif Pro" fo:font-size="11pt" fo:language="en" fo:country="GB" officeooo:rsid="0026fa56" officeooo:paragraph-rsid="0026fa56" style:font-size-asian="11pt" style:font-size-complex="11pt"/>
    </style:style>
    <style:style style:name="P66" style:family="paragraph" style:parent-style-name="Standard">
      <style:paragraph-properties fo:line-height="150%" fo:text-align="justify" style:justify-single-word="false"/>
      <style:text-properties style:font-name="Source Serif Pro" fo:font-size="11pt" fo:language="en" fo:country="GB" officeooo:rsid="0026fa56" officeooo:paragraph-rsid="0058c7b3" style:font-size-asian="11pt" style:font-size-complex="11pt"/>
    </style:style>
    <style:style style:name="P67" style:family="paragraph" style:parent-style-name="Standard">
      <style:paragraph-properties fo:line-height="150%" fo:text-align="justify" style:justify-single-word="false"/>
      <style:text-properties style:font-name="Source Serif Pro" fo:font-size="11pt" fo:language="en" fo:country="GB" officeooo:rsid="004768cb" officeooo:paragraph-rsid="004768cb" style:font-size-asian="11pt" style:font-size-complex="11pt"/>
    </style:style>
    <style:style style:name="P68" style:family="paragraph" style:parent-style-name="Standard">
      <style:paragraph-properties fo:line-height="150%" fo:text-align="justify" style:justify-single-word="false"/>
      <style:text-properties style:font-name="Source Serif Pro" fo:font-size="11pt" fo:language="en" fo:country="GB" officeooo:rsid="004768cb" officeooo:paragraph-rsid="0058c7b3" style:font-size-asian="11pt" style:font-size-complex="11pt"/>
    </style:style>
    <style:style style:name="P69" style:family="paragraph" style:parent-style-name="Standard">
      <style:paragraph-properties fo:line-height="150%" fo:text-align="justify" style:justify-single-word="false"/>
      <style:text-properties style:font-name="Source Serif Pro" fo:font-size="11pt" fo:language="en" fo:country="GB" officeooo:rsid="004b81d0" officeooo:paragraph-rsid="0058c7b3" style:font-size-asian="11pt" style:font-size-complex="11pt"/>
    </style:style>
    <style:style style:name="P70" style:family="paragraph" style:parent-style-name="Standard">
      <style:paragraph-properties fo:line-height="150%" fo:text-align="justify" style:justify-single-word="false"/>
      <style:text-properties style:font-name="Source Serif Pro" fo:font-size="11pt" fo:language="en" fo:country="GB" officeooo:rsid="0023c34c" officeooo:paragraph-rsid="0023c34c" style:font-size-asian="11pt" style:font-size-complex="11pt"/>
    </style:style>
    <style:style style:name="P71" style:family="paragraph" style:parent-style-name="Standard">
      <style:paragraph-properties fo:line-height="150%" fo:text-align="justify" style:justify-single-word="false"/>
      <style:text-properties style:font-name="Source Serif Pro" fo:font-size="11pt" fo:language="en" fo:country="GB" officeooo:paragraph-rsid="005791da" style:font-size-asian="11pt" style:font-size-complex="11pt"/>
    </style:style>
    <style:style style:name="P72" style:family="paragraph" style:parent-style-name="Standard">
      <style:paragraph-properties fo:line-height="150%" fo:text-align="justify" style:justify-single-word="false"/>
      <style:text-properties style:font-name="Source Serif Pro" fo:font-size="11pt" fo:language="en" fo:country="GB" officeooo:paragraph-rsid="001b0c94" style:font-size-asian="11pt" style:font-size-complex="11pt"/>
    </style:style>
    <style:style style:name="P73" style:family="paragraph" style:parent-style-name="Standard">
      <style:paragraph-properties fo:line-height="150%" fo:text-align="justify" style:justify-single-word="false"/>
      <style:text-properties style:font-name="Source Serif Pro" fo:font-size="11pt" fo:language="en" fo:country="GB" officeooo:paragraph-rsid="0016ce3b" style:font-size-asian="11pt" style:font-size-complex="11pt"/>
    </style:style>
    <style:style style:name="P74" style:family="paragraph" style:parent-style-name="Standard">
      <style:paragraph-properties fo:line-height="150%" fo:text-align="justify" style:justify-single-word="false"/>
      <style:text-properties style:font-name="Source Serif Pro" fo:font-size="11pt" fo:language="en" fo:country="GB" officeooo:paragraph-rsid="002e892a" style:font-size-asian="11pt" style:font-size-complex="11pt"/>
    </style:style>
    <style:style style:name="P75" style:family="paragraph" style:parent-style-name="Standard">
      <style:paragraph-properties fo:line-height="150%" fo:text-align="justify" style:justify-single-word="false"/>
      <style:text-properties style:font-name="Source Serif Pro" fo:font-size="11pt" fo:language="en" fo:country="GB" officeooo:paragraph-rsid="002fe6d7" style:font-size-asian="11pt" style:font-size-complex="11pt"/>
    </style:style>
    <style:style style:name="P76" style:family="paragraph" style:parent-style-name="Standard">
      <style:paragraph-properties fo:line-height="150%" fo:text-align="justify" style:justify-single-word="false"/>
      <style:text-properties style:font-name="Source Serif Pro" fo:font-size="11pt" fo:language="en" fo:country="GB" officeooo:paragraph-rsid="0024ffd3" style:font-size-asian="11pt" style:font-size-complex="11pt"/>
    </style:style>
    <style:style style:name="P77" style:family="paragraph" style:parent-style-name="Standard">
      <style:paragraph-properties fo:line-height="150%" fo:text-align="justify" style:justify-single-word="false"/>
      <style:text-properties style:font-name="Source Serif Pro" fo:font-size="11pt" fo:language="en" fo:country="GB" officeooo:paragraph-rsid="0058c7b3" style:font-size-asian="11pt" style:font-size-complex="11pt"/>
    </style:style>
    <style:style style:name="P78" style:family="paragraph" style:parent-style-name="Standard">
      <style:paragraph-properties fo:line-height="150%" fo:text-align="justify" style:justify-single-word="false"/>
      <style:text-properties style:font-name="Source Serif Pro" fo:font-size="11pt" fo:language="en" fo:country="GB" officeooo:paragraph-rsid="005b0573" style:font-size-asian="11pt" style:font-size-complex="11pt"/>
    </style:style>
    <style:style style:name="P79" style:family="paragraph" style:parent-style-name="Table_20_Contents">
      <style:paragraph-properties fo:line-height="150%" fo:text-align="justify" style:justify-single-word="false"/>
      <style:text-properties style:font-name="Source Serif Pro" fo:font-size="11pt" fo:language="en" fo:country="GB" officeooo:paragraph-rsid="00280a4f" style:font-size-asian="11pt" style:font-size-complex="11pt"/>
    </style:style>
    <style:style style:name="P80" style:family="paragraph" style:parent-style-name="Table_20_Contents">
      <style:paragraph-properties fo:line-height="150%" fo:text-align="justify" style:justify-single-word="false"/>
      <style:text-properties style:font-name="Source Serif Pro" fo:font-size="11pt" fo:language="en" fo:country="GB" officeooo:rsid="00280a4f" officeooo:paragraph-rsid="00280a4f" style:font-size-asian="11pt" style:font-size-complex="11pt"/>
    </style:style>
    <style:style style:name="P81" style:family="paragraph" style:parent-style-name="Standard">
      <style:paragraph-properties fo:line-height="150%" fo:text-align="justify" style:justify-single-word="false"/>
      <style:text-properties style:font-name="Source Serif Pro" fo:font-size="11pt" fo:language="en" fo:country="GB" fo:font-weight="normal" officeooo:rsid="00006db0" officeooo:paragraph-rsid="000428a3" style:font-size-asian="11pt" style:font-weight-asian="normal" style:font-size-complex="11pt" style:font-weight-complex="normal"/>
    </style:style>
    <style:style style:name="P82" style:family="paragraph" style:parent-style-name="Standard">
      <style:paragraph-properties fo:line-height="150%" fo:text-align="justify" style:justify-single-word="false"/>
      <style:text-properties style:font-name="Source Serif Pro" fo:font-size="11pt" fo:language="en" fo:country="GB" fo:font-weight="normal" officeooo:rsid="00006db0" officeooo:paragraph-rsid="0006d87f" style:font-size-asian="11pt" style:font-weight-asian="normal" style:font-size-complex="11pt" style:font-weight-complex="normal"/>
    </style:style>
    <style:style style:name="P83" style:family="paragraph" style:parent-style-name="Standard">
      <style:paragraph-properties fo:line-height="150%" fo:text-align="justify" style:justify-single-word="false"/>
      <style:text-properties style:font-name="Source Serif Pro" fo:font-size="11pt" fo:language="en" fo:country="GB" fo:font-weight="normal" officeooo:rsid="00006db0" officeooo:paragraph-rsid="001aa6ab" style:font-size-asian="11pt" style:font-weight-asian="normal" style:font-size-complex="11pt" style:font-weight-complex="normal"/>
    </style:style>
    <style:style style:name="P84" style:family="paragraph" style:parent-style-name="Standard">
      <style:paragraph-properties fo:line-height="150%" fo:text-align="justify" style:justify-single-word="false"/>
      <style:text-properties style:font-name="Source Serif Pro" fo:font-size="11pt" fo:language="en" fo:country="GB" fo:font-weight="normal" officeooo:rsid="00006db0" officeooo:paragraph-rsid="0007eef5" style:font-size-asian="11pt" style:font-weight-asian="normal" style:font-size-complex="11pt" style:font-weight-complex="normal"/>
    </style:style>
    <style:style style:name="P85" style:family="paragraph" style:parent-style-name="Standard">
      <style:paragraph-properties fo:line-height="150%" fo:text-align="justify" style:justify-single-word="false"/>
      <style:text-properties style:font-name="Source Serif Pro" fo:font-size="11pt" fo:language="en" fo:country="GB" fo:font-weight="normal" officeooo:rsid="00006db0" officeooo:paragraph-rsid="003524f6" style:font-size-asian="11pt" style:font-weight-asian="normal" style:font-size-complex="11pt" style:font-weight-complex="normal"/>
    </style:style>
    <style:style style:name="P86" style:family="paragraph" style:parent-style-name="Standard">
      <style:paragraph-properties fo:line-height="150%" fo:text-align="justify" style:justify-single-word="false"/>
      <style:text-properties style:font-name="Source Serif Pro" fo:font-size="11pt" fo:language="en" fo:country="GB" fo:font-weight="normal" officeooo:rsid="0009f5e8" officeooo:paragraph-rsid="0023c34c" style:font-size-asian="11pt" style:font-weight-asian="normal" style:font-size-complex="11pt" style:font-weight-complex="normal"/>
    </style:style>
    <style:style style:name="P87" style:family="paragraph" style:parent-style-name="Standard">
      <style:paragraph-properties fo:line-height="150%" fo:text-align="justify" style:justify-single-word="false"/>
      <style:text-properties style:font-name="Source Serif Pro" fo:font-size="11pt" fo:language="en" fo:country="GB" fo:font-weight="normal" officeooo:rsid="0009f5e8" officeooo:paragraph-rsid="00378cca" style:font-size-asian="11pt" style:font-weight-asian="normal" style:font-size-complex="11pt" style:font-weight-complex="normal"/>
    </style:style>
    <style:style style:name="P88" style:family="paragraph" style:parent-style-name="Standard">
      <style:paragraph-properties fo:line-height="150%" fo:text-align="justify" style:justify-single-word="false"/>
      <style:text-properties style:font-name="Source Serif Pro" fo:font-size="11pt" fo:language="en" fo:country="GB" fo:font-weight="normal" officeooo:rsid="0009f5e8" officeooo:paragraph-rsid="000a680b" style:font-size-asian="11pt" style:font-weight-asian="normal" style:font-size-complex="11pt" style:font-weight-complex="normal"/>
    </style:style>
    <style:style style:name="P89" style:family="paragraph" style:parent-style-name="Standard">
      <style:paragraph-properties fo:line-height="150%" fo:text-align="justify" style:justify-single-word="false"/>
      <style:text-properties style:font-name="Source Serif Pro" fo:font-size="11pt" fo:language="en" fo:country="GB" fo:font-weight="normal" officeooo:rsid="0009f5e8" officeooo:paragraph-rsid="005b0573" style:font-size-asian="11pt" style:font-weight-asian="normal" style:font-size-complex="11pt" style:font-weight-complex="normal"/>
    </style:style>
    <style:style style:name="P90" style:family="paragraph" style:parent-style-name="Standard">
      <style:paragraph-properties fo:line-height="150%" fo:text-align="justify" style:justify-single-word="false"/>
      <style:text-properties style:font-name="Source Serif Pro" fo:font-size="11pt" fo:language="en" fo:country="GB" fo:font-weight="normal" officeooo:rsid="0009f5e8" officeooo:paragraph-rsid="001aa6ab" style:font-size-asian="11pt" style:font-weight-asian="normal" style:font-size-complex="11pt" style:font-weight-complex="normal"/>
    </style:style>
    <style:style style:name="P91" style:family="paragraph" style:parent-style-name="Standard">
      <style:paragraph-properties fo:line-height="150%" fo:text-align="justify" style:justify-single-word="false"/>
      <style:text-properties style:font-name="Source Serif Pro" fo:font-size="11pt" fo:language="en" fo:country="GB" fo:font-weight="normal" officeooo:rsid="0009f5e8" officeooo:paragraph-rsid="003ae78d" style:font-size-asian="11pt" style:font-weight-asian="normal" style:font-size-complex="11pt" style:font-weight-complex="normal"/>
    </style:style>
    <style:style style:name="P92" style:family="paragraph" style:parent-style-name="Standard">
      <style:paragraph-properties fo:line-height="150%" fo:text-align="justify" style:justify-single-word="false"/>
      <style:text-properties style:font-name="Source Serif Pro" fo:font-size="11pt" fo:language="en" fo:country="GB" fo:font-weight="normal" officeooo:rsid="0009f5e8" officeooo:paragraph-rsid="000bb159" style:font-size-asian="11pt" style:font-weight-asian="normal" style:font-size-complex="11pt" style:font-weight-complex="normal"/>
    </style:style>
    <style:style style:name="P93" style:family="paragraph" style:parent-style-name="Standard">
      <style:paragraph-properties fo:line-height="150%" fo:text-align="justify" style:justify-single-word="false"/>
      <style:text-properties style:font-name="Source Serif Pro" fo:font-size="11pt" fo:language="en" fo:country="GB" fo:font-weight="normal" officeooo:rsid="000f4e7b" officeooo:paragraph-rsid="000f4e7b" style:font-size-asian="11pt" style:font-weight-asian="normal" style:font-size-complex="11pt" style:font-weight-complex="normal"/>
    </style:style>
    <style:style style:name="P94" style:family="paragraph" style:parent-style-name="Standard">
      <style:paragraph-properties fo:line-height="150%" fo:text-align="justify" style:justify-single-word="false"/>
      <style:text-properties style:font-name="Source Serif Pro" fo:font-size="11pt" fo:language="en" fo:country="GB" fo:font-weight="normal" officeooo:rsid="000f4e7b" officeooo:paragraph-rsid="005c045d" style:font-size-asian="11pt" style:font-weight-asian="normal" style:font-size-complex="11pt" style:font-weight-complex="normal"/>
    </style:style>
    <style:style style:name="P95" style:family="paragraph" style:parent-style-name="Standard">
      <style:paragraph-properties fo:line-height="150%" fo:text-align="justify" style:justify-single-word="false"/>
      <style:text-properties style:font-name="Source Serif Pro" fo:font-size="11pt" fo:language="en" fo:country="GB" fo:font-weight="normal" officeooo:rsid="003524f6" officeooo:paragraph-rsid="003524f6" style:font-size-asian="11pt" style:font-weight-asian="normal" style:font-size-complex="11pt" style:font-weight-complex="normal"/>
    </style:style>
    <style:style style:name="P96" style:family="paragraph" style:parent-style-name="Standard">
      <style:paragraph-properties fo:line-height="150%" fo:text-align="justify" style:justify-single-word="false"/>
      <style:text-properties style:font-name="Source Serif Pro" fo:font-size="11pt" fo:language="en" fo:country="GB" fo:font-weight="normal" officeooo:rsid="00026c2f" officeooo:paragraph-rsid="001df407" style:font-size-asian="11pt" style:font-weight-asian="normal" style:font-size-complex="11pt" style:font-weight-complex="normal"/>
    </style:style>
    <style:style style:name="P97" style:family="paragraph" style:parent-style-name="Standard">
      <style:paragraph-properties fo:line-height="150%" fo:text-align="justify" style:justify-single-word="false"/>
      <style:text-properties style:font-name="Source Serif Pro" fo:font-size="11pt" fo:language="en" fo:country="GB" fo:font-weight="normal" officeooo:rsid="001b0c94" officeooo:paragraph-rsid="001b0c94" style:font-size-asian="11pt" style:font-weight-asian="normal" style:font-size-complex="11pt" style:font-weight-complex="normal"/>
    </style:style>
    <style:style style:name="P98" style:family="paragraph" style:parent-style-name="Standard">
      <style:paragraph-properties fo:line-height="150%" fo:text-align="justify" style:justify-single-word="false"/>
      <style:text-properties style:font-name="Source Serif Pro" fo:font-size="11pt" fo:language="en" fo:country="GB" fo:font-weight="normal" officeooo:rsid="001b0c94" officeooo:paragraph-rsid="002fe6d7" style:font-size-asian="11pt" style:font-weight-asian="normal" style:font-size-complex="11pt" style:font-weight-complex="normal"/>
    </style:style>
    <style:style style:name="P99" style:family="paragraph" style:parent-style-name="Standard">
      <style:paragraph-properties fo:line-height="150%" fo:text-align="justify" style:justify-single-word="false"/>
      <style:text-properties style:font-name="Source Serif Pro" fo:font-size="11pt" fo:language="en" fo:country="GB" fo:font-weight="normal" officeooo:paragraph-rsid="001aa6ab" style:font-size-asian="11pt" style:font-weight-asian="normal" style:font-size-complex="11pt" style:font-weight-complex="normal"/>
    </style:style>
    <style:style style:name="P100" style:family="paragraph" style:parent-style-name="Standard">
      <style:paragraph-properties fo:line-height="150%" fo:text-align="justify" style:justify-single-word="false"/>
      <style:text-properties style:font-name="Source Serif Pro" fo:font-size="11pt" fo:language="en" fo:country="GB" fo:font-weight="normal" officeooo:paragraph-rsid="001b0c94" style:font-size-asian="11pt" style:font-weight-asian="normal" style:font-size-complex="11pt" style:font-weight-complex="normal"/>
    </style:style>
    <style:style style:name="P101" style:family="paragraph" style:parent-style-name="Standard">
      <style:paragraph-properties fo:line-height="150%" fo:text-align="justify" style:justify-single-word="false"/>
      <style:text-properties style:font-name="Source Serif Pro" fo:font-size="11pt" fo:language="en" fo:country="GB" fo:font-style="italic" officeooo:rsid="00006db0" officeooo:paragraph-rsid="0006d87f" style:font-size-asian="11pt" style:font-style-asian="italic" style:font-size-complex="11pt" style:font-style-complex="italic"/>
    </style:style>
    <style:style style:name="P102" style:family="paragraph" style:parent-style-name="Standard">
      <style:paragraph-properties fo:line-height="150%" fo:text-align="justify" style:justify-single-word="false"/>
      <style:text-properties style:font-name="Source Serif Pro" fo:font-size="11pt" fo:language="en" fo:country="GB" fo:font-style="italic" officeooo:rsid="0009f5e8" officeooo:paragraph-rsid="00450d4a" style:font-size-asian="11pt" style:font-style-asian="italic" style:font-size-complex="11pt" style:font-style-complex="italic"/>
    </style:style>
    <style:style style:name="P103" style:family="paragraph" style:parent-style-name="Standard">
      <style:paragraph-properties fo:line-height="150%" fo:text-align="justify" style:justify-single-word="false"/>
      <style:text-properties style:font-name="Source Serif Pro" fo:font-size="11pt" fo:language="en" fo:country="GB" fo:font-style="italic" officeooo:rsid="0009f5e8" officeooo:paragraph-rsid="001aa6ab" style:font-size-asian="11pt" style:font-style-asian="italic" style:font-size-complex="11pt" style:font-style-complex="italic"/>
    </style:style>
    <style:style style:name="P104" style:family="paragraph" style:parent-style-name="Table_20_Contents">
      <style:paragraph-properties fo:line-height="150%" fo:text-align="justify" style:justify-single-word="false"/>
      <style:text-properties style:font-name="Source Serif Pro" fo:font-size="11pt" fo:language="en" fo:country="GB" fo:font-style="italic" officeooo:paragraph-rsid="00280a4f" style:font-size-asian="11pt" style:font-style-asian="italic" style:font-size-complex="11pt" style:font-style-complex="italic"/>
    </style:style>
    <style:style style:name="P105" style:family="paragraph" style:parent-style-name="Standard">
      <style:paragraph-properties fo:line-height="150%" fo:text-align="justify" style:justify-single-word="false"/>
      <style:text-properties style:font-name="Source Serif Pro" fo:font-size="11pt" fo:language="en" fo:country="GB" fo:font-style="italic" fo:font-weight="normal" officeooo:rsid="00006db0" officeooo:paragraph-rsid="0035d207" style:font-size-asian="11pt" style:font-style-asian="italic" style:font-weight-asian="normal" style:font-size-complex="11pt" style:font-style-complex="italic" style:font-weight-complex="normal"/>
    </style:style>
    <style:style style:name="P106" style:family="paragraph" style:parent-style-name="Standard">
      <style:paragraph-properties fo:line-height="150%" fo:text-align="justify" style:justify-single-word="false"/>
      <style:text-properties style:font-name="Source Serif Pro" fo:font-size="11pt" fo:language="en" fo:country="GB" fo:font-style="italic" fo:font-weight="normal" officeooo:rsid="00006db0" officeooo:paragraph-rsid="003524f6" style:font-size-asian="11pt" style:font-style-asian="italic" style:font-weight-asian="normal" style:font-size-complex="11pt" style:font-style-complex="italic" style:font-weight-complex="normal"/>
    </style:style>
    <style:style style:name="P107" style:family="paragraph" style:parent-style-name="Standard">
      <style:paragraph-properties fo:line-height="150%" fo:text-align="justify" style:justify-single-word="false"/>
      <style:text-properties style:font-name="Source Serif Pro" fo:font-size="11pt" fo:language="en" fo:country="GB" fo:font-style="italic" fo:font-weight="normal" officeooo:rsid="00006db0" officeooo:paragraph-rsid="002351af" style:font-size-asian="11pt" style:font-style-asian="italic" style:font-weight-asian="normal" style:font-size-complex="11pt" style:font-style-complex="italic" style:font-weight-complex="normal"/>
    </style:style>
    <style:style style:name="P108" style:family="paragraph" style:parent-style-name="Standard">
      <style:paragraph-properties fo:line-height="150%" fo:text-align="justify" style:justify-single-word="false"/>
      <style:text-properties style:font-name="Source Serif Pro" fo:font-size="11pt" fo:language="en" fo:country="GB" fo:font-style="normal" fo:font-weight="normal" officeooo:rsid="002572d9" officeooo:paragraph-rsid="002572d9" style:font-size-asian="11pt" style:font-style-asian="normal" style:font-weight-asian="normal" style:font-size-complex="11pt" style:font-style-complex="normal" style:font-weight-complex="normal"/>
    </style:style>
    <style:style style:name="P109" style:family="paragraph" style:parent-style-name="Standard">
      <style:paragraph-properties fo:line-height="150%" fo:text-align="justify" style:justify-single-word="false"/>
      <style:text-properties style:font-name="Source Serif Pro" fo:font-size="11pt" fo:language="en" fo:country="GB" fo:font-style="normal" fo:font-weight="normal" officeooo:rsid="002572d9" officeooo:paragraph-rsid="0058c7b3" style:font-size-asian="11pt" style:font-style-asian="normal" style:font-weight-asian="normal" style:font-size-complex="11pt" style:font-style-complex="normal" style:font-weight-complex="normal"/>
    </style:style>
    <style:style style:name="P110" style:family="paragraph" style:parent-style-name="Standard">
      <style:paragraph-properties fo:line-height="150%" fo:text-align="justify" style:justify-single-word="false"/>
      <style:text-properties style:font-name="Source Serif Pro" fo:font-size="11pt" fo:language="en" fo:country="GB" fo:font-style="normal" fo:font-weight="normal" officeooo:rsid="00006db0" officeooo:paragraph-rsid="001aa6ab" style:font-size-asian="11pt" style:font-style-asian="normal" style:font-weight-asian="normal" style:font-size-complex="11pt" style:font-style-complex="normal" style:font-weight-complex="normal"/>
    </style:style>
    <style:style style:name="P111" style:family="paragraph" style:parent-style-name="Standard">
      <style:paragraph-properties fo:line-height="150%" fo:text-align="justify" style:justify-single-word="false"/>
      <style:text-properties style:font-name="Source Serif Pro" fo:font-size="11pt" fo:language="en" fo:country="GB" fo:font-style="normal" fo:font-weight="normal" officeooo:rsid="00006db0" officeooo:paragraph-rsid="001df407" style:font-size-asian="11pt" style:font-style-asian="normal" style:font-weight-asian="normal" style:font-size-complex="11pt" style:font-style-complex="normal" style:font-weight-complex="normal"/>
    </style:style>
    <style:style style:name="P112" style:family="paragraph" style:parent-style-name="Standard">
      <style:paragraph-properties fo:line-height="150%" fo:text-align="justify" style:justify-single-word="false"/>
      <style:text-properties style:font-name="Source Serif Pro" fo:font-size="11pt" fo:language="en" fo:country="GB" fo:font-style="normal" fo:font-weight="normal" officeooo:rsid="00006db0" officeooo:paragraph-rsid="0035d207" style:font-size-asian="11pt" style:font-style-asian="normal" style:font-weight-asian="normal" style:font-size-complex="11pt" style:font-style-complex="normal" style:font-weight-complex="normal"/>
    </style:style>
    <style:style style:name="P113" style:family="paragraph" style:parent-style-name="Standard">
      <style:paragraph-properties fo:line-height="150%" fo:text-align="justify" style:justify-single-word="false"/>
      <style:text-properties style:font-name="Source Serif Pro" fo:font-size="11pt" fo:language="en" fo:country="GB" fo:font-style="normal" officeooo:rsid="0024713d" officeooo:paragraph-rsid="003ae78d" style:font-size-asian="11pt" style:font-style-asian="normal" style:font-size-complex="11pt" style:font-style-complex="normal"/>
    </style:style>
    <style:style style:name="P114" style:family="paragraph" style:parent-style-name="Standard">
      <style:paragraph-properties fo:line-height="150%" fo:text-align="justify" style:justify-single-word="false"/>
      <style:text-properties style:font-name="Source Serif Pro" fo:font-size="11pt" fo:language="en" fo:country="GB" fo:font-style="normal" officeooo:rsid="0009f5e8" officeooo:paragraph-rsid="003ae78d" style:font-size-asian="11pt" style:font-style-asian="normal" style:font-size-complex="11pt" style:font-style-complex="normal"/>
    </style:style>
    <style:style style:name="P115" style:family="paragraph" style:parent-style-name="Standard">
      <style:paragraph-properties fo:line-height="150%" fo:text-align="justify" style:justify-single-word="false"/>
      <style:text-properties style:font-name="Source Serif Pro" fo:font-size="11pt" fo:language="en" fo:country="GB" fo:font-style="normal" officeooo:rsid="0009f5e8" officeooo:paragraph-rsid="001aa6ab" style:font-size-asian="11pt" style:font-style-asian="normal" style:font-size-complex="11pt" style:font-style-complex="normal"/>
    </style:style>
    <style:style style:name="P116" style:family="paragraph" style:parent-style-name="Standard">
      <style:paragraph-properties fo:line-height="150%" fo:text-align="justify" style:justify-single-word="false"/>
      <style:text-properties style:font-name="Source Serif Pro" fo:font-size="11pt" fo:language="en" fo:country="GB" fo:font-style="normal" officeooo:rsid="0009f5e8" officeooo:paragraph-rsid="00450d4a" style:font-size-asian="11pt" style:font-style-asian="normal" style:font-size-complex="11pt" style:font-style-complex="normal"/>
    </style:style>
    <style:style style:name="P117" style:family="paragraph" style:parent-style-name="Standard">
      <style:paragraph-properties fo:line-height="150%" fo:text-align="justify" style:justify-single-word="false"/>
      <style:text-properties style:font-name="Source Serif Pro" fo:font-size="11pt" fo:language="en" fo:country="GB" fo:font-style="normal" officeooo:rsid="0009f5e8" officeooo:paragraph-rsid="0058c7b3" style:font-size-asian="11pt" style:font-style-asian="normal" style:font-size-complex="11pt" style:font-style-complex="normal"/>
    </style:style>
    <style:style style:name="P118" style:family="paragraph" style:parent-style-name="Standard">
      <style:paragraph-properties fo:line-height="150%" fo:text-align="justify" style:justify-single-word="false"/>
      <style:text-properties style:font-name="Source Serif Pro" fo:font-size="11pt" fo:language="en" fo:country="GB" fo:font-style="normal" officeooo:rsid="0009f5e8" officeooo:paragraph-rsid="002572d9" style:font-size-asian="11pt" style:font-style-asian="normal" style:font-size-complex="11pt" style:font-style-complex="normal"/>
    </style:style>
    <style:style style:name="P119" style:family="paragraph" style:parent-style-name="Standard">
      <style:paragraph-properties fo:line-height="150%" fo:text-align="justify" style:justify-single-word="false"/>
      <style:text-properties style:font-name="Source Serif Pro" fo:font-size="11pt" fo:language="en" fo:country="GB" fo:font-style="normal" officeooo:rsid="0009f5e8" officeooo:paragraph-rsid="004768cb" style:font-size-asian="11pt" style:font-style-asian="normal" style:font-size-complex="11pt" style:font-style-complex="normal"/>
    </style:style>
    <style:style style:name="P120" style:family="paragraph" style:parent-style-name="Standard">
      <style:paragraph-properties fo:line-height="150%" fo:text-align="justify" style:justify-single-word="false"/>
      <style:text-properties style:font-name="Source Serif Pro" fo:font-size="11pt" fo:language="en" fo:country="GB" fo:font-style="normal" officeooo:rsid="0009f5e8" officeooo:paragraph-rsid="0026fa56" style:font-size-asian="11pt" style:font-style-asian="normal" style:font-size-complex="11pt" style:font-style-complex="normal"/>
    </style:style>
    <style:style style:name="P121" style:family="paragraph" style:parent-style-name="Standard">
      <style:paragraph-properties fo:line-height="150%" fo:text-align="justify" style:justify-single-word="false"/>
      <style:text-properties style:font-name="Source Serif Pro" fo:font-size="11pt" fo:language="en" fo:country="GB" fo:font-style="normal" officeooo:rsid="002a778f" officeooo:paragraph-rsid="0058c7b3" style:font-size-asian="11pt" style:font-style-asian="normal" style:font-size-complex="11pt" style:font-style-complex="normal"/>
    </style:style>
    <style:style style:name="P122" style:family="paragraph" style:parent-style-name="Standard">
      <style:paragraph-properties fo:line-height="150%" fo:text-align="justify" style:justify-single-word="false"/>
      <style:text-properties style:font-name="Source Serif Pro" fo:font-size="11pt" fo:language="en" fo:country="GB" fo:font-style="normal" officeooo:rsid="002351af" officeooo:paragraph-rsid="002351af" style:font-size-asian="11pt" style:font-style-asian="normal" style:font-size-complex="11pt" style:font-style-complex="normal"/>
    </style:style>
    <style:style style:name="P123" style:family="paragraph" style:parent-style-name="Standard">
      <style:paragraph-properties fo:line-height="150%" fo:text-align="justify" style:justify-single-word="false"/>
      <style:text-properties style:font-name="Source Serif Pro" fo:font-size="11pt" fo:language="en" fo:country="GB" fo:font-style="normal" officeooo:rsid="00006db0" officeooo:paragraph-rsid="0006d87f" style:font-size-asian="11pt" style:font-style-asian="normal" style:font-size-complex="11pt" style:font-style-complex="normal"/>
    </style:style>
    <style:style style:name="P124" style:family="paragraph" style:parent-style-name="Standard">
      <style:paragraph-properties fo:line-height="150%" fo:text-align="justify" style:justify-single-word="false"/>
      <style:text-properties style:font-name="Source Serif Pro" fo:font-size="11pt" fo:language="en" fo:country="GB" fo:font-weight="bold" officeooo:rsid="00006db0" officeooo:paragraph-rsid="002351af" style:font-size-asian="11pt" style:font-weight-asian="bold" style:font-size-complex="11pt" style:font-weight-complex="bold"/>
    </style:style>
    <style:style style:name="P125" style:family="paragraph" style:parent-style-name="Footnote">
      <style:text-properties officeooo:rsid="0030c5e5" officeooo:paragraph-rsid="0030c5e5"/>
    </style:style>
    <style:style style:name="P126" style:family="paragraph" style:parent-style-name="Footnote">
      <style:text-properties officeooo:rsid="0031c847" officeooo:paragraph-rsid="0031c847"/>
    </style:style>
    <style:style style:name="P127" style:family="paragraph" style:parent-style-name="Footnote">
      <style:text-properties officeooo:rsid="003524f6" officeooo:paragraph-rsid="003524f6"/>
    </style:style>
    <style:style style:name="P128" style:family="paragraph" style:parent-style-name="Footnote">
      <style:text-properties officeooo:rsid="00378cca" officeooo:paragraph-rsid="00378cca"/>
    </style:style>
    <style:style style:name="P129" style:family="paragraph" style:parent-style-name="Footnote">
      <style:text-properties officeooo:rsid="00450d4a" officeooo:paragraph-rsid="00450d4a"/>
    </style:style>
    <style:style style:name="P130" style:family="paragraph" style:parent-style-name="Footnote">
      <style:text-properties officeooo:rsid="004768cb" officeooo:paragraph-rsid="004768cb"/>
    </style:style>
    <style:style style:name="P131" style:family="paragraph" style:parent-style-name="Footnote">
      <style:text-properties officeooo:rsid="004ac1de" officeooo:paragraph-rsid="004ac1de"/>
    </style:style>
    <style:style style:name="P132" style:family="paragraph" style:parent-style-name="Footnote">
      <style:text-properties officeooo:rsid="004cdcde" officeooo:paragraph-rsid="004cdcde"/>
    </style:style>
    <style:style style:name="P133" style:family="paragraph" style:parent-style-name="Footnote">
      <style:text-properties officeooo:rsid="004d80c9" officeooo:paragraph-rsid="004d80c9"/>
    </style:style>
    <style:style style:name="P134" style:family="paragraph" style:parent-style-name="Footnote">
      <style:text-properties officeooo:rsid="004d90f0" officeooo:paragraph-rsid="004d90f0"/>
    </style:style>
    <style:style style:name="P135" style:family="paragraph" style:parent-style-name="Footnote">
      <style:text-properties officeooo:rsid="004e04f5" officeooo:paragraph-rsid="004e04f5"/>
    </style:style>
    <style:style style:name="P136" style:family="paragraph" style:parent-style-name="Standard">
      <style:paragraph-properties fo:line-height="150%" fo:text-align="justify" style:justify-single-word="false"/>
      <style:text-properties style:font-name="Source Serif Pro" fo:font-size="11pt" fo:language="en" fo:country="GB" fo:font-weight="bold" officeooo:paragraph-rsid="001aa6ab" style:font-size-asian="11pt" style:font-weight-asian="bold" style:font-size-complex="11pt" style:font-weight-complex="bold"/>
    </style:style>
    <style:style style:name="P137" style:family="paragraph" style:parent-style-name="Standard">
      <style:paragraph-properties fo:line-height="150%" fo:text-align="justify" style:justify-single-word="false" fo:break-before="page"/>
      <style:text-properties style:font-name="Source Serif Pro" fo:font-size="11pt" fo:language="en" fo:country="GB" fo:font-weight="bold" officeooo:rsid="001df407" officeooo:paragraph-rsid="005b0573" style:font-size-asian="11pt" style:font-weight-asian="bold" style:font-size-complex="11pt" style:font-weight-complex="bold"/>
    </style:style>
    <style:style style:name="P138" style:family="paragraph" style:parent-style-name="Standard">
      <style:paragraph-properties fo:line-height="150%" fo:text-align="justify" style:justify-single-word="false" fo:break-before="page"/>
      <style:text-properties style:font-name="Source Serif Pro" fo:font-size="11pt" fo:language="en" fo:country="GB" fo:font-weight="bold" officeooo:rsid="00026c2f" officeooo:paragraph-rsid="005b0573" style:font-size-asian="11pt" style:font-weight-asian="bold" style:font-size-complex="11pt" style:font-weight-complex="bold"/>
    </style:style>
    <style:style style:name="P139" style:family="paragraph" style:parent-style-name="Standard">
      <style:paragraph-properties fo:line-height="150%" fo:text-align="justify" style:justify-single-word="false" fo:break-before="page"/>
      <style:text-properties style:font-name="Source Serif Pro" fo:font-size="11pt" fo:language="en" fo:country="GB" fo:font-weight="bold" officeooo:rsid="00006db0" officeooo:paragraph-rsid="005b0573" style:font-size-asian="11pt" style:font-weight-asian="bold" style:font-size-complex="11pt" style:font-weight-complex="bold"/>
    </style:style>
    <style:style style:name="P140" style:family="paragraph" style:parent-style-name="Standard">
      <style:paragraph-properties fo:line-height="150%" fo:text-align="justify" style:justify-single-word="false" fo:break-before="page"/>
      <style:text-properties style:font-name="Source Serif Pro" fo:font-size="11pt" fo:language="en" fo:country="GB" fo:font-weight="bold" officeooo:rsid="0058c7b3" officeooo:paragraph-rsid="005b0573" style:font-size-asian="11pt" style:font-weight-asian="bold" style:font-size-complex="11pt" style:font-weight-complex="bold"/>
    </style:style>
    <style:style style:name="P141" style:family="paragraph" style:parent-style-name="Standard">
      <style:paragraph-properties fo:line-height="150%" fo:text-align="justify" style:justify-single-word="false" fo:break-before="page"/>
      <style:text-properties style:font-name="Source Serif Pro" fo:font-size="11pt" fo:language="en" fo:country="GB" fo:font-weight="bold" officeooo:rsid="0009f5e8" officeooo:paragraph-rsid="005b0573" style:font-size-asian="11pt" style:font-weight-asian="bold" style:font-size-complex="11pt" style:font-weight-complex="bold"/>
    </style:style>
    <style:style style:name="P142" style:family="paragraph" style:parent-style-name="Standard">
      <style:paragraph-properties fo:line-height="150%" fo:text-align="justify" style:justify-single-word="false" fo:break-before="page"/>
      <style:text-properties style:font-name="Source Serif Pro" fo:font-size="11pt" fo:language="en" fo:country="GB" fo:font-weight="bold" officeooo:rsid="0024ffd3" officeooo:paragraph-rsid="005b0573" style:font-size-asian="11pt" style:font-weight-asian="bold" style:font-size-complex="11pt" style:font-weight-complex="bold"/>
    </style:style>
    <style:style style:name="P143" style:family="paragraph" style:parent-style-name="Standard">
      <style:paragraph-properties fo:line-height="150%" fo:text-align="justify" style:justify-single-word="false" fo:break-before="page"/>
      <style:text-properties style:font-name="Source Serif Pro" fo:font-size="11pt" fo:language="en" fo:country="GB" fo:font-weight="bold" officeooo:rsid="0026fa56" officeooo:paragraph-rsid="005b0573" style:font-size-asian="11pt" style:font-weight-asian="bold" style:font-size-complex="11pt" style:font-weight-complex="bold"/>
    </style:style>
    <style:style style:name="P144" style:family="paragraph" style:parent-style-name="Standard">
      <style:paragraph-properties fo:line-height="150%" fo:text-align="justify" style:justify-single-word="false" fo:break-before="page"/>
      <style:text-properties style:font-name="Source Serif Pro" fo:font-size="11pt" fo:language="en" fo:country="GB" fo:font-weight="bold" officeooo:rsid="00288157" officeooo:paragraph-rsid="005c045d" style:font-size-asian="11pt" style:font-weight-asian="bold" style:font-size-complex="11pt" style:font-weight-complex="bold"/>
    </style:style>
    <style:style style:name="P145" style:family="paragraph" style:parent-style-name="Standard">
      <style:paragraph-properties fo:line-height="150%" fo:text-align="justify" style:justify-single-word="false"/>
      <style:text-properties style:font-name="Source Serif Pro" fo:font-size="11pt" fo:language="en" fo:country="GB" fo:font-style="italic" fo:font-weight="normal" officeooo:paragraph-rsid="005b0573" style:font-size-asian="11pt" style:font-style-asian="italic" style:font-weight-asian="normal" style:font-size-complex="11pt" style:font-style-complex="italic" style:font-weight-complex="normal"/>
    </style:style>
    <style:style style:name="P146" style:family="paragraph" style:parent-style-name="Standard">
      <style:paragraph-properties fo:line-height="150%" fo:text-align="justify" style:justify-single-word="false"/>
      <style:text-properties style:font-name="Source Serif Pro" fo:font-size="11pt" fo:language="en" fo:country="GB" fo:font-style="italic" fo:font-weight="normal" officeooo:rsid="00006db0" officeooo:paragraph-rsid="002351af" style:font-size-asian="11pt" style:font-style-asian="italic" style:font-weight-asian="normal" style:font-size-complex="11pt" style:font-style-complex="italic" style:font-weight-complex="normal"/>
    </style:style>
    <style:style style:name="P147" style:family="paragraph" style:parent-style-name="Standard">
      <style:paragraph-properties fo:line-height="150%" fo:text-align="justify" style:justify-single-word="false"/>
      <style:text-properties style:font-name="Source Serif Pro" fo:font-size="11pt" fo:language="en" fo:country="GB" fo:font-style="italic" officeooo:rsid="00006db0" officeooo:paragraph-rsid="001df407" style:font-size-asian="11pt" style:font-style-asian="italic" style:font-size-complex="11pt" style:font-style-complex="italic"/>
    </style:style>
    <style:style style:name="P148" style:family="paragraph" style:parent-style-name="Standard">
      <style:paragraph-properties fo:line-height="150%" fo:text-align="justify" style:justify-single-word="false"/>
      <style:text-properties style:font-name="Source Serif Pro" fo:font-size="11pt" fo:language="en" fo:country="GB" fo:font-style="italic" officeooo:rsid="00006db0" officeooo:paragraph-rsid="0007eef5" style:font-size-asian="11pt" style:font-style-asian="italic" style:font-size-complex="11pt" style:font-style-complex="italic"/>
    </style:style>
    <style:style style:name="P149" style:family="paragraph" style:parent-style-name="Standard">
      <style:paragraph-properties fo:line-height="150%" fo:text-align="justify" style:justify-single-word="false"/>
      <style:text-properties style:font-name="Source Serif Pro" fo:font-size="11pt" fo:language="en" fo:country="GB" fo:font-style="italic" officeooo:rsid="00006db0" officeooo:paragraph-rsid="002351af" style:font-size-asian="11pt" style:font-style-asian="italic" style:font-size-complex="11pt" style:font-style-complex="italic"/>
    </style:style>
    <style:style style:name="P150" style:family="paragraph" style:parent-style-name="Standard">
      <style:paragraph-properties fo:line-height="150%" fo:text-align="justify" style:justify-single-word="false"/>
      <style:text-properties style:font-name="Source Serif Pro" fo:font-size="11pt" fo:language="en" fo:country="GB" fo:font-style="italic" officeooo:rsid="00006db0" officeooo:paragraph-rsid="005b0573" style:font-size-asian="11pt" style:font-style-asian="italic" style:font-size-complex="11pt" style:font-style-complex="italic"/>
    </style:style>
    <style:style style:name="P151" style:family="paragraph" style:parent-style-name="Standard" style:list-style-name="L4">
      <style:paragraph-properties fo:line-height="150%" fo:text-align="justify" style:justify-single-word="false"/>
      <style:text-properties style:font-name="Source Serif Pro" fo:font-size="11pt" fo:language="en" fo:country="GB" fo:font-style="italic" officeooo:rsid="002572d9" officeooo:paragraph-rsid="0041e3c2" style:font-size-asian="11pt" style:font-style-asian="italic" style:font-size-complex="11pt" style:font-style-complex="italic"/>
    </style:style>
    <style:style style:name="P152" style:family="paragraph" style:parent-style-name="Standard">
      <style:paragraph-properties fo:line-height="150%" fo:text-align="justify" style:justify-single-word="false"/>
      <style:text-properties style:font-name="Source Serif Pro" fo:font-size="11pt" fo:language="en" fo:country="GB" fo:font-style="normal" fo:font-weight="normal" officeooo:rsid="00006db0" officeooo:paragraph-rsid="001df407" style:font-size-asian="11pt" style:font-style-asian="normal" style:font-weight-asian="normal" style:font-size-complex="11pt" style:font-style-complex="normal" style:font-weight-complex="normal"/>
    </style:style>
    <style:style style:name="P153" style:family="paragraph" style:parent-style-name="Standard" style:list-style-name="L5">
      <style:paragraph-properties fo:line-height="150%" fo:text-align="justify" style:justify-single-word="false"/>
      <style:text-properties style:font-name="Source Serif Pro" fo:font-size="11pt" fo:language="en" fo:country="GB" fo:font-style="normal" fo:font-weight="normal" officeooo:rsid="002572d9" officeooo:paragraph-rsid="002572d9" style:font-size-asian="11pt" style:font-style-asian="normal" style:font-weight-asian="normal" style:font-size-complex="11pt" style:font-style-complex="normal" style:font-weight-complex="normal"/>
    </style:style>
    <style:style style:name="P154" style:family="paragraph" style:parent-style-name="Standard" style:list-style-name="L5">
      <style:paragraph-properties fo:line-height="150%" fo:text-align="justify" style:justify-single-word="false"/>
      <style:text-properties style:font-name="Source Serif Pro" fo:font-size="11pt" fo:language="en" fo:country="GB" fo:font-style="normal" fo:font-weight="normal" officeooo:rsid="002572d9" officeooo:paragraph-rsid="0058c7b3" style:font-size-asian="11pt" style:font-style-asian="normal" style:font-weight-asian="normal" style:font-size-complex="11pt" style:font-style-complex="normal" style:font-weight-complex="normal"/>
    </style:style>
    <style:style style:name="P155" style:family="paragraph" style:parent-style-name="Standard">
      <style:paragraph-properties fo:line-height="150%" fo:text-align="justify" style:justify-single-word="false"/>
      <style:text-properties style:font-name="Source Serif Pro" fo:font-size="11pt" fo:language="en" fo:country="GB" fo:font-style="normal" officeooo:rsid="002572d9" officeooo:paragraph-rsid="0058c7b3" style:font-size-asian="11pt" style:font-style-asian="normal" style:font-size-complex="11pt" style:font-style-complex="normal"/>
    </style:style>
    <style:style style:name="P156" style:family="paragraph" style:parent-style-name="Standard">
      <style:paragraph-properties fo:line-height="150%" fo:text-align="justify" style:justify-single-word="false" fo:break-before="page"/>
      <style:text-properties style:font-name="Source Serif Pro" fo:font-size="11pt" fo:language="en" fo:country="GB" fo:font-style="normal" fo:font-weight="bold" officeooo:rsid="002572d9" officeooo:paragraph-rsid="005b0573" style:font-size-asian="11pt" style:font-style-asian="normal" style:font-weight-asian="bold" style:font-size-complex="11pt" style:font-style-complex="normal" style:font-weight-complex="bold"/>
    </style:style>
    <style:style style:name="P157" style:family="paragraph" style:parent-style-name="Standard" style:list-style-name="L1">
      <style:paragraph-properties fo:line-height="150%" fo:text-align="justify" style:justify-single-word="false"/>
      <style:text-properties style:font-name="Source Serif Pro" fo:font-size="11pt" fo:language="en" fo:country="GB" officeooo:rsid="00006db0" officeooo:paragraph-rsid="0006d87f" style:font-size-asian="11pt" style:font-size-complex="11pt"/>
    </style:style>
    <style:style style:name="P158" style:family="paragraph" style:parent-style-name="Standard" style:list-style-name="L3">
      <style:paragraph-properties fo:line-height="150%" fo:text-align="justify" style:justify-single-word="false"/>
      <style:text-properties style:font-name="Source Serif Pro" fo:font-size="11pt" fo:language="en" fo:country="GB" officeooo:paragraph-rsid="0024ffd3" style:font-size-asian="11pt" style:font-size-complex="11pt"/>
    </style:style>
    <style:style style:name="P159" style:family="paragraph" style:parent-style-name="Standard">
      <style:paragraph-properties fo:line-height="150%" fo:text-align="justify" style:justify-single-word="false"/>
      <style:text-properties style:font-name="Source Serif Pro" fo:font-size="11pt" fo:language="en" fo:country="GB" officeooo:rsid="0009f5e8" officeooo:paragraph-rsid="0058c7b3" style:font-size-asian="11pt" style:font-size-complex="11pt"/>
    </style:style>
    <style:style style:name="P160" style:family="paragraph" style:parent-style-name="Standard">
      <style:paragraph-properties fo:line-height="150%" fo:text-align="justify" style:justify-single-word="false"/>
      <style:text-properties style:font-name="Source Serif Pro" fo:font-size="11pt" fo:language="en" fo:country="GB" officeooo:rsid="002351af" officeooo:paragraph-rsid="005d5f4c" style:font-size-asian="11pt" style:font-size-complex="11pt"/>
    </style:style>
    <style:style style:name="P161" style:family="paragraph" style:parent-style-name="Standard" style:list-style-name="L2">
      <style:paragraph-properties fo:line-height="150%" fo:text-align="justify" style:justify-single-word="false"/>
      <style:text-properties style:font-name="Source Serif Pro" fo:font-size="11pt" fo:language="en" fo:country="GB" fo:font-weight="normal" officeooo:rsid="00006db0" officeooo:paragraph-rsid="001aa6ab" style:font-size-asian="11pt" style:font-weight-asian="normal" style:font-size-complex="11pt" style:font-weight-complex="normal"/>
    </style:style>
    <style:style style:name="T1" style:family="text">
      <style:text-properties officeooo:rsid="00006db0"/>
    </style:style>
    <style:style style:name="T2" style:family="text">
      <style:text-properties fo:font-style="italic" style:font-style-asian="italic" style:font-style-complex="italic"/>
    </style:style>
    <style:style style:name="T3" style:family="text">
      <style:text-properties fo:font-style="italic" officeooo:rsid="00006db0" style:font-style-asian="italic" style:font-style-complex="italic"/>
    </style:style>
    <style:style style:name="T4" style:family="text">
      <style:text-properties fo:font-style="italic" officeooo:rsid="001df407" style:font-style-asian="italic" style:font-style-complex="italic"/>
    </style:style>
    <style:style style:name="T5" style:family="text">
      <style:text-properties fo:font-style="italic" officeooo:rsid="002351af" style:font-style-asian="italic" style:font-style-complex="italic"/>
    </style:style>
    <style:style style:name="T6" style:family="text">
      <style:text-properties fo:font-style="italic" officeooo:rsid="0023c34c" style:font-style-asian="italic" style:font-style-complex="italic"/>
    </style:style>
    <style:style style:name="T7" style:family="text">
      <style:text-properties fo:font-style="italic" officeooo:rsid="0024713d" style:font-style-asian="italic" style:font-style-complex="italic"/>
    </style:style>
    <style:style style:name="T8" style:family="text">
      <style:text-properties fo:font-style="italic" officeooo:rsid="0024d394" style:font-style-asian="italic" style:font-style-complex="italic"/>
    </style:style>
    <style:style style:name="T9" style:family="text">
      <style:text-properties fo:font-style="italic" officeooo:rsid="0024ffd3" style:font-style-asian="italic" style:font-style-complex="italic"/>
    </style:style>
    <style:style style:name="T10" style:family="text">
      <style:text-properties fo:font-style="italic" officeooo:rsid="002572d9" style:font-style-asian="italic" style:font-style-complex="italic"/>
    </style:style>
    <style:style style:name="T11" style:family="text">
      <style:text-properties fo:font-style="italic" officeooo:rsid="0026fa56" style:font-style-asian="italic" style:font-style-complex="italic"/>
    </style:style>
    <style:style style:name="T12" style:family="text">
      <style:text-properties fo:font-style="italic" officeooo:rsid="00280a4f" style:font-style-asian="italic" style:font-style-complex="italic"/>
    </style:style>
    <style:style style:name="T13" style:family="text">
      <style:text-properties fo:font-style="italic" officeooo:rsid="002e892a" style:font-style-asian="italic" style:font-style-complex="italic"/>
    </style:style>
    <style:style style:name="T14" style:family="text">
      <style:text-properties fo:font-style="italic" officeooo:rsid="001b0c94" style:font-style-asian="italic" style:font-style-complex="italic"/>
    </style:style>
    <style:style style:name="T15" style:family="text">
      <style:text-properties fo:font-style="italic" officeooo:rsid="0030c5e5" style:font-style-asian="italic" style:font-style-complex="italic"/>
    </style:style>
    <style:style style:name="T16" style:family="text">
      <style:text-properties fo:font-style="italic" officeooo:rsid="0031c847" style:font-style-asian="italic" style:font-style-complex="italic"/>
    </style:style>
    <style:style style:name="T17" style:family="text">
      <style:text-properties fo:font-style="italic" officeooo:rsid="00337e98" style:font-style-asian="italic" style:font-style-complex="italic"/>
    </style:style>
    <style:style style:name="T18" style:family="text">
      <style:text-properties fo:font-style="italic" officeooo:rsid="003524f6" style:font-style-asian="italic" style:font-style-complex="italic"/>
    </style:style>
    <style:style style:name="T19" style:family="text">
      <style:text-properties fo:font-style="italic" officeooo:rsid="003ae78d" style:font-style-asian="italic" style:font-style-complex="italic"/>
    </style:style>
    <style:style style:name="T20" style:family="text">
      <style:text-properties fo:font-style="italic" officeooo:rsid="003cce7b" style:font-style-asian="italic" style:font-style-complex="italic"/>
    </style:style>
    <style:style style:name="T21" style:family="text">
      <style:text-properties fo:font-style="italic" officeooo:rsid="00450d4a" style:font-style-asian="italic" style:font-style-complex="italic"/>
    </style:style>
    <style:style style:name="T22" style:family="text">
      <style:text-properties fo:font-style="italic" officeooo:rsid="004569fd" style:font-style-asian="italic" style:font-style-complex="italic"/>
    </style:style>
    <style:style style:name="T23" style:family="text">
      <style:text-properties fo:font-style="italic" officeooo:rsid="004768cb" style:font-style-asian="italic" style:font-style-complex="italic"/>
    </style:style>
    <style:style style:name="T24" style:family="text">
      <style:text-properties fo:font-style="italic" officeooo:rsid="004cdcde" style:font-style-asian="italic" style:font-style-complex="italic"/>
    </style:style>
    <style:style style:name="T25" style:family="text">
      <style:text-properties fo:font-style="italic" officeooo:rsid="0058c7b3" style:font-style-asian="italic" style:font-style-complex="italic"/>
    </style:style>
    <style:style style:name="T26" style:family="text">
      <style:text-properties fo:font-style="italic" officeooo:rsid="0009f5e8"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4f25e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b0c94" style:font-style-asian="italic" style:font-weight-asian="normal" style:font-style-complex="italic" style:font-weight-complex="normal"/>
    </style:style>
    <style:style style:name="T31" style:family="text">
      <style:text-properties fo:font-style="italic" fo:font-weight="normal" officeooo:rsid="001df407" style:font-style-asian="italic" style:font-weight-asian="normal" style:font-style-complex="italic" style:font-weight-complex="normal"/>
    </style:style>
    <style:style style:name="T32" style:family="text">
      <style:text-properties fo:font-style="italic" fo:font-weight="normal" officeooo:rsid="0024713d" style:font-style-asian="italic" style:font-weight-asian="normal" style:font-style-complex="italic" style:font-weight-complex="normal"/>
    </style:style>
    <style:style style:name="T33" style:family="text">
      <style:text-properties fo:font-style="italic" fo:font-weight="normal" officeooo:rsid="00450d4a" style:font-style-asian="italic" style:font-weight-asian="normal" style:font-style-complex="italic" style:font-weight-complex="normal"/>
    </style:style>
    <style:style style:name="T34" style:family="text">
      <style:text-properties fo:font-style="italic" fo:font-weight="normal" officeooo:rsid="0031c847"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none" officeooo:rsid="0024713d" style:font-style-asian="italic" style:font-style-complex="italic"/>
    </style:style>
    <style:style style:name="T37" style:family="text">
      <style:text-properties fo:font-style="italic" style:text-underline-style="none" officeooo:rsid="004569fd" style:font-style-asian="italic" style:font-style-complex="italic"/>
    </style:style>
    <style:style style:name="T38" style:family="text">
      <style:text-properties fo:font-style="italic" style:text-underline-style="none" fo:font-weight="normal" style:font-style-asian="italic" style:font-weight-asian="normal" style:font-style-complex="italic" style:font-weight-complex="normal"/>
    </style:style>
    <style:style style:name="T39" style:family="text">
      <style:text-properties fo:font-weight="bold" style:font-weight-asian="bold" style:font-weight-complex="bold"/>
    </style:style>
    <style:style style:name="T40" style:family="text">
      <style:text-properties fo:font-weight="bold" officeooo:rsid="002351af" style:font-weight-asian="bold" style:font-weight-complex="bold"/>
    </style:style>
    <style:style style:name="T41" style:family="text">
      <style:text-properties fo:font-weight="bold" officeooo:rsid="002572d9" style:font-weight-asian="bold" style:font-weight-complex="bold"/>
    </style:style>
    <style:style style:name="T42" style:family="text">
      <style:text-properties fo:font-weight="bold" officeooo:rsid="00378cca" style:font-weight-asian="bold" style:font-weight-complex="bold"/>
    </style:style>
    <style:style style:name="T43" style:family="text">
      <style:text-properties fo:font-weight="bold" officeooo:rsid="0058c7b3" style:font-weight-asian="bold" style:font-weight-complex="bold"/>
    </style:style>
    <style:style style:name="T44" style:family="text">
      <style:text-properties fo:font-weight="bold" officeooo:rsid="0009f5e8"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1b0c94" style:font-weight-asian="normal" style:font-weight-complex="normal"/>
    </style:style>
    <style:style style:name="T47" style:family="text">
      <style:text-properties fo:font-weight="normal" officeooo:rsid="00006db0" style:font-weight-asian="normal" style:font-weight-complex="normal"/>
    </style:style>
    <style:style style:name="T48" style:family="text">
      <style:text-properties fo:font-weight="normal" officeooo:rsid="002fe6d7" style:font-weight-asian="normal" style:font-weight-complex="normal"/>
    </style:style>
    <style:style style:name="T49" style:family="text">
      <style:text-properties fo:font-weight="normal" officeooo:rsid="001df407" style:font-weight-asian="normal" style:font-weight-complex="normal"/>
    </style:style>
    <style:style style:name="T50" style:family="text">
      <style:text-properties fo:font-weight="normal" officeooo:rsid="003524f6" style:font-weight-asian="normal" style:font-weight-complex="normal"/>
    </style:style>
    <style:style style:name="T51" style:family="text">
      <style:text-properties fo:font-weight="normal" officeooo:rsid="0023c34c" style:font-weight-asian="normal" style:font-weight-complex="normal"/>
    </style:style>
    <style:style style:name="T52" style:family="text">
      <style:text-properties fo:font-weight="normal" officeooo:rsid="00378cca" style:font-weight-asian="normal" style:font-weight-complex="normal"/>
    </style:style>
    <style:style style:name="T53" style:family="text">
      <style:text-properties fo:font-weight="normal" officeooo:rsid="0024713d" style:font-weight-asian="normal" style:font-weight-complex="normal"/>
    </style:style>
    <style:style style:name="T54" style:family="text">
      <style:text-properties fo:font-weight="normal" officeooo:rsid="003ae78d" style:font-weight-asian="normal" style:font-weight-complex="normal"/>
    </style:style>
    <style:style style:name="T55" style:family="text">
      <style:text-properties fo:font-weight="normal" officeooo:rsid="002572d9" style:font-weight-asian="normal" style:font-weight-complex="normal"/>
    </style:style>
    <style:style style:name="T56" style:family="text">
      <style:text-properties fo:font-weight="normal" officeooo:rsid="002e892a" style:font-weight-asian="normal" style:font-weight-complex="normal"/>
    </style:style>
    <style:style style:name="T57" style:family="text">
      <style:text-properties fo:font-weight="normal" officeooo:rsid="0030c5e5" style:font-weight-asian="normal" style:font-weight-complex="normal"/>
    </style:style>
    <style:style style:name="T58" style:family="text">
      <style:text-properties fo:font-weight="normal" officeooo:rsid="00337e98" style:font-weight-asian="normal" style:font-weight-complex="normal"/>
    </style:style>
    <style:style style:name="T59" style:family="text">
      <style:text-properties fo:font-weight="normal" officeooo:rsid="001e0044" style:font-weight-asian="normal" style:font-weight-complex="normal"/>
    </style:style>
    <style:style style:name="T60" style:family="text">
      <style:text-properties fo:font-weight="normal" officeooo:rsid="0046fd82" style:font-weight-asian="normal" style:font-weight-complex="normal"/>
    </style:style>
    <style:style style:name="T61" style:family="text">
      <style:text-properties fo:font-weight="normal" officeooo:rsid="000f4e7b" style:font-weight-asian="normal" style:font-weight-complex="normal"/>
    </style:style>
    <style:style style:name="T62" style:family="text">
      <style:text-properties fo:font-weight="normal" officeooo:rsid="00280a4f" style:font-weight-asian="normal" style:font-weight-complex="normal"/>
    </style:style>
    <style:style style:name="T63" style:family="text">
      <style:text-properties fo:font-weight="normal" officeooo:rsid="0031c847" style:font-weight-asian="normal" style:font-weight-complex="normal"/>
    </style:style>
    <style:style style:name="T64" style:family="text">
      <style:text-properties fo:font-weight="normal" officeooo:rsid="002351af" style:font-weight-asian="normal" style:font-weight-complex="normal"/>
    </style:style>
    <style:style style:name="T65" style:family="text">
      <style:text-properties officeooo:rsid="0009f5e8"/>
    </style:style>
    <style:style style:name="T66" style:family="text">
      <style:text-properties fo:font-style="normal" style:font-style-asian="normal" style:font-style-complex="normal"/>
    </style:style>
    <style:style style:name="T67" style:family="text">
      <style:text-properties fo:font-style="normal" officeooo:rsid="001e0044" style:font-style-asian="normal" style:font-style-complex="normal"/>
    </style:style>
    <style:style style:name="T68" style:family="text">
      <style:text-properties fo:font-style="normal" officeooo:rsid="00337e98" style:font-style-asian="normal" style:font-style-complex="normal"/>
    </style:style>
    <style:style style:name="T69" style:family="text">
      <style:text-properties fo:font-style="normal" officeooo:rsid="003cce7b" style:font-style-asian="normal" style:font-style-complex="normal"/>
    </style:style>
    <style:style style:name="T70" style:family="text">
      <style:text-properties fo:font-style="normal" officeooo:rsid="00450d4a" style:font-style-asian="normal" style:font-style-complex="normal"/>
    </style:style>
    <style:style style:name="T71" style:family="text">
      <style:text-properties fo:font-style="normal" officeooo:rsid="002572d9" style:font-style-asian="normal" style:font-style-complex="normal"/>
    </style:style>
    <style:style style:name="T72" style:family="text">
      <style:text-properties fo:font-style="normal" officeooo:rsid="0026fa56" style:font-style-asian="normal" style:font-style-complex="normal"/>
    </style:style>
    <style:style style:name="T73" style:family="text">
      <style:text-properties fo:font-style="normal" officeooo:rsid="004768cb" style:font-style-asian="normal" style:font-style-complex="normal"/>
    </style:style>
    <style:style style:name="T74" style:family="text">
      <style:text-properties fo:font-style="normal" officeooo:rsid="004d80c9" style:font-style-asian="normal" style:font-style-complex="normal"/>
    </style:style>
    <style:style style:name="T75" style:family="text">
      <style:text-properties fo:font-style="normal" officeooo:rsid="003ae78d" style:font-style-asian="normal" style:font-style-complex="normal"/>
    </style:style>
    <style:style style:name="T76" style:family="text">
      <style:text-properties fo:font-style="normal" officeooo:rsid="00006db0" style:font-style-asian="normal" style:font-style-complex="normal"/>
    </style:style>
    <style:style style:name="T77" style:family="text">
      <style:text-properties fo:font-style="normal" officeooo:rsid="0024713d" style:font-style-asian="normal" style:font-style-complex="normal"/>
    </style:style>
    <style:style style:name="T78" style:family="text">
      <style:text-properties fo:font-style="normal" officeooo:rsid="0009f5e8"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1df407" style:font-style-asian="normal" style:font-weight-asian="normal" style:font-style-complex="normal" style:font-weight-complex="normal"/>
    </style:style>
    <style:style style:name="T81" style:family="text">
      <style:text-properties fo:font-style="normal" fo:font-weight="normal" officeooo:rsid="00450d4a" style:font-style-asian="normal" style:font-weight-asian="normal" style:font-style-complex="normal" style:font-weight-complex="normal"/>
    </style:style>
    <style:style style:name="T82" style:family="text">
      <style:text-properties fo:font-style="normal" fo:font-weight="normal" officeooo:rsid="0035d207" style:font-style-asian="normal" style:font-weight-asian="normal" style:font-style-complex="normal" style:font-weight-complex="normal"/>
    </style:style>
    <style:style style:name="T83" style:family="text">
      <style:text-properties officeooo:rsid="001b0c94"/>
    </style:style>
    <style:style style:name="T84" style:family="text">
      <style:text-properties officeooo:rsid="001df407"/>
    </style:style>
    <style:style style:name="T85" style:family="text">
      <style:text-properties officeooo:rsid="001e0044"/>
    </style:style>
    <style:style style:name="T86" style:family="text">
      <style:text-properties officeooo:rsid="002351af"/>
    </style:style>
    <style:style style:name="T87" style:family="text">
      <style:text-properties officeooo:rsid="0023c34c"/>
    </style:style>
    <style:style style:name="T88" style:family="text">
      <style:text-properties officeooo:rsid="0024713d"/>
    </style:style>
    <style:style style:name="T89" style:family="text">
      <style:text-properties officeooo:rsid="0024d394"/>
    </style:style>
    <style:style style:name="T90" style:family="text">
      <style:text-properties officeooo:rsid="0024ffd3"/>
    </style:style>
    <style:style style:name="T91" style:family="text">
      <style:text-properties officeooo:rsid="002572d9"/>
    </style:style>
    <style:style style:name="T92" style:family="text">
      <style:text-properties officeooo:rsid="0026fa56"/>
    </style:style>
    <style:style style:name="T93" style:family="text">
      <style:text-properties officeooo:rsid="00280a4f"/>
    </style:style>
    <style:style style:name="T94" style:family="text">
      <style:text-properties style:text-position="super 58%" officeooo:rsid="002572d9"/>
    </style:style>
    <style:style style:name="T95" style:family="text">
      <style:text-properties officeooo:rsid="002e892a"/>
    </style:style>
    <style:style style:name="T96" style:family="text">
      <style:text-properties officeooo:rsid="001c63d6"/>
    </style:style>
    <style:style style:name="T97" style:family="text">
      <style:text-properties officeooo:rsid="002fe6d7"/>
    </style:style>
    <style:style style:name="T98" style:family="text">
      <style:text-properties officeooo:rsid="0030c5e5"/>
    </style:style>
    <style:style style:name="T99" style:family="text">
      <style:text-properties officeooo:rsid="0031c847"/>
    </style:style>
    <style:style style:name="T100" style:family="text">
      <style:text-properties officeooo:rsid="00337e98"/>
    </style:style>
    <style:style style:name="T101" style:family="text">
      <style:text-properties officeooo:rsid="003524f6"/>
    </style:style>
    <style:style style:name="T102" style:family="text">
      <style:text-properties officeooo:rsid="0035d207"/>
    </style:style>
    <style:style style:name="T103" style:family="text">
      <style:text-properties officeooo:rsid="00378cca"/>
    </style:style>
    <style:style style:name="T104" style:family="text">
      <style:text-properties officeooo:rsid="00395cba"/>
    </style:style>
    <style:style style:name="T105" style:family="text">
      <style:text-properties officeooo:rsid="003ae78d"/>
    </style:style>
    <style:style style:name="T106" style:family="text">
      <style:text-properties officeooo:rsid="003cce7b"/>
    </style:style>
    <style:style style:name="T107" style:family="text">
      <style:text-properties officeooo:rsid="00414f8b"/>
    </style:style>
    <style:style style:name="T108" style:family="text">
      <style:text-properties officeooo:rsid="0041e3c2"/>
    </style:style>
    <style:style style:name="T109" style:family="text">
      <style:text-properties officeooo:rsid="00450d4a"/>
    </style:style>
    <style:style style:name="T110" style:family="text">
      <style:text-properties officeooo:rsid="004569fd"/>
    </style:style>
    <style:style style:name="T111" style:family="text">
      <style:text-properties officeooo:rsid="0046fd82"/>
    </style:style>
    <style:style style:name="T112" style:family="text">
      <style:text-properties officeooo:rsid="004768cb"/>
    </style:style>
    <style:style style:name="T113" style:family="text">
      <style:text-properties officeooo:rsid="0049d6c4"/>
    </style:style>
    <style:style style:name="T114" style:family="text">
      <style:text-properties officeooo:rsid="004ac1de"/>
    </style:style>
    <style:style style:name="T115" style:family="text">
      <style:text-properties officeooo:rsid="004b81d0"/>
    </style:style>
    <style:style style:name="T116" style:family="text">
      <style:text-properties officeooo:rsid="004c4f18"/>
    </style:style>
    <style:style style:name="T117" style:family="text">
      <style:text-properties officeooo:rsid="004cdcde"/>
    </style:style>
    <style:style style:name="T118" style:family="text">
      <style:text-properties officeooo:rsid="004d80c9"/>
    </style:style>
    <style:style style:name="T119" style:family="text">
      <style:text-properties officeooo:rsid="004d90f0"/>
    </style:style>
    <style:style style:name="T120" style:family="text">
      <style:text-properties officeooo:rsid="004e04f5"/>
    </style:style>
    <style:style style:name="T121" style:family="text">
      <style:text-properties officeooo:rsid="0058c7b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The beginning</text:p>
      <text:p text:style-name="P99">José (Jos), Karina (Ina), A<text:span text:style-name="T84">r</text:span>aceli (Arita), Pedro (Peter) and I always met at lunch at 1:30 pm. The food in the LANGEBIO dining room was never good, but it was what it was. Day after day we <text:span text:style-name="T95">got the</text:span> news of <text:span text:style-name="T95">the poor management</text:span> <text:span text:style-name="T95">from</text:span> the government and, <text:span text:style-name="T2">Jos</text:span> was <text:span text:style-name="T83">always </text:span>the target of our <text:span text:style-name="T95">mockeries</text:span>: <text:span text:style-name="T13">Fuckin’</text:span><text:span text:style-name="T2"> Jos, why </text:span><text:span text:style-name="T14">did you vote</text:span><text:span text:style-name="T2"> for AMLO</text:span><text:span text:style-name="T2"><text:note text:id="ftn1" text:note-class="footnote"><text:note-citation>1</text:note-citation><text:note-body><text:p text:style-name="P135">Andrés Manuel López Obrador, elected president of Mexico in 2018</text:p></text:note-body></text:note></text:span><text:span text:style-name="T2">?</text:span></text:p>
      <text:p text:style-name="P99">Ina had also voted for AMLO, but <text:span text:style-name="T83">s</text:span>he joined the collective bullying that we did to Jos, and that somehow redeemed her. <text:span text:style-name="T83">By 2019</text:span> <text:span text:style-name="T83">b</text:span>oth <text:span text:style-name="T83">Ina and Jos </text:span>had regretted their vote, <text:span text:style-name="T83">for good reasons</text:span>, <text:span text:style-name="T95">it wasn’t uncommon to see </text:span>budget cuts, <text:span text:style-name="T95">needless and meaningless </text:span>government <text:span text:style-name="T83">positions, </text:span>custom <text:span text:style-name="T83">made </text:span>laws, cronyism, <text:span text:style-name="T95">under-representation in elections</text:span>, in short, more of the same, more of what we already knew.</text:p>
      <text:p text:style-name="P99">In March 2018, many Mexicans voted with the hope that something would change. <text:span text:style-name="T83">Unfortunately </text:span>it was not like that: Meet the new boss, same as the old boss read the song by The Who, which ironically had the title Won't get fooled again.</text:p>
      <text:p text:style-name="P71"><text:span text:style-name="T46">T</text:span><text:span text:style-name="T45">his trip started on the wrong foot </text:span><text:span text:style-name="T46">and it</text:span><text:span text:style-name="T45"> had an important political component. </text:span></text:p>
      <text:p text:style-name="P71"><text:soft-page-break/><text:span text:style-name="T45">Society, and of course </text:span><text:span text:style-name="T46">us scientists</text:span><text:span text:style-name="T45">, </text:span><text:span text:style-name="T56">had made sure to</text:span><text:span text:style-name="T45"> delegate the scientist to the laboratory and </text:span><text:span text:style-name="T46">to </text:span><text:span text:style-name="T45">the office, frequently to the classroom, rarely to </text:span><text:span text:style-name="T46">administrative positions</text:span><text:span text:style-name="T45">, but never to politics. </text:span></text:p>
      <text:p text:style-name="P97"/>
      <text:p text:style-name="P72"><text:span text:style-name="T46">As a consequence</text:span><text:span text:style-name="T45">, politics was never on my resume, but I </text:span><text:span text:style-name="T46">do</text:span><text:span text:style-name="T45"> believe that if I repeated my training, I would take political science</text:span><text:span text:style-name="T46">s</text:span><text:span text:style-name="T45">.</text:span></text:p>
      <text:p text:style-name="P100">When the pandemic started, Jos, Ina and I decided to <text:span text:style-name="T83">go on a</text:span> <text:span text:style-name="T83">holiday, </text:span><text:span text:style-name="T95">naively thinking that we could i</text:span>ndulge ourselves <text:span text:style-name="T2">before being locked for 3 weeks</text:span>... 3 weeks... <text:span text:style-name="T83">boy</text:span> were <text:span text:style-name="T83">we naive</text:span>, <text:span text:style-name="T83">both </text:span>at the <text:span text:style-name="T83">voting </text:span>polls and <text:span text:style-name="T83">when</text:span> estimating how <text:span text:style-name="T83">difficult</text:span> the pandemic was going to be.</text:p>
      <text:p text:style-name="P100">By the time we got back from Michoacán, things at the research centr<text:span text:style-name="T83">e</text:span> were a bit hazy, none of us were very affected by the pandemic <text:span text:style-name="T83">given</text:span> that we were essentially doing computational biology and we took that opportunity to be hyper-productive, <text:span text:style-name="T83">after all,</text:span> we had to keep our <text:span text:style-name="T83">minds</text:span> busy with something <text:span text:style-name="T83">so</text:span> as not to let ourselves carried away by the tragedy that <text:span text:style-name="T83">was</text:span> plaguing the world.</text:p>
      <text:p text:style-name="P71"><text:span text:style-name="T45">Around those </text:span><text:span text:style-name="T46">days</text:span><text:span text:style-name="T45">, </text:span><text:span text:style-name="T56">my boss </text:span><text:span text:style-name="T30">doc</text:span><text:span text:style-name="T29"> Alfredo</text:span><text:span text:style-name="T45"> and I had talked about the future, about my future. The </text:span><text:span text:style-name="T29">doc</text:span><text:span text:style-name="T45"> liked my </text:span><text:span text:style-name="T56">performance</text:span><text:span text:style-name="T45"> </text:span><text:soft-page-break/><text:span text:style-name="T45">and my attitude, so it wasn't very difficult to </text:span><text:span text:style-name="T46">negotiate a</text:span><text:span text:style-name="T45"> position at the research centr</text:span><text:span text:style-name="T46">e</text:span><text:span text:style-name="T45">.</text:span></text:p>
      <text:p text:style-name="P71"><text:span text:style-name="T46">Of course</text:span><text:span text:style-name="T45">, I didn't want to have students, much less be a </text:span><text:span text:style-name="T46">principal investigator</text:span><text:span text:style-name="T45">, but a </text:span><text:span text:style-name="T46">core facility</text:span><text:span text:style-name="T45"> position, that was always my </text:span><text:span text:style-name="T46">goal</text:span><text:span text:style-name="T45">, my dream job, everything </text:span><text:span text:style-name="T48">was going well</text:span><text:span text:style-name="T45">.</text:span></text:p>
      <text:p text:style-name="P73"><text:span text:style-name="T83">In my life</text:span> there are few dates that I remember <text:span text:style-name="T83">to perfection</text:span>, May 26 2020 is one of them. On May 26 2020, <text:span text:style-name="T83">Mexican p</text:span>resident Andrés Manuel López Obrador announced massive budget cuts, mainly affecting education, science, technology, and research. A wise decision <text:span text:style-name="T83">from </text:span>our beloved leader <text:span text:style-name="T83">(read </text:span><text:span text:style-name="T97">with</text:span><text:span text:style-name="T83"> a </text:span><text:span text:style-name="T97">truckload of</text:span><text:span text:style-name="T83"> </text:span><text:span text:style-name="T97">sarcasm</text:span><text:span text:style-name="T83">)</text:span>, because of course, when a still unknown virus hits a country, <text:span text:style-name="T83">the </text:span>sensible <text:span text:style-name="T83">thing to do is </text:span><text:span text:style-name="T97">obviously </text:span>to keep science at bay.</text:p>
      <text:p text:style-name="P73"><text:span text:style-name="T2">Doc Alfredo</text:span> is a reliable person, but having massive <text:span text:style-name="T83">budget</text:span> cuts represented many things, including that the <text:span text:style-name="T83">position</text:span> we <text:span text:style-name="T83">initially </text:span>talked about was not safe at all, much less without having signed a<text:span text:style-name="T83">ny contract whatsoever </text:span><text:span text:style-name="T97">to guarantee such position</text:span><text:span text:style-name="T83">.</text:span></text:p>
      <text:p text:style-name="P71">When I heard the news <text:span text:style-name="T83">that day</text:span>, the first thing I thought was: <text:span text:style-name="T14">be better safe than sorry</text:span><text:span text:style-name="T83">.</text:span></text:p>
      <text:p text:style-name="P71"><text:soft-page-break/>That <text:span text:style-name="T83">very </text:span>same night, I opened my resume, updated it, <text:span text:style-name="T14">pimped it up</text:span> and, <text:span text:style-name="T83">with so much momentum</text:span>, I applied for <text:span text:style-name="T83">several</text:span> positions in bioinformatics <text:span text:style-name="T83">both in Mexico and abroad</text:span>.</text:p>
      <text:p text:style-name="P71">If it was <text:span text:style-name="T83">due to</text:span> talent, timing, luck, my guardian angel, or all of the above, I'll never know, but 3 applications <text:span text:style-name="T83">landed</text:span>, one in Ensenada, one more in London and one <text:span text:style-name="T83">more </text:span>in Cambridge.</text:p>
      <text:p text:style-name="P74">Hono<text:span text:style-name="T96">u</text:span>r to whom hono<text:span text:style-name="T96">u</text:span>r deserves, I <text:span text:style-name="T14">pimped up</text:span><text:span text:style-name="T83"> my </text:span>resume, but <text:span text:style-name="T2">Jazmin the </text:span><text:span text:style-name="T14">therapist</text:span> was the one who was in charge of preparing me. Before the interviews, I was in a rag of feelings and doubts, I didn't know if <text:span text:style-name="T83">I </text:span>would be able to find a job, <text:span text:style-name="T83">I</text:span> had just <text:span text:style-name="T83">broken up</text:span> with Iveth, <text:span text:style-name="T83">I wasn’t seeing my family or my friends as often, </text:span>the pandemic <text:span text:style-name="T83">was hitting the world</text:span>, the world <text:span text:style-name="T97">was </text:span>on fir<text:span text:style-name="T83">e...</text:span> <text:span text:style-name="T83">everything was hazy and unfavourable.</text:span></text:p>
      <text:p text:style-name="P74"/>
      <text:p text:style-name="P74">Jazmin is that girl who takes you by the hand without you noticing, she takes you on <text:span text:style-name="T83">to twisted and obscure </text:span>paths, <text:span text:style-name="T83">but</text:span> they are safe because she knows them. In that therapy session, Jazmin made me cry, <text:span text:style-name="T83">she made me </text:span>laugh, I was <text:span text:style-name="T83">absolutely</text:span> <text:span text:style-name="T83">speechless </text:span>because she cleared up many of <text:span text:style-name="T83">my self</text:span> doubts with an admirable skill.</text:p>
      <text:p text:style-name="P74"><text:soft-page-break/>After the interviews, <text:span text:style-name="T83">I was accepted in the three positions. </text:span>The decision was easy, as <text:span text:style-name="T83">my friend </text:span>Thomas would say: <text:span text:style-name="T14">You don’t sa</text:span><text:span text:style-name="T2">y no to Cambridge</text:span>.</text:p>
      <text:p text:style-name="P74">Since 2012 I had <text:span text:style-name="T83">the idea</text:span> to migrate to the United Kingdom, <text:span text:style-name="T83">either for a permanent or transitory </text:span><text:s/><text:span text:style-name="T83">position, </text:span>and finally that dream came true and I couldn't be happier <text:span text:style-name="T83">about it.</text:span></text:p>
      <text:p text:style-name="P75"><text:span text:style-name="T47">Many people define joy as the absence of sadness, not me. I've always believed that you can be sad and happy at the same time, and I was happy to be able to travel to the UK... but I also couldn't shake the idea that my departure from Mexico was</text:span><text:span text:style-name="T48">n’t for the right reasons.</text:span></text:p>
      <text:p text:style-name="P75"><text:span text:style-name="T47">I couldn't help but feel like I was running away from the lousy </text:span><text:span text:style-name="T46">research</text:span><text:span text:style-name="T47"> </text:span><text:span text:style-name="T48">system</text:span><text:span text:style-name="T47"> we have, let alone the federal and local governments. I could not shake that feeling of sadness thinking that if the pandemic did not exist, if we had a good educational system, if I had not given up on Iveth, if I had endured a little longer, maybe I </text:span><text:span text:style-name="T46">would still be in Mexico.</text:span></text:p>
      <text:p text:style-name="P98">It had been months since the last time I saw José, yet I constantly remembered him:</text:p>
      <text:p text:style-name="P145">Fuckin’ Jos, why did you vote for AMLO?</text:p>
      <text:p text:style-name="P137">The return</text:p>
      <text:p text:style-name="P2"><text:span text:style-name="T84">The p</text:span>ostdoc life in the UK is not the glamo<text:span text:style-name="T84">u</text:span>r that we, Latin American <text:span text:style-name="T84">people</text:span>, have <text:span text:style-name="T84">made ourselves believe in.</text:span> <text:span text:style-name="T84">The pay is good</text:span>, yes, but <text:span text:style-name="T84">the expenses are high</text:span>: housing, food, taxes for this and that make the pay goes <text:span text:style-name="T84">away </text:span>relatively quickly.</text:p>
      <text:p text:style-name="P2">I wanted to return to Mexico in May 2021, <text:span text:style-name="T98">I had so much excitement and momentum, I booked a flight, to tell Dafné and my family about my new life in Europe. I completely forgot that I was living in a more restrictive country, and I completely forgot that there were still travel restrictions in place in the UK.</text:span></text:p>
      <text:p text:style-name="P2">After <text:span text:style-name="T84">the </text:span><text:span text:style-name="T98">flop</text:span><text:span text:style-name="T84"> of </text:span>missing <text:span text:style-name="T84">my </text:span>flight; returning to Mexico was not in <text:span text:style-name="T84">my </text:span>immediate plans, but that time served to wait for a better opportunity, gather <text:span text:style-name="T84">enough cash</text:span> to return, and essentially <text:span text:style-name="T84">it</text:span> <text:span text:style-name="T84">allowed </text:span>more time pass so that my family and friends <text:span text:style-name="T84">would </text:span>miss me, and that I <text:span text:style-name="T84">could </text:span>miss them even more.</text:p>
      <text:p text:style-name="P3">In June 2022, the University of Cambridge awarded a £1,000 bonus to workers who were <text:span text:style-name="T84">tirelessly working</text:span> even during periods of pandemic restrictions. At Cambridge Bioinformatics Training I worked <text:span text:style-name="T84">my hands to the bone</text:span> with SARS-CoV-2 genomics courses and, finally I was able to gather enough <text:span text:style-name="T84">money </text:span>to <text:span text:style-name="T84">easily </text:span>return <text:span text:style-name="T84">home, without rush or excuses.</text:span></text:p>
      <text:p text:style-name="P3"><text:soft-page-break/><text:span text:style-name="T84">Getting the plane home</text:span> was only the first step, <text:s/><text:span text:style-name="T84">what lied ahead </text:span>was even more complicated because it implied returning to the country from which I was fleeing, and everything that <text:span text:style-name="T84">it</text:span> represented: people I left behind, a lifestyle that was no longer mine, <text:span text:style-name="T84">customs and traditions</text:span>, food, and a long etcetera.</text:p>
      <text:p text:style-name="P5">In July 2022, news about Luz Raquel shook my world and jeopardized my decision to return to Mexico: Luz Raquel was burn<text:span text:style-name="T98">t</text:span> alive, <text:span text:style-name="T84">most likely</text:span> by one of her neighbo<text:span text:style-name="T84">u</text:span>rs. The reason? The neighbo<text:span text:style-name="T84">u</text:span>r found it disrespectful, inexcusable, and completely inadmissible that Luz Raquel's son, an autistic child, made noise<text:span text:style-name="T84">s</text:span> during his episodes of lack of self-control. <text:span text:style-name="T84">After receiving death threats </text:span>from her neighbo<text:span text:style-name="T84">u</text:span>r<text:span text:style-name="T84">, </text:span>Luz Raquel notified the authoritie<text:span text:style-name="T84">s</text:span>, <text:span text:style-name="T84">which in turn</text:span> decided, <text:span text:style-name="T84">as it was customary</text:span>, <text:span text:style-name="T84">simply</text:span> to ignore the claim<text:span text:style-name="T84">s.</text:span> <text:span text:style-name="T84">To </text:span>the <text:span text:style-name="T84">local </text:span>authorities, <text:span text:style-name="T84">to </text:span>her aggressor <text:span text:style-name="T84">and, to society, Luz </text:span>Raquel was <text:span text:style-name="T98">just</text:span><text:span text:style-name="T84"> a number</text:span>. But for me, Luz Raquel was a <text:span text:style-name="T84">breaking</text:span> point. </text:p>
      <text:p text:style-name="P5"><text:span text:style-name="T84">The news about her death uncovered many red flags of</text:span> my country, and <text:span text:style-name="T84">that </text:span>deeply shook m<text:span text:style-name="T84">e</text:span>. I went into a depression <text:span text:style-name="T84">episode </text:span>that took me a while to get out of, things with Isabel weren't going so well (for me), my findings in the lab<text:span text:style-name="T84">oratory</text:span> didn't feel significant. Over time I discovered that it was <text:soft-page-break/>actually <text:span text:style-name="T84">just </text:span>my perception, things were going well with Isabel, the <text:span text:style-name="T84">research</text:span> in <text:span text:style-name="T2">Perkinsus</text:span> was going wonderfully, but knowing that my country was on fire, literally, shook me to the point of losing the perception of what was real and <text:span text:style-name="T84">what was </text:span>not.</text:p>
      <text:p text:style-name="P6"><text:span text:style-name="T84">Would I </text:span>return to <text:span text:style-name="T84">a</text:span> country where women are killed left and right? To <text:span text:style-name="T84">a</text:span> country where the director of the National Council of Science opposes the use of transgenic organisms in <text:span text:style-name="T84">science</text:span>? To <text:span text:style-name="T84">a</text:span> country where for any amount of <text:span text:style-name="T84">money </text:span>you can <text:span text:style-name="T84">bribe authorities and simply </text:span>get away with your plans <text:span text:style-name="T84">no matter how sinister they are</text:span>? <text:span text:style-name="T29">Of course I would return</text:span></text:p>
      <text:p text:style-name="P110">In Mexico people tend to say <text:span text:style-name="T84">that </text:span><text:span text:style-name="T2">the good ones are </text:span><text:span text:style-name="T4">majority</text:span>, a phrase that I find too simple <text:span text:style-name="T84">to say the</text:span> least, and <text:span text:style-name="T84">mostly </text:span>false. Not doing bad things doesn't immediately make you a good person, and certainly Mexico is full of people who don't do bad things, but from there to being good people, that's a <text:span text:style-name="T98">completely </text:span>different story.</text:p>
      <text:p text:style-name="P110">With the above in mind, I wanted to return, to make peace with with my family, with my friends, with the people I hurt, with the country. <text:span text:style-name="T98">The so-called </text:span><text:span text:style-name="T15">c</text:span><text:span text:style-name="T2">losure</text:span>.</text:p>
      <text:p text:style-name="P110">Upon reaching <text:span text:style-name="T84">foreign</text:span> lands, <text:span text:style-name="T84">wherever</text:span> they may be, my defen<text:span text:style-name="T84">c</text:span>es go up and protect me from everything, good and <text:soft-page-break/>bad. Just as I stopped thinking about <text:span text:style-name="T84">Dafné </text:span>(although not really), I didn't allow myself to miss my country and I genuinely didn't know if I missed the place, if I missed the people, maybe I didn't miss anything, but I needed to confirm.</text:p>
      <text:p text:style-name="P7"><text:span text:style-name="T79">It </text:span><text:span text:style-name="T80">annoys </text:span><text:span text:style-name="T79">me that wherever I go, </text:span><text:span text:style-name="T80">everyone </text:span><text:span text:style-name="T79">ask</text:span><text:span text:style-name="T80">s</text:span><text:span text:style-name="T79"> me if I d</text:span><text:span text:style-name="T80">on’t</text:span><text:span text:style-name="T79"> miss Mexican food, if I d</text:span><text:span text:style-name="T80">on’t</text:span><text:span text:style-name="T79"> miss my lifestyle.</text:span></text:p>
      <text:p text:style-name="P8"/>
      <text:p text:style-name="P111">As I said, it's not that I didn't miss it, it's that I didn't allow myself to miss the country, with all that it represents.</text:p>
      <text:p text:style-name="P111">When I booked my flight <text:span text:style-name="T84">to Mexico</text:span>, I did it thinking <text:span text:style-name="T84">of</text:span> see<text:span text:style-name="T84">ing again</text:span> my family, my dogs, my friends; entities that were tangible and that occupied a much more privileged place than food and places in my country.</text:p>
      <text:p text:style-name="P111">I usually try to choose the right words when communicating, <text:span text:style-name="T2">loving</text:span> and <text:span text:style-name="T2">missing</text:span> are not interchangeable and I certainly wanted to see my family and friends much more than I missed them, but I didn't know if I could say the same about my country.</text:p>
      <text:p text:style-name="P111">Writing about this process is <text:span text:style-name="T84">both </text:span>painful and therapeutic, on the one hand it <text:span text:style-name="T84">implies</text:span> accepting everything bad that is associated with a place and its inhabitants, on the other hand, this collection <text:span text:style-name="T84">of stories </text:span>is a tribute to many people I know <text:soft-page-break/><text:span text:style-name="T84">from Mexico for whom I feel love and respect, and </text:span>who<text:span text:style-name="T84">m</text:span> are the protagonists of each story.</text:p>
      <text:p text:style-name="P3"><text:span text:style-name="T29">The good ones are </text:span><text:span text:style-name="T31">majority</text:span><text:span text:style-name="T79">. At least in my universe of people this phrase is real.</text:span></text:p>
      <text:p text:style-name="P138">Dancing club</text:p>
      <text:p text:style-name="P96">Victor Flores López was born in Hidalgo on July 28, 1956 in a poor family where all the members of the family <text:span text:style-name="T98">had to be jacks-of-all-trades</text:span>. He <text:span text:style-name="T84">had </text:span>always <text:span text:style-name="T84">been </text:span>the black sheep of the family, but that didn't stop him from being a good person.</text:p>
      <text:p text:style-name="P96">In 1964 his family left the state of Hidalgo to settle in Ecatepec in the State of Mexico. Don Herón, the head of the family, always hard-working and charismatic, despite his violent nature, was an important figure in the Santa Clara neighbo<text:span text:style-name="T84">u</text:span>rhood. <text:span text:style-name="T84">My </text:span>uncles and grandfather built many things: schools, houses, roads, to the extent that Santa Clara belonged to them, <text:span text:style-name="T84">so much </text:span>as they belonged to Santa Clara, despite <text:span text:style-name="T98">them</text:span> <text:span text:style-name="T98">coming</text:span> from <text:span text:style-name="T84">a different</text:span> state.</text:p>
      <text:p text:style-name="P96">Irma López Ramírez was born in the state of Mexico on November 10, 1959. Also from a poor family where all the members <text:span text:style-name="T84">had to </text:span><text:span text:style-name="T98">be jacks-of-all-trades</text:span>. She was <text:span text:style-name="T84">the eldest </text:span>sister and from a very young age she had to mature <text:span text:style-name="T98">prematurely</text:span><text:span text:style-name="T84"> </text:span>and become the unofficial pillar of her family.</text:p>
      <text:p text:style-name="P50"><text:span text:style-name="T45">Don Rogelio </text:span><text:span text:style-name="T49">made sure </text:span><text:span text:style-name="T45">that the girls' childhood was complex, on the one hand he gave them love in the form of emotional attachment, but at the same time he denied them a father</text:span><text:span text:style-name="T49">ly</text:span><text:span text:style-name="T45"> figure, by being absent for long </text:span><text:span text:style-name="T49">periods of </text:span><text:span text:style-name="T45">time. </text:span><text:span text:style-name="T49">People</text:span><text:span text:style-name="T45"> </text:span><text:soft-page-break/><text:span text:style-name="T49">nicknamed</text:span><text:span text:style-name="T45"> </text:span><text:span text:style-name="T49">Don Rogelio</text:span><text:span text:style-name="T45"> </text:span><text:span text:style-name="T31">El</text:span><text:span text:style-name="T29"> dango</text:span><text:span text:style-name="T45">, </text:span><text:span text:style-name="T57">g</text:span><text:span text:style-name="T45">od knows why, and his daughters were consequently </text:span><text:span text:style-name="T31">las</text:span><text:span text:style-name="T29"> dangas</text:span><text:span text:style-name="T45">.</text:span></text:p>
      <text:p text:style-name="P50"><text:span text:style-name="T1">Despite belonging to a relatively conservative family, Irma could slip away from her father, and Doña Julia would </text:span><text:span text:style-name="T84">cover up for </text:span><text:span text:style-name="T98">it</text:span><text:span text:style-name="T1">, not before telling her </text:span><text:span text:style-name="T84">to </text:span><text:span text:style-name="T4">play with </text:span><text:span text:style-name="T3">fire, but </text:span><text:span text:style-name="T15">not to </text:span><text:span text:style-name="T3">get burn</text:span><text:span text:style-name="T15">t</text:span><text:span text:style-name="T1">.</text:span></text:p>
      <text:p text:style-name="P9">Victor could always sneak out of his house, <text:span text:style-name="T98">despite</text:span><text:span text:style-name="T84"> he knew that the day after, his father would beat him up </text:span><text:span text:style-name="T98">for sure</text:span><text:span text:style-name="T84">.</text:span></text:p>
      <text:p text:style-name="P9">Irma and Victor met in 1975 at a <text:span text:style-name="T84">quinceanera</text:span><text:span text:style-name="T84"><text:note text:id="ftn2" text:note-class="footnote"><text:note-citation>2</text:note-citation><text:note-body><text:p text:style-name="P125">The latino equivalent of Sweet Sixteen</text:p></text:note-body></text:note></text:span> party. Dancing was always part of their history and for a long time they were just that: dance <text:span text:style-name="T84">floor</text:span> friends.</text:p>
      <text:p text:style-name="P9">In all that time, Ecatepec was very different from what it is today (2023). You could walk quietly at night, violence did not prevail in the streets and you could go out dancing without worrying about what was going to happen, <text:span text:style-name="T84">other than</text:span> what your parents <text:span text:style-name="T84">would tell</text:span> you <text:span text:style-name="T84">upon your return.</text:span></text:p>
      <text:p text:style-name="P6">After 2 years of <text:span text:style-name="T84">being boyfriend-girlfriend</text:span>, Irma and Victor <text:span text:style-name="T84">got</text:span> married on April 23, 1983. By then, Irma had a job at the thermostat factory and Victor a job at the paper factory. Being a young lower-class couple in the eighties, despite their shortcomings, they still had a long way to go. </text:p>
      <text:p text:style-name="P6"><text:soft-page-break/>When they began to have children in 1984, Irma left her job and Victor became the main provider, but hyperactive as they always were, neither <text:span text:style-name="T84">one of them</text:span> stopped looking for better things, <text:span text:style-name="T98">and </text:span>for that they <text:span text:style-name="T84">needed</text:span> to work very <text:span text:style-name="T84">very</text:span> hard.</text:p>
      <text:p text:style-name="P2">For a long time in the eighties and nineties they sold <text:span text:style-name="T84">everything, from </text:span>shoes, clothes, appliances and even <text:span text:style-name="T84">corn-based street food</text:span>, despite the fact that Victor had a good job at the Hoechst <text:span text:style-name="T84">factory</text:span>.</text:p>
      <text:p text:style-name="P6">In 2001, Victor was fired from the factory, just a couple of weeks after he himself resigned from a union-<text:span text:style-name="T84">leading </text:span>position. Although the Flores López family did not easily <text:span text:style-name="T84">give up</text:span>, <text:span text:style-name="T84">that</text:span> was an important moment in their lives. On the one hand, the main <text:span text:style-name="T84">source of </text:span>income was temporarily <text:span text:style-name="T84">shut</text:span>, on the other hand <text:span text:style-name="T84">they</text:span> could take a break after working so hard for so many years, <text:span text:style-name="T84">but</text:span> time was not forgiving, Victor, <text:span text:style-name="T84">being more </text:span><text:span text:style-name="T98">than</text:span> 45 years old, without <text:span text:style-name="T84">a </text:span>formal education with a piece of paper that said <text:span text:style-name="T4">useless </text:span><text:span text:style-name="T2">technician</text:span>, and in the midst of a fragile economy... it was going to be impossible to get a job that could adequately support the <text:span text:style-name="T84">whole </text:span>family.</text:p>
      <text:p text:style-name="P6">Irma and Victor decided that opening a <text:span text:style-name="T84">convenience </text:span>store was the <text:span text:style-name="T84">right course of action</text:span>, and with the store, a new chapter in their lives also opened.</text:p>
      <text:p text:style-name="P6"><text:soft-page-break/>The first months brought enormous changes: <text:span text:style-name="T84">t</text:span>he <text:span text:style-name="T84">were more than joyful the</text:span> first day that they sold <text:span text:style-name="T84">over</text:span> 700 pesos of merchandise.</text:p>
      <text:p text:style-name="P7"><text:span text:style-name="T15">Seven hundred pesos</text:span><text:span text:style-name="T2">!!!</text:span><text:span text:style-name="T2"><text:note text:id="ftn3" text:note-class="footnote"><text:note-citation>3</text:note-citation><text:note-body><text:p text:style-name="P125">Around £32</text:p></text:note-body></text:note></text:span></text:p>
      <text:p text:style-name="P7"><text:span text:style-name="T98">Each of them </text:span><text:span text:style-name="T84">were shouting, while </text:span>counting the profits <text:span text:style-name="T84">and</text:span> making mental <text:span text:style-name="T84">maths</text:span> of <text:span text:style-name="T84">their potential monthly income</text:span>, assuming that <text:span text:style-name="T84">they</text:span> continued <text:span text:style-name="T84">selling </text:span>like this. If at that moment <text:span text:style-name="T84">someone</text:span> told <text:span text:style-name="T84">them</text:span> that there would be Christmas <text:span text:style-name="T84">eves </text:span>in which they would sell <text:span text:style-name="T84">well over</text:span> 10,000 pesos of merchandise, they would surely <text:span text:style-name="T84">think</text:span> that it was a joke or at least they would have found it <text:span text:style-name="T84">hard</text:span> to believe.</text:p>
      <text:p text:style-name="P7"><text:span text:style-name="T84">Working in a convenience</text:span> store was not an easy task, much less when the 4 people who <text:span text:style-name="T84">were working there,</text:span> had such different and sometimes even incompatible personalities.</text:p>
      <text:p text:style-name="P6">Irma was always the pillar of the family, and on more than one occasion her tough character was what kept the family together but at bay. This behavio<text:span text:style-name="T84">u</text:span>r was not <text:span text:style-name="T84">for</text:span> free: <text:span text:style-name="T98">due to</text:span><text:span text:style-name="T84"> <text:s/></text:span>her childhood, <text:span text:style-name="T84">h</text:span>er way of relating to people and, the bad example of Victor frequently <text:s/><text:span text:style-name="T84">getting drunk</text:span> in the nineties with <text:span text:style-name="T2">friends</text:span>, Irma did not <text:span text:style-name="T84">really</text:span> believe in friendship. She found it <text:span text:style-name="T84">very </text:span>difficult to believe that her <text:span text:style-name="T84">sons</text:span> had significant <text:soft-page-break/>friendly relationships and, she herself said that she did not have nor did she want to have friends.</text:p>
      <text:p text:style-name="P6">The evolution of Ecatepec did not help <text:span text:style-name="T84">in </text:span>the development of Irma's character, the neighbo<text:span text:style-name="T84">u</text:span>rhood of Santa Clara gradually became a violent entity besieged by crime. Progress and <text:span text:style-name="T98">over </text:span>population <text:span text:style-name="T84">emphasized</text:span> the imminent change<text:span text:style-name="T98">s</text:span> to which the <text:span text:style-name="T84">town</text:span> was subjected.</text:p>
      <text:p text:style-name="P2">The relationship that Victor and Irma have with <text:span text:style-name="T84">the neighbourhood of Santa Clara</text:span> goes beyond <text:span text:style-name="T84">emotional </text:span>attachment, or love and hate; <text:span text:style-name="T84">t</text:span>here were stories, tears, <text:span text:style-name="T84">hard work</text:span>, happiness, sadness, and hopes anchored to a house that serves as a fortress in the jungle <text:span text:style-name="T84">of </text:span>Santa Clara.</text:p>
      <text:p text:style-name="P7">In the summer of 2018, Victor won a lawsuit against the Mexican Social Security Institute, and was finally granted a pension that would allow <text:span text:style-name="T84">the family</text:span> to <text:span text:style-name="T84">stop working at the store</text:span>. Soon after, Irma also obtained her pension and <text:span text:style-name="T84">for the </text:span><text:span text:style-name="T98">family</text:span><text:span text:style-name="T84">, </text:span>that meant taking a well-deserved rest.</text:p>
      <text:p text:style-name="P7"><text:span text:style-name="T84">A convenience </text:span>store is a <text:span text:style-name="T84">some</text:span> kind of little monster that although it protects you from all harm and provides quite well, it is also that type of entity that requires all the attention in the world. In all this time there weren't many opportunities to party or <text:span text:style-name="T84">to</text:span> take vacations, much less to go dancing.</text:p>
      <text:p text:style-name="P6"><text:soft-page-break/>Not having <text:span text:style-name="T84">to work at </text:span>the store any more, and <text:span text:style-name="T98">given</text:span> that they had virtually no more obligations, Irma and Victor could start over, although they didn't quite know where.</text:p>
      <text:p text:style-name="P6">Almost by accident they found a <text:span text:style-name="T2">danzón</text:span> group to which they quickly signed up and integrated <text:span text:style-name="T84">to </text:span>even more quickly.</text:p>
      <text:p text:style-name="P8">The <text:span text:style-name="T2">danzón</text:span> group was not <text:span text:style-name="T84">just a dancing club</text:span>, it was a group of people sharing time and space, opening up to a couple of strangers they had just met.</text:p>
      <text:p text:style-name="P5"><text:span text:style-name="T84">In the </text:span>lives <text:span text:style-name="T84">of </text:span>Irma and Victor, this new episode was perhaps the most satisfying. <text:span text:style-name="T84">T</text:span>hey found <text:span text:style-name="T84">shelter</text:span> <text:span text:style-name="T84">i</text:span>n the <text:span text:style-name="T2">danzón</text:span> group, from <text:span text:style-name="T84">their daily lives</text:span>, the news about the pandemic, vaccines, crimes, the economy... all of that disappeared when they got to the dance floor to <text:span text:style-name="T98">practise</text:span>. They found something that was stimulating, challenging, fun and, above all, <text:span text:style-name="T84">that </text:span>they thoroughly enjoyed.</text:p>
      <text:p text:style-name="P5"><text:span text:style-name="T45">Irma finally understood the meaning of friendship and </text:span><text:span text:style-name="T49">she</text:span><text:span text:style-name="T45"> understood what her </text:span><text:span text:style-name="T49">sons</text:span><text:span text:style-name="T45"> had experienced for so long: emotional connections with people they could trust, tolerate, appreciate, and even love.</text:span></text:p>
      <text:p text:style-name="P3"><text:span text:style-name="T49">Their</text:span><text:span text:style-name="T45"> new family was not only an excuse to continue dancing, as they had done </text:span><text:span text:style-name="T49">for </text:span><text:span text:style-name="T45">more than 40 years, </text:span><text:span text:style-name="T49">and will</text:span><text:span text:style-name="T45"> continue to do as long as they had the will... no, </text:span><text:span text:style-name="T49">their new</text:span><text:span text:style-name="T45"> family </text:span><text:soft-page-break/><text:span text:style-name="T45">represented a grain of hope to return to live </text:span><text:span text:style-name="T49">their lives peacefully </text:span><text:span text:style-name="T45">in a neighbo</text:span><text:span text:style-name="T49">u</text:span><text:span text:style-name="T45">rhood that was once </text:span><text:span text:style-name="T49">their</text:span><text:span text:style-name="T45"> dance floor.</text:span></text:p>
      <text:p text:style-name="P139">Remigio</text:p>
      <text:p text:style-name="P10"><text:span text:style-name="T84">F</text:span>amilies from the mid-seventies onwards and well into the nineties were a masterpiece in Mexico, <text:span text:style-name="T98">they were the</text:span> cause and consequence of a prevalent machismo and of its harsh dispute with feminism that began to boil in the sixties worldwide. <text:span text:style-name="T98">During those years, it was not uncommon to see big families here and there.</text:span></text:p>
      <text:p text:style-name="P10">With twenty-three cousins, the Flores López family was quite <text:span text:style-name="T84">big</text:span> and the López Ramírez family was not far behind with 18 cousins. Both families represented different universes <text:span text:style-name="T98">with</text:span> the<text:span text:style-name="T98">ir own</text:span> <text:span text:style-name="T84">customs and traditions.</text:span></text:p>
      <text:p text:style-name="P10">The family on the Flores López side was always cold on the surface and even inexpressive, pragmatic one <text:span text:style-name="T84">may</text:span> say, but that did not mean that there was<text:span text:style-name="T98">n’t any</text:span> love. <text:span text:style-name="T84">Conversely, o</text:span>n the side of the López Ramírez family, there was always verbal communication but love, although present, at least for me felt <text:span text:style-name="T98">rather</text:span> superficial.</text:p>
      <text:p text:style-name="P5">The deaths of each of the four grandparents marked a <text:span text:style-name="T84">turning point</text:span> in both families, and coincidentally, the cousins began their diaspora that would take them to many places. From the Flores López family, Enrique was the first to take his own path, already living most of his life in the <text:span text:style-name="T98">US</text:span>.</text:p>
      <text:p text:style-name="P5"><text:soft-page-break/><text:span text:style-name="T84">T</text:span>here was little communication <text:span text:style-name="T84">w</text:span>ith Enrique, but always <text:span text:style-name="T84">with </text:span>an invisible bond of trust. Liliana migrated to the U<text:span text:style-name="T98">K</text:span> and later she returned to Mexico to settle in Colima. Daniela and Gloria <text:span text:style-name="T84">settled </text:span>in the state of Hidalgo, Rosario <text:span text:style-name="T84">did so </text:span>in Mexico City and several cousins <text:span text:style-name="T84">were</text:span> still living in Santa Clara. </text:p>
      <text:p text:style-name="P7">O<text:span text:style-name="T84">n</text:span> the López Ramírez <text:span text:style-name="T84">side of the </text:span>family, the cousins were equally scattered in the states of Querétaro, Mexico and Mexico City.</text:p>
      <text:p text:style-name="P2"><text:span text:style-name="T84">Only very f</text:span>ew events <text:span text:style-name="T84">can</text:span> unite families, births <text:span text:style-name="T84">of new cousins </text:span>are one of them... <text:span text:style-name="T84">the other main event is of course a</text:span> funeral. <text:span text:style-name="T84">All the c</text:span>ousins will have <text:span text:style-name="T84">each other </text:span>for years <text:span text:style-name="T84">to come</text:span>, and we will see each other fall one by one. <text:span text:style-name="T84">Sadly, it will be our duty to veil and bury our uncles and aunties when the times come.</text:span></text:p>
      <text:p text:style-name="P2">One year after the pandemic and with secondary complications, Remigio, father of five, grandfather of eleven, passed away, and with him, many words that could not be said <text:span text:style-name="T84">also went away</text:span>.</text:p>
      <text:p text:style-name="P2">The Flores López family <text:span text:style-name="T84">doesn’t </text:span>like to leave things half done, what ha<text:span text:style-name="T84">s</text:span> to be said <text:span text:style-name="T84">is </text:span>said, whether they were good words or not. I don't like <text:span text:style-name="T84">the feeling of missing</text:span>, <text:span text:style-name="T84">I have made amends with </text:span>the people I have lost, <text:span text:style-name="T84">and I</text:span> have told them <text:span text:style-name="T84">everything </text:span>I <text:soft-page-break/>had to say <text:span text:style-name="T84">to them. W</text:span>hich is not <text:span text:style-name="T84">to say that I have </text:span>forgotten them, for better or for worse, I have a very good memory.</text:p>
      <text:p text:style-name="P7">I remember my grandfather Herón serious, <text:span text:style-name="T84">always </text:span>complaining, but hard working. I remember my grandfather Rogelio smiling, joking, singing, enjoying and loving. I remember my <text:span text:style-name="T84">grandma</text:span> Julia very often, I remember her garden, her cigar<text:span text:style-name="T84">ettes </text:span><text:span text:style-name="T98">behind my grandpa’s back</text:span>, I remember that she taught me how to prepare pepper cream and I remember her for a thousand other things. As complex as our relationship has been, I remember my grandmother Lupe in her last days as a person who seemed to live in an alternate reality, perhaps voluntarily, <text:span text:style-name="T98">p</text:span>erhaps as a consequence of <text:span text:style-name="T84">the </text:span>many things she had experienced.</text:p>
      <text:p text:style-name="P2">Before Remigio <text:span text:style-name="T84">passed away</text:span>, three of my uncles had died, Heraclio whom I remember as a <text:span text:style-name="T84">complicated </text:span>person <text:span text:style-name="T84">living</text:span> in a chain of abuse... life treated him badly, <text:span text:style-name="T84">inadvertently he</text:span> transmitted that abuse to many people around him, <text:span text:style-name="T84">mostly in</text:span> the form of practical jokes. That didn't mean that we didn't appreciate him, <text:span text:style-name="T84">a</text:span>fter school, my brother and I spent a lot of time at his candy stand, playing at his house with my now distant cousins Roxana and Paola.</text:p>
      <text:p text:style-name="P2"><text:soft-page-break/>Paco was a special case, he was the <text:span text:style-name="T84">uncle</text:span> that everyone adored and he genuinely did not deserve the life he <text:span text:style-name="T84">had</text:span>. I learn<text:span text:style-name="T84">t</text:span> <text:span text:style-name="T84">f</text:span>rom him <text:span text:style-name="T84">how </text:span>to work <text:span text:style-name="T84">with </text:span>electrical <text:span text:style-name="T84">appliances</text:span>, <text:span text:style-name="T84">I learnt</text:span> <text:span text:style-name="T84">not to be scared </text:span>of the keyboard, to appreciate <text:span text:style-name="T84">Andean </text:span>folk music; and <text:span text:style-name="T84">together</text:span> with his relationship with Nicho, to appreciate my brother when I needed to appreciate him the most (sorry bro).</text:p>
      <text:p text:style-name="P5">Imelda, partly because of the <text:span text:style-name="T84">physical </text:span>distance and partly because of her <text:span text:style-name="T84">insufferable </text:span>daughters, gradually became a shadow of what she once was. From her I learn<text:span text:style-name="T84">t</text:span> to smile at everything and <text:span text:style-name="T84">at </text:span>everyone.</text:p>
      <text:p text:style-name="P5"><text:span text:style-name="T84">T</text:span>here are goodbyes that <text:span text:style-name="T84">hit </text:span>different, <text:span text:style-name="T84">despite </text:span>all the training that comes from burying your four grandparents, one of your cousins, <text:span text:style-name="T84">and </text:span>three of your uncles. Remigio's death hurt differently, it hurt more, and <text:span text:style-name="T84">I</text:span> knew very well why. As I <text:span text:style-name="T84">said before</text:span>, the affective displays on <text:span text:style-name="T84">the Flores Lopez </text:span>side of the family were absent at least, brief at best, but love was <text:span text:style-name="T84">always there</text:span>.</text:p>
      <text:p text:style-name="P2"><text:span text:style-name="T84">A</text:span> relationship with Remigio is like a cactus, you know that it will be there, and that by <text:span text:style-name="T84">watering it just enough, </text:span>it will survive and even <text:span text:style-name="T84">thrive. B</text:span>ut if you <text:span text:style-name="T84">over </text:span>water <text:span text:style-name="T84">or leave it to dry</text:span>, forget it, your cactus is <text:span text:style-name="T84">gone</text:span>. Remigio was always present in <text:soft-page-break/>family affairs, whether <text:span text:style-name="T84">for</text:span> work or <text:span text:style-name="T84">for</text:span> <text:span text:style-name="T84">c</text:span>elebration<text:span text:style-name="T84">s</text:span>. <text:span text:style-name="T84">Being present in the moment</text:span> was the water <text:span text:style-name="T84">that the cactus needed.</text:span></text:p>
      <text:p text:style-name="P2"><text:span text:style-name="T84">M</text:span>y return to Mexico <text:span text:style-name="T84">coincided with </text:span>Remigio's death anniversary, <text:span text:style-name="T84">t</text:span>hat day I had <text:span text:style-name="T84">a date </text:span>with Ale, but I chose <text:span text:style-name="T84">instead</text:span> to be with my family. <text:span text:style-name="T84">As </text:span><text:span text:style-name="T98">I</text:span><text:span text:style-name="T84"> said before, I do </text:span>not like <text:span text:style-name="T84">the feeling of missing</text:span>, but I could not say goodbye to <text:span text:style-name="T84">Remigio</text:span>, as I <text:span text:style-name="T120">did</text:span> <text:span text:style-name="T120">to</text:span> Herón, Rogelio, Julia, Guadalupe, Heraclio, Paco or Imelda.</text:p>
      <text:p text:style-name="P7"><text:span text:style-name="T84">Although I told Remigio </text:span>everything that <text:span text:style-name="T84">was</text:span> to be said <text:span text:style-name="T84">while he was alive, I</text:span> owed <text:span text:style-name="T84">him </text:span>a goodbye and I owed <text:span text:style-name="T84">that</text:span> to myself.</text:p>
      <text:p text:style-name="P7">Few events <text:span text:style-name="T84">can </text:span>unite families, Remigio's <text:span text:style-name="T84">death</text:span> anniversary was not a cause for celebration but <text:span text:style-name="T84">all the </text:span>cousins were there, at least <text:span text:style-name="T84">the ones that mattered</text:span>.</text:p>
      <text:p text:style-name="P7">I talked long and hard with <text:span text:style-name="T84">cousin </text:span>Rosario about her plans, <text:span text:style-name="T84">about </text:span>her <text:span text:style-name="T84">son</text:span>'s plans, her future, <text:span text:style-name="T84">my future</text:span>. We found out that her son has a tattoo similar to one of mine, on the same arm. We talked about how her other son is interested in computing. I talked with Daniela about how the neighbo<text:span text:style-name="T84">u</text:span>rhood has changed; with Gloria about her grandchildren; with Jorge about how his son <text:span text:style-name="T84">fighting tirelessly </text:span>leukaemia.</text:p>
      <text:p text:style-name="P7">I haven't seen my cousins for a long time, but I treasure childhood memories <text:span text:style-name="T84">with them </text:span>that would <text:span text:style-name="T84">come</text:span> with me wherever I go.</text:p>
      <text:p text:style-name="P6"><text:soft-page-break/>The Flores López family does not like <text:span text:style-name="T84">leaving </text:span>things half done, and what<text:span text:style-name="T84">ever</text:span> needs to be said will be said. That day I said goodbye to my cousins and let them know how much I love and appreciate them. Not because I don't want to see them again, but because we genuinely don't <text:span text:style-name="T84">know what’s going to happen</text:span>. If tomorrow, <text:span text:style-name="T84">for whatever reason we</text:span> are no longer on th<text:span text:style-name="T84">is</text:span> earthly plane, we would know silently that we loved each other, <text:span text:style-name="T84">that</text:span> we love each other and <text:span text:style-name="T84">that,</text:span> wherever we go, we will be there.</text:p>
      <text:p text:style-name="P6">To my cousins:</text:p>
      <text:p text:style-name="P7">I love you very much, than<text:span text:style-name="T84">ks </text:span>for so much, see you one of these days.</text:p>
      <text:p text:style-name="P2">To Remigi<text:span text:style-name="T84">o</text:span>:</text:p>
      <text:p text:style-name="P3">Thank <text:span text:style-name="T84">you</text:span> Uncle, true love goes beyond saying <text:span text:style-name="T2">I love you, </text:span>although I learned <text:span text:style-name="T84">tha</text:span>t with mum and dad, I put it into practice every time <text:span text:style-name="T84">you and I</text:span> crossed paths.</text:p>
      <text:p text:style-name="P139">Alejandra</text:p>
      <text:p text:style-name="P10">A month before returning to Mexico I started a social experiment. The premise was that going back to Mexico meant seeing people I already kn<text:span text:style-name="T84">e</text:span>w, <text:span text:style-name="T84">whom I already knew how</text:span> they think, <text:span text:style-name="T84">their opinions and reactions</text:span>. I didn't want to get into a confirmation bias game because otherwise I would only feed the pre-conceptions I had towards my country, both positive and negative.</text:p>
      <text:p text:style-name="P10"><text:span text:style-name="T84">Visiting Mexico </text:span>required meeting new people, people who would tell me <text:span text:style-name="T84">from their perspective and</text:span> their experiences, what they had to say about their people, their city, my city.</text:p>
      <text:p text:style-name="P11">A dilemma associated with my social experiment is that I didn't know anyone outside of my social circle, nor could I <text:span text:style-name="T84">be </text:span>waving strangers <text:span text:style-name="T84">at </text:span>the airport left and right. <text:span text:style-name="T2">What kind of psychopath does that in the middle of 2022</text:span>?</text:p>
      <text:p text:style-name="P6">That same dilemma applies to a digital approach <text:span text:style-name="T99">too</text:span>, sending friend requests on Facebook, <text:span text:style-name="T84">or following strangers on </text:span>Twitter w<text:span text:style-name="T84">ere not viable options</text:span>. Who in their right mind is willing to <text:span text:style-name="T84">show</text:span> themselves on social networks with the intention of <text:span text:style-name="T84">having </text:span>conversation<text:span text:style-name="T84">s</text:span> with perfect strangers? The answer: people who use dating apps.</text:p>
      <text:p text:style-name="P5"><text:soft-page-break/><text:span text:style-name="T84">M</text:span>any of the problems in Mexico have their origin in the power dynamics that are imposed with our culture. Whether they come from religion, family <text:span text:style-name="T2">values</text:span>, traditions, and a long etcetera.</text:p>
      <text:p text:style-name="P5">A lot of those power dynamics can be summed up as machismo, <text:span text:style-name="T99">but</text:span> I feel like I'm stating the obvious.</text:p>
      <text:p text:style-name="P2">Culturally and even biologically, those who carry XY chromosomes, <text:span text:style-name="T84">also</text:span> carry a pre-loaded attitude of <text:span text:style-name="T84">being</text:span> hyper <text:span text:style-name="T84">competitive</text:span> and <text:span text:style-name="T84">an</text:span> implicit rivalry. <text:span text:style-name="T84">Such traits are not</text:span> <text:span text:style-name="T84">stranger </text:span>to me but <text:span text:style-name="T84">they are </text:span>no less uncomfortable.</text:p>
      <text:p text:style-name="P2">Admittedly, I do n<text:span text:style-name="T84">o</text:span>t enjoy <text:span text:style-name="T99">the</text:span> male company, much less being <text:span text:style-name="T99">well </text:span>aware that a <text:span text:style-name="T99">significant</text:span> part of the problems in Mexico <text:span text:style-name="T99">is</text:span> caused, propitiated and tolerated by <text:span text:style-name="T84">people</text:span> <text:span text:style-name="T99">bearing</text:span> XY chromosomes.</text:p>
      <text:p text:style-name="P2"><text:span text:style-name="T84">B</text:span>ack to <text:span text:style-name="T99">our</text:span> social experiment, I thought <text:span text:style-name="T84">that</text:span> an interesting approach would be to use Tinder to see Mexico through the eyes of <text:span text:style-name="T84">women </text:span>who were open to conversation, a conversation that was respectful, yet informative and certainly enjoyable.</text:p>
      <text:p text:style-name="P5">In my profile I was very clear, I was going to be in Mexico until October 28, I was not looking for a relationship or a <text:span text:style-name="T84">one <text:s/>night stand</text:span>, I just wanted to make peace with the country.</text:p>
      <text:p text:style-name="P5"><text:soft-page-break/>Kristal was the first to respond, but she clearly didn't read my profile, at some point she told me <text:span text:style-name="T16">yo</text:span><text:span text:style-name="T2">u're very good at flirting</text:span>... <text:span text:style-name="T84">obviously I moved on from that</text:span></text:p>
      <text:p text:style-name="P12">Alejandra was the next to respond, she joined the <text:span text:style-name="T84">experiment</text:span> and these lines are about her. Ale is a chemist who works in logistics, a <text:span text:style-name="T84">cyclist</text:span>, divorced, <text:span text:style-name="T84">pretty woman</text:span> with excellent conversation <text:span text:style-name="T99">skills</text:span>.</text:p>
      <text:p text:style-name="P12">She was the person who <text:span text:style-name="T84">told me the hows and whys </text:span>the country was simultaneously good and bad. Her <text:span text:style-name="T84">social </text:span><text:span text:style-name="T99">cycling club</text:span> @morras_cycling_club promotes cycling for women as a safe space for integration and why not?, to cycle. Ale won the award for The Most Inspiring <text:span text:style-name="T4">Morra</text:span> and <text:span text:style-name="T84">for a good </text:span>reason, her mileage, her integrity, her <text:span text:style-name="T84">quality as a </text:span>person are worth admiring. <text:span text:style-name="T84">Many women could look up to her and ask themselves: What if I start cycling? Mission accomplished</text:span></text:p>
      <text:p text:style-name="P12">Ale told me many stories about the big city, and she took me around the Roma-<text:span text:style-name="T84">Condesa </text:span>neighbo<text:span text:style-name="T84">u</text:span>rhood<text:span text:style-name="T84">s,</text:span> the cradle of invisible privilege in Mexico City. Certainly a desirable place to live, but not so diverse to reflect what is happening in the rest of the city, much less to reflect what is happening in the rest of the country.</text:p>
      <text:p text:style-name="P11"><text:soft-page-break/>We went to eat at a moderately <text:span text:style-name="T84">posh</text:span> restaurant where a <text:span text:style-name="T84">homeless </text:span>person approached us to ask for alms.</text:p>
      <text:p text:style-name="P11">We <text:span text:style-name="T99">decided</text:span> to buy <text:span text:style-name="T99">a </text:span>hamburger <text:span text:style-name="T99">for her </text:span>and, apparently <text:span text:style-name="T84">we brighten up</text:span> <text:span text:style-name="T84">her</text:span> day. Ale told me that the risk of <text:span text:style-name="T84">having dinner out</text:span><text:span text:style-name="T99">side</text:span><text:span text:style-name="T84">,</text:span> is that you could constantly be interrupted by <text:span text:style-name="T84">youngsters</text:span> selling sweets, people begging <text:span text:style-name="T99">for alms </text:span>and the occasional street performer.</text:p>
      <text:p text:style-name="P12">This <text:span text:style-name="T99">pushes</text:span> people to eat inside restaurants, <text:span text:style-name="T99">closing their eyes,</text:span> <text:span text:style-name="T99">refusing to </text:span><text:span text:style-name="T84">see </text:span>the problems of the <text:span text:style-name="T84">big</text:span> city. <text:span text:style-name="T16">Th</text:span><text:span text:style-name="T4">e good ones are majority</text:span>, <text:span text:style-name="T99">they say</text:span>. <text:span text:style-name="T84">While most certainly </text:span>eating in<text:span text:style-name="T84">side</text:span> a restaurant to avoid being interrupted by less privileged people was not a bad action <text:span text:style-name="T99">itself</text:span>, it was definitely not a good action <text:span text:style-name="T99">either</text:span>.</text:p>
      <text:p text:style-name="P12"/>
      <text:p text:style-name="P12">Ale <text:span text:style-name="T84">never hesitated </text:span>to give her hamburger to the <text:span text:style-name="T84">beggar </text:span>lady, nor to give fifty pesos to the <text:span text:style-name="T84">street </text:span>guitarist who entertained our pizza and <text:span text:style-name="T84">beer</text:span>. <text:span text:style-name="T2">Ale is one of the good ones</text:span>, <text:span text:style-name="T84">I </text:span>thought <text:span text:style-name="T84">to myself</text:span>, and her altruistic work <text:span text:style-name="T84">backed up</text:span> my <text:span text:style-name="T84">assessment</text:span>.</text:p>
      <text:p text:style-name="P12">The dynamics of social classes have had important shifts, although <text:span text:style-name="T99">negligible</text:span> in the grand scheme of things. In the 80s Mexico City was<text:span text:style-name="T99">n’t as densely populated</text:span>, crime and <text:span text:style-name="T84">homelessness</text:span> have always been present, <text:span text:style-name="T99">but</text:span> now in <text:span text:style-name="T99">the </text:span><text:soft-page-break/><text:span text:style-name="T99">overpopulated Mexico City of </text:span>2022, <text:span text:style-name="T84">such issues</text:span> <text:span text:style-name="T84">have more visibility.</text:span></text:p>
      <text:p text:style-name="P11">The change of scenery has been a constant for me, I grew up in Ecatepec<text:note text:id="ftn4" text:note-class="footnote"><text:note-citation>4</text:note-citation><text:note-body><text:p text:style-name="P126">More than once, Ecatepec has ranked as a highly dangerous place</text:p></text:note-body></text:note> <text:span text:style-name="T99">(</text:span><text:span text:style-name="T16">I know</text:span><text:span text:style-name="T99">)</text:span>, I lived in Mexico City, then in Irapuato<text:note text:id="ftn5" text:note-class="footnote"><text:note-citation>5</text:note-citation><text:note-body><text:p text:style-name="P126">Irapuato usually ranks as a more dangerous place than Ecatepec</text:p></text:note-body></text:note>, back in Ecatepec and finally in Cambridge, this time I would change scenery again, now going back to Ecatepec, at least temporarily.</text:p>
      <text:p text:style-name="P12"><text:span text:style-name="T45">After a </text:span><text:span text:style-name="T49">date</text:span><text:span text:style-name="T45"> in the Roma-</text:span><text:span text:style-name="T49">Condesa</text:span><text:span text:style-name="T45"> neighbo</text:span><text:span text:style-name="T49">u</text:span><text:span text:style-name="T45">rhood, </text:span><text:span text:style-name="T63">getting back</text:span><text:span text:style-name="T45"> to Ecatepec required </text:span><text:span text:style-name="T63">calling</text:span><text:span text:style-name="T45"> an uber, </text:span><text:span text:style-name="T63">the</text:span><text:span text:style-name="T45"> driver would think </text:span><text:span text:style-name="T63">it </text:span><text:span text:style-name="T45">twice before accepting a passenger going to </text:span><text:span text:style-name="T34">effing</text:span><text:span text:style-name="T45"> Ecatepec, and </text:span><text:span text:style-name="T49">he definitely </text:span><text:span text:style-name="T45">would </text:span><text:span text:style-name="T49">be hesitant</text:span><text:span text:style-name="T45"> </text:span><text:span text:style-name="T63">knowing</text:span><text:span text:style-name="T49"> he’d be in Ecatepec </text:span><text:span text:style-name="T63">at night</text:span><text:span text:style-name="T45">. After half an hour, our brave driver arrived, </text:span><text:span text:style-name="T63">to take</text:span><text:span text:style-name="T49"> </text:span><text:span text:style-name="T45">me to the </text:span><text:span text:style-name="T49">finest example of </text:span><text:span text:style-name="T45">violent </text:span><text:span text:style-name="T49">town.</text:span></text:p>
      <text:p text:style-name="P81">On <text:span text:style-name="T84">my </text:span>way <text:span text:style-name="T84">home </text:span>I thought about what happened that day. Ale was a great company. <text:span text:style-name="T84">I’m </text:span>faithful to my principles and <text:span text:style-name="T84">the purpose of the experiment was exploring, not to get into a relationship. Ale is a </text:span><text:span text:style-name="T4">morra</text:span><text:span text:style-name="T84"> with whom you can certainly fall in love, but as I said before, that was never my intention.</text:span></text:p>
      <text:p text:style-name="P3"><text:span text:style-name="T45">When you read this, Ale, thank you very much for a </text:span><text:span text:style-name="T49">great</text:span><text:span text:style-name="T45"> date, for lending me your eyes to see Mexico City as the complex </text:span><text:soft-page-break/><text:span text:style-name="T45">labyrinth that it is and for showing me that there is </text:span><text:span text:style-name="T49">still good people in Mexico.</text:span></text:p>
      <text:p text:style-name="P4"><text:span text:style-name="T43">It d</text:span><text:span text:style-name="T39">oesn't matter when you read this</text:span></text:p>
      <text:p text:style-name="P10"><text:span text:style-name="T84">Mexico </text:span>sits on three tectonic plates: the North American plate, the Cocos plate, and the Pacific plate. This configuration results in Mexico being a particularly diverse place in orography, v<text:span text:style-name="T84">u</text:span>lcanism and, very importantly, in seismic activity.</text:p>
      <text:p text:style-name="P10">Since geological records exist, 32 earthquakes with a magnitude greater than 7.5 on the Richter scale have been reported, however, any inhabitant of Mexico City <text:span text:style-name="T100">knows that earthquakes of lower magnitude can also leave permanent scars.</text:span></text:p>
      <text:p text:style-name="P10">For Mexicans, the most <text:span text:style-name="T84">memorable</text:span> earthquake is that of September 19, 1985, of which, after almost forty years, its effects are still felt as if they were aftershocks with a prolonged effect. In 1985, many buildings in Mexico City collapsed, affecting thousands of inhabitants of the big city.</text:p>
      <text:p text:style-name="P10">My dad still tells <text:span text:style-name="T84">us</text:span> how he and his <text:span text:style-name="T84">brothers</text:span> went to <text:span text:style-name="T84">Mexico City to provide support for the victims. Support</text:span> in the form of human excavators that could move rubble in order to rescue everyone who could have survived. Many people died, others disappeared and many more were displaced when they lost <text:soft-page-break/>their homes and <text:span text:style-name="T84">h</text:span>ad to occupy available spaces in the areas surrounding Mexico City, <text:span text:style-name="T84">some of them doing so, illegally</text:span>.</text:p>
      <text:p text:style-name="P2">Ecatepec went from being the temporary <text:span text:style-name="T84">shelter</text:span> of the victims, to becoming their place of permanent residence, many of the refugees having practically nothing to survive, and even less to restart their lives, turned to a life of crime to <text:span text:style-name="T100">endure the tragedy</text:span>.</text:p>
      <text:p text:style-name="P2">Mexico is a country that doesn’t stop, <text:span text:style-name="T84">and won’t stop</text:span> surprising. <text:span text:style-name="T84">A</text:span>s a result of the earthquake of September 19, 1985, every year on the same date a <text:span text:style-name="T84">nationwide </text:span>drill is carried out, in principle to prepare the population in the event of an earthquake, but it really is to commemorate that tragic day.</text:p>
      <text:p text:style-name="P2">Most of the inhabitants do not take the drill very seriously, or at least we did<text:span text:style-name="T84">n’t </text:span><text:span text:style-name="T100">do it</text:span><text:span text:style-name="T84"> </text:span>until 2017. On September 19, 2017, <text:span text:style-name="T100">just </text:span>a few hours after the <text:span text:style-name="T84">nationwide</text:span> drill, an earthquake of magnitude 7.5 on the Richter scale <text:span text:style-name="T100">literally sh</text:span><text:span text:style-name="T84">ook Mexico City </text:span><text:span text:style-name="T100">to its core</text:span><text:span text:style-name="T84">.</text:span></text:p>
      <text:p text:style-name="P2">There w<text:span text:style-name="T100">a</text:span>sn’t as much material damage as <text:span text:style-name="T84">in</text:span> 1985, but that did<text:span text:style-name="T84">n’t</text:span> mean <text:span text:style-name="T100">the outcome was different</text:span>, people died, people lost their homes, people disappeared, people showed their most humane side and people brought out the<text:span text:style-name="T84">ir</text:span> worst <text:span text:style-name="T84">selves</text:span>.</text:p>
      <text:p text:style-name="P6"><text:soft-page-break/>I was in shock, I <text:span text:style-name="T84">experienced the </text:span>earthquake while I was on <text:span text:style-name="T100">a</text:span> sixth floor in the Roma neighbo<text:span text:style-name="T84">u</text:span>rhood, the sensation is <text:span text:style-name="T84">hard to describe</text:span>, <text:span text:style-name="T100">and as much as possible,</text:span><text:span text:style-name="T84"> I wish it was not to be repeated</text:span>. After <text:span text:style-name="T84">making sure that</text:span> my family and <text:span text:style-name="T84">be</text:span>loved ones were okay, I headed back home.</text:p>
      <text:p text:style-name="P6">That night I did<text:span text:style-name="T84">n’t </text:span>sleep, I stayed up <text:span text:style-name="T84">all night</text:span> fixing my <text:span text:style-name="T100">bike</text:span> because the next day I <text:span text:style-name="T84">needed to provide support to the victims, </text:span>deliver<text:span text:style-name="T84">ing </text:span>medicine<text:span text:style-name="T84">s</text:span>, food and <text:span text:style-name="T84">supplies,</text:span> just as my father and uncles had done 32 years ago.</text:p>
      <text:p text:style-name="P147">And Mexico continued to surprise</text:p>
      <text:p text:style-name="P2">In 2022, during the flight from the UK to Mexico, I thought that maybe it wasn’t <text:span text:style-name="T100">such</text:span> a good idea to <text:span text:style-name="T84">visit</text:span> Mexico City during earthquake season. <text:span text:style-name="T2">There is no such thing</text:span>, any scientist would say, but every self-respecting <text:span text:style-name="T4">c</text:span><text:span text:style-name="T2">hilango</text:span> knows perfectly well that September is <text:span text:style-name="T84">earthquake </text:span>season. <text:span text:style-name="T100">A </text:span><text:span text:style-name="T17">chilango</text:span><text:span text:style-name="T100"> scientist -</text:span><text:span text:style-name="T17">yours truly</text:span><text:span text:style-name="T100">- with a geologist brother -another </text:span><text:span text:style-name="T17">chilango</text:span><text:span text:style-name="T100"> scientist- didn’t know what to think about it.</text:span></text:p>
      <text:p text:style-name="P2">Santa Clara has the curse and the blessing of having a quarry-able limestone hill, a blessing because <text:span text:style-name="T84">the hill</text:span> absorbs most of the <text:span text:style-name="T84">tectonic plate</text:span> movements, and consequently the earthquakes are barely <text:span text:style-name="T84">noticeable</text:span> in the family home. The curse of the hill comes when people in need of housing, <text:span text:style-name="T84">for </text:span><text:soft-page-break/>whatever <text:span text:style-name="T84">reason</text:span>, begin to legally and illegally <text:span text:style-name="T84">occupy</text:span> <text:span text:style-name="T84">every</text:span> available space on the hill. <text:span text:style-name="T84">On top of that, the hill also serves as the preferred place for a </text:span>number of drug <text:span text:style-name="T84">deals </text:span>that are carried out as soon as the growing stain of urbanity <text:span text:style-name="T84">disappears, leading to the very few patches of forest on the hill.</text:span></text:p>
      <text:p text:style-name="P13">The houses located on the hill<text:span text:style-name="T84"> belong to a different </text:span>universe. <text:span text:style-name="T100">Yes, there is </text:span>less discrimination <text:span text:style-name="T84">among </text:span>inhabitants, <text:span text:style-name="T84">but</text:span> there is also more poverty, even stray dogs have worse luck on the hill -where they usually die- <text:span text:style-name="T84">as </text:span>compared to <text:span text:style-name="T84">stray dogs in </text:span>the <text:span text:style-name="T100">n</text:span>eighbo<text:span text:style-name="T84">u</text:span>rhood <text:span text:style-name="T100">centre</text:span>, where there’<text:span text:style-name="T84">s always someone willing to take care of them and even someone willing to adopt them.</text:span></text:p>
      <text:p text:style-name="P13">The accessibility to the houses on the hill is extremely limited, <text:span text:style-name="T100">thinking of </text:span>having a car is impractical. <text:span text:style-name="T84">Running</text:span> water <text:span text:style-name="T84">is very scarce </text:span><text:span text:style-name="T100">in the neighbourhood centre</text:span><text:span text:style-name="T84">, and it is </text:span><text:span text:style-name="T100">even </text:span><text:span text:style-name="T84">more </text:span><text:span text:style-name="T100">scarce </text:span><text:span text:style-name="T84">for the houses on the hill.</text:span></text:p>
      <text:p text:style-name="P2"><text:span text:style-name="T84">All in all</text:span>, th<text:span text:style-name="T84">is brave-</text:span>new poverty does not prevent each half-built house from having a <text:span text:style-name="T84">subscription TV aerial</text:span>, because God forbid <text:span text:style-name="T84">they can’t see the football matches or the soap operas. The same is true for</text:span><text:span text:style-name="T100"> </text:span><text:span text:style-name="T84">water, it is of course </text:span><text:span text:style-name="T100">acceptable</text:span><text:span text:style-name="T84"> not to have running water, but not having coca-cola or beer, is something completely </text:span><text:span text:style-name="T100">unthinkable</text:span><text:span text:style-name="T84">.</text:span></text:p>
      <text:p text:style-name="P6"><text:soft-page-break/>On September 17, 2022, Sara invited me to her birthday <text:span text:style-name="T84">party</text:span> to go dancing... on September 19.... September 19. Mexico doesn’t stop surprising, and this occasion would not be the exception. Against all odds (or rather, in favo<text:span text:style-name="T84">u</text:span>r of all odds), there was an earthquake of magnitude 7.7 on the Richter scale that once again struck <text:span text:style-name="T84">Mexico</text:span>.</text:p>
      <text:p text:style-name="P6">As if the <text:span text:style-name="T100">dates</text:span> <text:span text:style-name="T84">repeating</text:span> was<text:span text:style-name="T100">n’t</text:span> <text:span text:style-name="T100">too much of a </text:span><text:span text:style-name="T84">coincidence, the 2022 earthquake occurred less than 10 minutes apart from the 2017 earthquake. For days every conversation </text:span><text:span text:style-name="T100">across the country </text:span><text:span text:style-name="T84">was about the coincidence of dates, times, possible causes and the so-called </text:span><text:span text:style-name="T4">earthquake season</text:span><text:span text:style-name="T84"> and, how lucky we were not to have the amount of damage like </text:span><text:span text:style-name="T100">we did </text:span><text:span text:style-name="T84">in 1985, or in 2017.</text:span></text:p>
      <text:p text:style-name="P2">Since its founding in pre <text:span text:style-name="T84">h</text:span>ispanic times, Mexico City has had management and logistics problems. Settling on a lake is not exactly the best idea in the world, much less <text:span text:style-name="T84">so is</text:span> settling in a country that lies <text:span text:style-name="T100">in the middle of</text:span> three tectonic plates. Obviously, our ancestors do not bear responsibility or blame, plate tectonics are, despite everything, a relatively new discovery.</text:p>
      <text:p text:style-name="P2"><text:span text:style-name="T2">Mexico </text:span><text:span text:style-name="T17">doesn’t </text:span><text:span text:style-name="T4">stop to surprise</text:span></text:p>
      <text:p text:style-name="P6"><text:soft-page-break/>After the 2017 <text:span text:style-name="T85">and 2022 </text:span>earthquake<text:span text:style-name="T85">s</text:span>, millennials and gen-Z<text:span text:style-name="T100">s</text:span> had to take the <text:span text:style-name="T100">lead</text:span>, we took courses in civil protection, first aid, search and rescue, and everything we <text:span text:style-name="T85">could</text:span> learn so that the next <text:span text:style-name="T85">earthquake was</text:span> more <text:span text:style-name="T85">manageable</text:span>. In Mexico, people don’t know when the next earthquake will occur, but they know perfectly well that not only one, but several more will come. <text:span text:style-name="T85">T</text:span>his thought brings with it a series of ideas that are growing like a snowball, for better and for worse.</text:p>
      <text:p text:style-name="P6"><text:span text:style-name="T66">Management and logistics problems have remained </text:span><text:span text:style-name="T67">a </text:span><text:span text:style-name="T66">constant in Mexico City. It is</text:span><text:span text:style-name="T68">n’t</text:span><text:span text:style-name="T66"> </text:span><text:span text:style-name="T68">a </text:span><text:span text:style-name="T66">secret that these problems are associated with </text:span><text:span text:style-name="T68">multiple</text:span><text:span text:style-name="T66"> factors that operate </text:span><text:span text:style-name="T67">in harmony</text:span><text:span text:style-name="T66"> to create </text:span><text:span text:style-name="T68">a</text:span><text:span text:style-name="T67"> </text:span><text:span text:style-name="T66">recipe for destruction: </text:span><text:span text:style-name="T67">poor construction works</text:span><text:span text:style-name="T66">, low-quality construction materials, </text:span><text:span text:style-name="T68">sh</text:span><text:span text:style-name="T66">ort </text:span><text:span text:style-name="T68">planning and</text:span><text:span text:style-name="T66"> development times, real estate agencies that, in order to </text:span><text:span text:style-name="T68">make </text:span><text:span text:style-name="T66">money </text:span><text:span text:style-name="T68">as soon as possible</text:span><text:span text:style-name="T66">, do whatever is necessary to deliver </text:span><text:span text:style-name="T68">half baked </text:span><text:span text:style-name="T66">residential developments to the </text:span><text:span text:style-name="T67">ever</text:span><text:span text:style-name="T66"> growing population of Mexico City. </text:span><text:span text:style-name="T68">The e</text:span><text:span text:style-name="T66">xtreme competition </text:span><text:span text:style-name="T68">among </text:span><text:span text:style-name="T66">construction </text:span><text:span text:style-name="T68">companies </text:span><text:span text:style-name="T66">makes labo</text:span><text:span text:style-name="T67">u</text:span><text:span text:style-name="T66">r cheaper, without necessarily guaranteeing </text:span><text:span text:style-name="T68">a high </text:span><text:span text:style-name="T66">quality of the work</text:span><text:span text:style-name="T68">s</text:span><text:span text:style-name="T66"> carried out. </text:span></text:p>
      <text:p text:style-name="P123">The population in Mexico City is a constantly growing entity, and it grows because Mexico City is that kind of promised land <text:soft-page-break/>where they tell you that there will be opportunities, <text:span text:style-name="T100">jobs</text:span>, housing <text:span text:style-name="T100">and </text:span>education... <text:span text:style-name="T100">none of </text:span>this is entirely true.</text:p>
      <text:p text:style-name="P123"><text:span text:style-name="T85">On top of that</text:span>, the politicians <text:span text:style-name="T85">in charge </text:span>do not <text:span text:style-name="T85">hesitate when they</text:span> allow all of the above to continue happening, because they need to keep the citizens, the president <text:span text:style-name="T100">and </text:span>the construction companies <text:span text:style-name="T85">happy, and more importantly, they need to keep their insatiable and unstoppable ambition happy.</text:span></text:p>
      <text:p text:style-name="P101">And Mexico will continue surpris<text:span text:style-name="T101">ing</text:span></text:p>
      <text:p text:style-name="P6"><text:span text:style-name="T45">With each earthquake, good things and bad things happen.</text:span></text:p>
      <text:p text:style-name="P6"><text:span text:style-name="T58">I</text:span><text:span text:style-name="T45">n each </text:span><text:span text:style-name="T58">disaster</text:span><text:span text:style-name="T45"> the prevailing classism and racism in Mexico </text:span><text:span text:style-name="T59">come to an </text:span><text:span text:style-name="T45">end, and to the </text:span><text:span text:style-name="T58">rhythm</text:span><text:span text:style-name="T45"> of </text:span><text:span text:style-name="T29">Cielito Lindo</text:span><text:span text:style-name="T45">, </text:span><text:span text:style-name="T59">upper </text:span><text:span text:style-name="T58">and lower</text:span><text:span text:style-name="T59"> class</text:span><text:span text:style-name="T45">, </text:span><text:span text:style-name="T59">white collar </text:span><text:span text:style-name="T58">and blue collar</text:span><text:span text:style-name="T45">, </text:span><text:span text:style-name="T59">tories and liberals, they all </text:span><text:span text:style-name="T45">leave their differences and prejudices </text:span><text:span text:style-name="T58">behind</text:span><text:span text:style-name="T45">, </text:span><text:span text:style-name="T58">d</text:span><text:span text:style-name="T45">o</text:span><text:span text:style-name="T58">ing</text:span><text:span text:style-name="T45"> whatever is necessary to help others, </text:span><text:span text:style-name="T58">regardless</text:span><text:span text:style-name="T45"> </text:span><text:span text:style-name="T58">of skin </text:span><text:span text:style-name="T45">colo</text:span><text:span text:style-name="T59">u</text:span><text:span text:style-name="T45">r. </text:span><text:span text:style-name="T58">T</text:span><text:span text:style-name="T45">hat does not mean that the aftermath is </text:span><text:span text:style-name="T58">more bitter than sweet</text:span><text:span text:style-name="T45">, and that we constantly see unnecessary and hateful facets of both politics and society itself.</text:span></text:p>
      <text:p text:style-name="P82">After the 2017 earthquake, funds were allocated to the victims, which were diverted by political parties for their electoral campaigns. In 2019 and 2020, as there <text:span text:style-name="T85">we</text:span>re no earthquakes, the funds for support in the event of natural disasters were looted by the president to feed his flagship projects, despite <text:soft-page-break/>the fact that there were still victims of <text:span text:style-name="T85">the </text:span>2017 <text:span text:style-name="T85">earthquake </text:span>who had not been adequately cared for.</text:p>
      <text:p text:style-name="P82"/>
      <text:p text:style-name="P82">Many people worry about the future, and few things are certain. As long as Mexico remains located between three tectonic plates, we <text:span text:style-name="T100">are absolutely sure</text:span> that there will be earthquakes, and we’<text:span text:style-name="T100">re also sure </text:span>that the good side of society will emerge when it is most needed, and we’<text:span text:style-name="T100">re also</text:span> <text:span text:style-name="T100">sure </text:span>that politics and society will <text:span text:style-name="T85">show their true colours in the aftermath of each earthquake</text:span></text:p>
      <text:p text:style-name="P3"><text:span text:style-name="T45">I dare </text:span><text:span text:style-name="T59">to</text:span><text:span text:style-name="T45"> say that all of the above could happen on September 19… </text:span><text:span text:style-name="T29">doesn't matter when you read this</text:span><text:span text:style-name="T45">.</text:span></text:p>
      <text:p text:style-name="P4"><text:span text:style-name="T39">M</text:span><text:span text:style-name="T40">iss</text:span><text:span text:style-name="T39"> Dianolasa</text:span></text:p>
      <text:p text:style-name="P14">In 2011 the Department of Genetics and Molecular Biology of the Center for Research and Advanced Studies (CINVESTAV) was going through a period of transition, there were more and more <text:span text:style-name="T86">students</text:span> interested in the projects of the department, <text:span text:style-name="T101">but at the same time, the faculty was showing several defects:</text:span></text:p>
      <text:list text:style-name="L1">
        <text:list-item>
          <text:p text:style-name="P157">Unprepared professors <text:span text:style-name="T86">who were exposed as frauds</text:span> by invited researchers</text:p>
        </text:list-item>
        <text:list-item>
          <text:p text:style-name="P157">Diversion of <text:span text:style-name="T86">funding </text:span><text:span text:style-name="T101">by corrupt researchers</text:span></text:p>
        </text:list-item>
        <text:list-item>
          <text:p text:style-name="P157"><text:span text:style-name="T86">Overcrowded</text:span> <text:span text:style-name="T101">classrooms</text:span> <text:span text:style-name="T101">due to a lack of an adequate selective process</text:span></text:p>
        </text:list-item>
      </text:list>
      <text:p text:style-name="P52">The so-called <text:span text:style-name="T18">m</text:span><text:span text:style-name="T2">agic Mexico</text:span></text:p>
      <text:p text:style-name="P122">Not everything was that bad, <text:span text:style-name="T105">at least not for me,</text:span> in 2011 <text:span text:style-name="T2">professor Javier</text:span> saw me typing commands in my Linux terminal and, he asked me if I was interested in teaching bioinformatics, I said yes without thinking twice.</text:p>
      <text:p text:style-name="P122">In the first generation of master's students that I had to teach, there were extremely diverse and memorable characters, with whom I would write several chapters of my life.</text:p>
      <text:p text:style-name="P51"><text:span text:style-name="T66">Diana and Oto were two of the</text:span><text:span text:style-name="T75">m</text:span><text:span text:style-name="T66">. </text:span><text:span text:style-name="T76">Diana used to visit Otoniel during the year they were doing the</text:span><text:span text:style-name="T75">ir</text:span><text:span text:style-name="T76"> master's degree.</text:span></text:p>
      <text:p text:style-name="P51"><text:soft-page-break/><text:span text:style-name="T1">Between the </text:span><text:span text:style-name="T105">camaraderie</text:span><text:span text:style-name="T86"> they</text:span><text:span text:style-name="T1"> formed </text:span>in the classroom<text:span text:style-name="T1"> and the fact </text:span><text:span text:style-name="T86">that they shared</text:span><text:span text:style-name="T1"> birthday </text:span><text:span text:style-name="T86">date</text:span><text:span text:style-name="T1">, Diana and Oto became good friends despite being </text:span>very<text:span text:style-name="T1"> different entities.</text:span></text:p>
      <text:p text:style-name="P14">Oto <text:span text:style-name="T86">and I were lab mates, </text:span>and in a certain way I <text:span text:style-name="T86">also enjoyed </text:span>Diana's visits, <text:span text:style-name="T101">although</text:span> at the time, <text:span text:style-name="T101">Diana </text:span><text:span text:style-name="T86">and I had different opinions, ideas and attitudes</text:span>. That didn't matter<text:span text:style-name="T101"> too much</text:span>, we had to get <text:span text:style-name="T86">our</text:span> job<text:span text:style-name="T86">s</text:span> done, Oto and I with our <text:span text:style-name="T101">phage</text:span> genomes, Diana with her micro RNAs.</text:p>
      <text:p text:style-name="P14">Around 2014, Oto and I wanted to start an independent project, <text:span text:style-name="T101">a project that</text:span> would allow us to teach bioinformatics in a way that would leave us satisfied. Despite having already taught <text:span text:style-name="T86">the bioinformatics course</text:span> at CINVESTAV for some time, we <text:span text:style-name="T101">were still using</text:span> a syllabus with which we did not necessarily agree, using resources with which we definitely did not agree.</text:p>
      <text:p text:style-name="P15">Although we knew how the project would start, we did not know how we would continue it, jokingly we named the initiative <text:span text:style-name="T2">ATGenomics: where your ideas begin</text:span>.</text:p>
      <text:p text:style-name="P15">In messenger RNAs, ribosomes start to make protein<text:span text:style-name="T86">s</text:span> when they encounter an AUG signal (which comes from the DNA template with ATG sequence). ATG is where the proteins in <text:soft-page-break/><text:span text:style-name="T86">genes</text:span> begin, it is where the molecules that make life possible begin.</text:p>
      <text:p text:style-name="P16">Sandra and Marco joined the project, but the idea didn’t quite materialize, there was pressure <text:span text:style-name="T101">to </text:span>finish our PhD studies, we lacked time because we had three jobs, and we <text:span text:style-name="T101">lacked proper</text:span> business <text:span text:style-name="T86">training</text:span>… the initial project failed miserably.</text:p>
      <text:p text:style-name="P5">None of the four <text:span text:style-name="T86">people </text:span>involved <text:span text:style-name="T101">knew</text:span> where we were going, as students, as scientists and, as entrepreneurs. Something was missing, or more precisely, someone.</text:p>
      <text:p text:style-name="P5">When the pandemic <text:span text:style-name="T101">lockdowns </text:span>began, the memory of ATGenomics had been left far behind, at least for me <text:span text:style-name="T101">it was</text:span>, <text:span text:style-name="T101">nonetheless</text:span>, the curiosity to generate <text:span text:style-name="T101">digital </text:span>content, <text:span text:style-name="T86">tutorials</text:span>, workshops and what<text:span text:style-name="T86">not, </text:span>was always present <text:span text:style-name="T86">in my </text:span><text:span text:style-name="T101">head</text:span>. As if by some mystical art we could read each other's minds, in 2020 Diana, Oto and I decided to revive ATG from the ashes.</text:p>
      <text:p text:style-name="P16">This time <text:span text:style-name="T86">it</text:span> would work because we had what the original ATG lineup (and science in Mexico in general) <text:span text:style-name="T86">lacked</text:span>: A person who coordinates what each <text:span text:style-name="T86">member</text:span> is going to do and how <text:span text:style-name="T86">they’re</text:span> going to do it. That was Diana's initial <text:span text:style-name="T86">and permanent</text:span> role, and without her, ATG would remain in the ashes.</text:p>
      <text:p text:style-name="P6"><text:soft-page-break/><text:span text:style-name="T101">W</text:span>e were growing <text:span text:style-name="T101">and getting noticed i</text:span>n other countries, we <text:span text:style-name="T101">got </text:span>the attention of an organization<text:note text:id="ftn6" text:note-class="footnote"><text:note-citation>6</text:note-citation><text:note-body><text:p text:style-name="P127">@WBDSLA: Women in Bioinformatics and Data Science Latin America</text:p></text:note-body></text:note> that <text:span text:style-name="T86">provide</text:span> bioinformatics <text:span text:style-name="T86">training for women across</text:span> Latin America.</text:p>
      <text:p text:style-name="P6">Upon my return to <text:span text:style-name="T5">Magic</text:span><text:span text:style-name="T2"> Mexico</text:span>, <text:span text:style-name="T86">Diana and I </text:span>had planned a workshop in which we introduced Alison as a <text:span text:style-name="T86">trainer</text:span>.</text:p>
      <text:p text:style-name="P16">ATG has been growing despite being a side project <text:span text:style-name="T86">for</text:span> the six <text:span text:style-name="T101">members</text:span>, and if it has stayed afloat, it is again thanks to Diana.</text:p>
      <text:p text:style-name="P16">In a conversation with <text:span text:style-name="T5">d</text:span><text:span text:style-name="T2">oc Gabriel</text:span>, I confirmed that when <text:span text:style-name="T86">Oto and I</text:span> left the institution, bioinformatics <text:span text:style-name="T86">started</text:span> lagg<text:span text:style-name="T86">ing </text:span>behind. <text:span text:style-name="T86">That </text:span>left us with a bittersweet <text:span text:style-name="T86">sensation...</text:span> <text:s/><text:span text:style-name="T86">to think that no one decided to fill the little void that we left behind.</text:span></text:p>
      <text:p text:style-name="P15">It certainly feels <text:span text:style-name="T86">bad</text:span> to see our institution plunge into decadence, of course it is not because we have left, we are not (<text:span text:style-name="T86">that</text:span>) arrogant to <text:span text:style-name="T86">believe we were the reason for it</text:span>.</text:p>
      <text:p text:style-name="P15">It didn't matter how far we were or how far behind we had left our <text:span text:style-name="T86">studies</text:span> at CINVESTAV, <text:span text:style-name="T86">we would continue providing training and support to the students </text:span>so that <text:span text:style-name="T86">they</text:span> could have a complementary perspective to what they were told in class, <text:span text:style-name="T86">in the now decaying research centre</text:span>.</text:p>
      <text:p text:style-name="P3"><text:soft-page-break/>All <text:span text:style-name="T86">these thoughts crossed our minds </text:span>while <text:span text:style-name="T101">Diana and I </text:span><text:span text:style-name="T86">grabbed</text:span> <text:span text:style-name="T101">our</text:span> microphones and got ready to do our best <text:span text:style-name="T101">to</text:span> transmit <text:span text:style-name="T86">our </text:span>knowledge <text:span text:style-name="T101">(</text:span><text:span text:style-name="T86">big or small</text:span><text:span text:style-name="T101">)</text:span><text:span text:style-name="T86">, with </text:span><text:s/>joy, emotion, with the <text:span text:style-name="T86">taste</text:span> of Mexico and <text:span text:style-name="T86">the taste of </text:span>ATG.</text:p>
      <text:p text:style-name="P140">Thela Hun Ginjeet</text:p>
      <text:p text:style-name="P83"><text:span text:style-name="T86">M</text:span>embers of the Flores López family <text:span text:style-name="T86">are no debutants to the big city</text:span>, after all, they had spent their entire lives in Ecatepec, the <text:span text:style-name="T86">epitome of violent towns</text:span>.</text:p>
      <text:list text:style-name="L2">
        <text:list-item>
          <text:p text:style-name="P161">Armed robbery? checked</text:p>
        </text:list-item>
        <text:list-item>
          <text:p text:style-name="P161">Scams? checked</text:p>
        </text:list-item>
        <text:list-item>
          <text:p text:style-name="P161">Extortion? <text:span text:style-name="T91">c</text:span>hecked</text:p>
        </text:list-item>
      </text:list>
      <text:p text:style-name="P83">Working at the <text:span text:style-name="T86">convenience</text:span> store involved lot<text:span text:style-name="T86">s</text:span> of things that went beyond spending fourteen hours a day serving people. <text:span text:style-name="T86">It involved</text:span> <text:span text:style-name="T86">being together as a family, but more so as co-workers. It implied that whatever our mood, we always had to smile to the costumers and, </text:span><text:span text:style-name="T101">we always had to smile </text:span><text:span text:style-name="T86">to our colleagues.</text:span></text:p>
      <text:p text:style-name="P160"><text:span text:style-name="T45">The context of how complex the dynamics in the store could be included our individual issues, I was deeply in debt, my mum, my dad and my brother were having health issues, my brother and I needed to go to school, our egos were really big at the time, we had self-imposed and inherited expectations, we relied economically on the store, and there was uncertainty about the future.</text:span></text:p>
      <text:p text:style-name="P160"><text:soft-page-break/><text:span text:style-name="T45">It was a fortune that we didn’t explode that often, deep down each of us knew that we worked better as a team, and as such we needed to swallow our prides.</text:span></text:p>
      <text:p text:style-name="P53"><text:span text:style-name="T45">Antonio wanted to </text:span><text:span text:style-name="T50">keep w</text:span><text:span text:style-name="T45">orking in the store, though he </text:span><text:span text:style-name="T50">now has a good job as a Geologist</text:span><text:span text:style-name="T45">. Irma and Victor </text:span><text:span text:style-name="T50">saw themselves </text:span><text:span text:style-name="T45">there for </text:span><text:span text:style-name="T50">longer</text:span><text:span text:style-name="T45">, despite they live </text:span><text:span text:style-name="T50">quietly</text:span><text:span text:style-name="T45"> in their retirement. </text:span>I never really liked the store that much, but I respected and admired it, and to some extent I had esteem for it.</text:p>
      <text:p text:style-name="P52">When we closed the store, our lives went through significant changes, mostly for good and perhaps the same could be said about the store. The new owners have it well-stocked and they sell products that we didn't. Of course the neighbours occasionally mention that they missed the familiarity with which we treated them.</text:p>
      <text:p text:style-name="P52">Leaving the store behind also meant stopping worrying about plenty of things, no more getting up at 7 am on Saturdays, no more starving ourselves until ungodly hours, in short, there was even time to <text:span text:style-name="T101">have </text:span>family <text:span text:style-name="T101">dinner</text:span>, as we hadn't had done for so many years.</text:p>
      <text:p text:style-name="P53">Eventually we also forg<text:span text:style-name="T101">o</text:span>t about the hell-hole we lived in. The anxiety associated with <text:span text:style-name="T101">deprivation</text:span> in the town works a bit like an immune system, or like our fight or flight response: <text:soft-page-break/>When you <text:span text:style-name="T101">are</text:span> constantly <text:span text:style-name="T101">exposed to </text:span>danger, a new instance of a crime is just that, a crime. Your head is already prepared to be alert, to avoid danger and to move on. And just as it happens with a<text:span text:style-name="T101">n</text:span> <text:span text:style-name="T101">immune </text:span>system, if it is not stimulated, it loses <text:span text:style-name="T101">defen</text:span><text:span text:style-name="T121">c</text:span><text:span text:style-name="T101">es</text:span>.</text:p>
      <text:p text:style-name="P53"><text:span text:style-name="T1">By not </text:span><text:span text:style-name="T101">depending</text:span><text:span text:style-name="T1"> on the store </text:span>any more<text:span text:style-name="T1">, and with the </text:span><text:span text:style-name="T101">lock downs</text:span><text:span text:style-name="T1">, the family </text:span>house<text:span text:style-name="T1"> </text:span>bec<text:span text:style-name="T101">omes a </text:span><text:span text:style-name="T1">fortress that protect</text:span><text:span text:style-name="T101">s</text:span><text:span text:style-name="T1"> us from all evil, crime bec</text:span><text:span text:style-name="T101">omes</text:span><text:span text:style-name="T1"> intangible even </text:span>when<text:span text:style-name="T1"> </text:span><text:span text:style-name="T101">you</text:span><text:span text:style-name="T1"> watch the news </text:span>daily. <text:span text:style-name="T101">You</text:span> simply <text:span text:style-name="T1">close </text:span><text:span text:style-name="T101">y</text:span><text:span text:style-name="T1">our eyes, </text:span><text:span text:style-name="T101">and are confident that</text:span><text:span text:style-name="T1"> everything </text:span><text:span text:style-name="T101">i</text:span><text:span text:style-name="T1">s going be fine… Or at least that was what Irma and Victor liked to believe, even though they knew it wasn't entirely true.</text:span></text:p>
      <text:p text:style-name="P10">When I went to <text:span text:style-name="T86">see</text:span> Diana, I took the family car, naively thinking that <text:span text:style-name="T86">the traffic in </text:span>Mexico City would be kind to me. That time I was ten minutes late and instead of going straight home, I decided to catch up with my parents at the dan<text:span text:style-name="T86">cing</text:span> club.</text:p>
      <text:p text:style-name="P10">My dad didn't look happy, my mum was noticeably <text:span text:style-name="T86">in shock</text:span>, clearly it wasn't because of <text:span text:style-name="T101">me being late</text:span>. <text:span text:style-name="T86">T</text:span>hey explained to me that, since they didn’t have the car at hand, they decided to leave on foot, and unfortunately they witness<text:span text:style-name="T86">ed</text:span> a shooting, in broad daylight, at the beginning of the week in one of the <text:soft-page-break/>main streets of Santa Clara. <text:span text:style-name="T86">We found out later</text:span> that <text:span text:style-name="T86">the shooting </text:span>was essentially <text:span text:style-name="T86">due to a local drug-dealer not meeting the monthly </text:span><text:span text:style-name="T5">sales</text:span>, and the solution <text:span text:style-name="T86">of course, </text:span>is simply to <text:span text:style-name="T86">kill him</text:span>.</text:p>
      <text:p text:style-name="P6"><text:span text:style-name="T86">In the beginning, </text:span>Santa Clara <text:span text:style-name="T101">was </text:span><text:span text:style-name="T86">only a</text:span> small town with very few inhabitants, but due to the <text:span text:style-name="T86">charms</text:span> of Mexico City, it began to attract residents from neighbo<text:span text:style-name="T86">u</text:span>ring states.</text:p>
      <text:p text:style-name="P6"><text:span text:style-name="T101">Santa Clara </text:span>had a large influx of residents <text:span text:style-name="T86">coming from </text:span>Mexico City <text:span text:style-name="T86">after they lost </text:span>their homes <text:span text:style-name="T86">during </text:span>the 1985 earthquake.</text:p>
      <text:p text:style-name="P15">Industriali<text:span text:style-name="T86">s</text:span>ation helped the settlers who arrived to prosper economically, to the extent that it was relatively common for people <text:span text:style-name="T86">earning just a little above the minimum wage,</text:span> to have a small house and support their family without <text:span text:style-name="T86">too</text:span> much problem. Life m<text:span text:style-name="T101">ight</text:span> not have been easy <text:span text:style-name="T86">for them</text:span>, but it was never particularly difficult.</text:p>
      <text:p text:style-name="P15"><text:span text:style-name="T86">Whether we l</text:span>ike it or not, many Mexicans like to romantici<text:span text:style-name="T86">s</text:span>e poverty, <text:span text:style-name="T86">to have</text:span> the nobility associated with belonging to low social strata and not falling into the vices that are traditionally associated with wealthy people.</text:p>
      <text:p text:style-name="P15">The overpopulation, the lack of opportunities, the atmosphere of apathy and conformism associated with the fact that Santa <text:soft-page-break/>Clara was a comfortable place, brought with it, that the <text:span text:style-name="T86">inhabitants</text:span> entered a stage where <text:span text:style-name="T86">very </text:span>few progressed, those who did, <text:span text:style-name="T86">did so</text:span> because they worked <text:span text:style-name="T86">really hard,</text:span> or because they were very lucky, or because they were <text:span text:style-name="T86">wrong doers</text:span>.</text:p>
      <text:p text:style-name="P6">Admittedly, I <text:span text:style-name="T86">used to </text:span>believe in the <text:span text:style-name="T86">false</text:span> <text:span text:style-name="T86">idea</text:span> that <text:span text:style-name="T2">poor </text:span><text:span text:style-name="T5">people</text:span><text:span text:style-name="T2"> </text:span><text:span text:style-name="T5">we</text:span><text:span text:style-name="T2">re poor because they want</text:span><text:span text:style-name="T5">ed</text:span><text:span text:style-name="T2"> to</text:span>, the evidence I had was overwhelming.</text:p>
      <text:p text:style-name="P6"><text:span text:style-name="T101">M</text:span>y neighbo<text:span text:style-name="T86">u</text:span>rs had <text:span text:style-name="T86">plenty of </text:span>opportunities to progress, which they let pass by being in the comfort of Santa Clara, preferring to spend the little money they had, on beer and junk food, instead of, I don't know, properly feeding their children.</text:p>
      <text:p text:style-name="P17"><text:span text:style-name="T45">I now understand that </text:span><text:span text:style-name="T64">poverty</text:span><text:span text:style-name="T45"> is much more complex than it appears at first glance, and that there are a thousand reasons why people let opportunities of any kind pass by.</text:span></text:p>
      <text:p text:style-name="P84">On one occasion, <text:span text:style-name="T86">while </text:span>going to the <text:span text:style-name="T86">GP</text:span>, my father <text:span text:style-name="T86">told me -</text:span>while point<text:span text:style-name="T101">ing</text:span> to a busy food stall- that <text:span text:style-name="T101">there</text:span> was the meeting point for the local drug dealers. It was a strange feeling to think about the familiarity with which it was known that the dealers met there, even knowing that the police passed by, and even more incredible, that they <text:span text:style-name="T86">had lunch</text:span> <text:span text:style-name="T86">there regularly, just because.</text:span></text:p>
      <text:p text:style-name="P85"><text:soft-page-break/>When <text:span text:style-name="T86">I first thought of </text:span>documenting my visit to Mexico, I thought of including photos in each chapter to <text:span text:style-name="T86">finish</text:span> each story, but for this <text:span text:style-name="T86">chapter</text:span> it would be better to include the song <text:span text:style-name="T2">Thela Hun Ginjeet</text:span> by the British band King Crimson included in their 1981 album Discipline.</text:p>
      <text:p text:style-name="P85"><text:span text:style-name="T86">If</text:span> you <text:span text:style-name="T86">don’t know that song, </text:span>stop reading immediately, open <text:span text:style-name="T5">S</text:span><text:span text:style-name="T2">potify</text:span>, <text:span text:style-name="T86">play</text:span> <text:span text:style-name="T86">the </text:span><text:span text:style-name="T2">Discipline</text:span> and come back in <text:span text:style-name="T86">37</text:span> minutes.</text:p>
      <text:p text:style-name="P95">I’ll wait</text:p>
      <text:p text:style-name="P18"><text:span text:style-name="T79">In the aforementioned song (which </text:span><text:span text:style-name="T82">title </text:span><text:span text:style-name="T79">is an anagram for </text:span><text:span text:style-name="T29">heat in the jungle</text:span><text:span text:style-name="T79">), Adrian Belew describes his experience when he was trying to film a video </text:span><text:span text:style-name="T82">documentary </text:span><text:span text:style-name="T79">about criminal life. </text:span></text:p>
      <text:p text:style-name="P105">And it's just about New York City, it's about crime in the streets</text:p>
      <text:p text:style-name="P112">While he was filming, a couple of rastafarians in London approached him, thinking that he was a policeman:</text:p>
      <text:p text:style-name="P106">So, suddenly, these two guys appear in front of me</text:p>
      <text:p text:style-name="P107">They stopped</text:p>
      <text:p text:style-name="P107">Real aggressive</text:p>
      <text:p text:style-name="P107">Stared at me, you know</text:p>
      <text:p text:style-name="P107">"W-what's that? What's that on that tape?"</text:p>
      <text:p text:style-name="P107">"Yeah, what do you got there?"</text:p>
      <text:p text:style-name="P124"/>
      <text:p text:style-name="P15"><text:soft-page-break/>After a<text:span text:style-name="T102">n </text:span>endless conversation, the <text:span text:style-name="T86">r</text:span>astafarians let him go, Adrian, scared and <text:span text:style-name="T86">shaking</text:span>, <text:span text:style-name="T86">went</text:span> on describ<text:span text:style-name="T86">ing</text:span> his experience which ends ironically:</text:p>
      <text:p text:style-name="P107">And I thought, "This is a dangerous place" once again, you know</text:p>
      <text:p text:style-name="P107">Who should appear but two policemen</text:p>
      <text:p text:style-name="P15">That song is undoubtedly one of my favo<text:span text:style-name="T86">u</text:span>rites, and <text:span text:style-name="T86">it is </text:span><text:span text:style-name="T102">one of the</text:span> reasons why I <text:span text:style-name="T102">wrote</text:span> this collection of essays.</text:p>
      <text:p text:style-name="P148">This is a dangerous place you know</text:p>
      <text:p text:style-name="P18">Back to the disastrous afternoon in which I arrived ten minutes late to Santa Clara, it was one thing to have a <text:span text:style-name="T102">vague</text:span> idea of how crime works in Mexico, and quite another to witness a murder just meters away. A murder that was the cause and consequence of the prevail<text:span text:style-name="T102">ing</text:span> environment <text:span text:style-name="T102">of</text:span> the neighbourhood and the town.</text:p>
      <text:p text:style-name="P15"><text:span text:style-name="T102">After the scare</text:span>, all that remained was to trust the <text:span text:style-name="T2">immune system</text:span>, the fight or flight response, be alert, avoid danger, move on.</text:p>
      <text:p text:style-name="P15">The <text:span text:style-name="T19">danzon</text:span> <text:span text:style-name="T86">lesson </text:span>continued <text:span text:style-name="T86">for Irma and Victor</text:span>, partly to <text:span text:style-name="T86">take </text:span>the<text:span text:style-name="T86">ir</text:span> mind<text:span text:style-name="T86">s</text:span> off, partly because the show <text:span text:style-name="T86">must</text:span> go on, and partly because as crude as it sounds, this murder was just <text:span text:style-name="T105">another</text:span> case among the approximately 80 murders that are committed daily <text:span text:style-name="T86">in Mexico.</text:span></text:p>
      <text:p text:style-name="P15"><text:soft-page-break/>Some neighbo<text:span text:style-name="T86">u</text:span>rs knew the now deceased, maybe he had family, friends, hobbies, maybe he even had a garden in his house... maybe not. Maybe he was a hard drug <text:span text:style-name="T105">user</text:span>, maybe he was <text:span text:style-name="T105">your typical alpha male</text:span> who physically and mentally abused his girl<text:span text:style-name="T86">friend...</text:span> none of that mattered now.</text:p>
      <text:p text:style-name="P15">Tomorrow, someone else would <text:span text:style-name="T86">fill</text:span> his <text:span text:style-name="T86">position</text:span>, sell his merchandise, and perhaps <text:span text:style-name="T86">would be better at meeting the monthly sales.</text:span></text:p>
      <text:p text:style-name="P149">This is a dangerous place you know</text:p>
      <text:p text:style-name="P18"><text:span text:style-name="T86">Weeks later, Irma, Victor and I got ready to visit Antonio in Playa del Carmen, I wanted to see my brother, my best friend. At that time, I </text:span><text:span text:style-name="T102">was spending</text:span><text:span text:style-name="T86"> a lot of time with Sara, and before the trip I was in her apartment, in the no less dangerous Gustavo A. Madero delegation. This time I would return to Santa Clara to pack my suitcase, something small, a t-shirt, swimming clothes, shorts.</text:span></text:p>
      <text:p text:style-name="P54">My mum's incoming call took me by surprise, she, in a noticeably state of shock, interrupted the passionate evening with Sara to tell me not to come home.</text:p>
      <text:p text:style-name="P18"><text:span text:style-name="T86">T</text:span>hings with the local drug dealers were still hot <text:span text:style-name="T86">in Santa Clara</text:span>, this time they took things further, they <text:span text:style-name="T86">flipped over</text:span> a car, <text:soft-page-break/>which they used as a barricade in a shoot out that lasted about twenty minutes.</text:p>
      <text:p text:style-name="P18">My dad went out to walk the dogs, <text:span text:style-name="T86">he barely</text:span> had reached the corner when <text:span text:style-name="T86">the shooting</text:span> started, in the same place as the previous shooting, probably perpetrated by the same <text:span text:style-name="T86">criminals</text:span> and possibly for the same reasons.</text:p>
      <text:p text:style-name="P15">No matter how much I searched for the news <text:span text:style-name="T102">about the shooting </text:span>on social networks and information portals, there was no coverage, just some neighbo<text:span text:style-name="T86">u</text:span>rs talking about the reasons for the shooting. </text:p>
      <text:p text:style-name="P15">No one claimed the wrecked car, and no one would do <text:span text:style-name="T102">anything</text:span> to change the situation. I don't know if there were <text:span text:style-name="T102">casualties</text:span>, <text:span text:style-name="T102">if so,</text:span> they would only be part of the eighty-something that accumulate <text:span text:style-name="T102">every day</text:span>.</text:p>
      <text:p text:style-name="P15">It <text:span text:style-name="T102">saddens me </text:span>to write about this because although in the big <text:span text:style-name="T102">s</text:span>cheme <text:span text:style-name="T102">of things, </text:span>we are insignificantly small, in our micro environments we can be important to our beloved ones, our friends, our students and teachers, and just like that, in the blink of an eye, someone picks up a gun and decides to take someone’s life, no matter how important or special the deceased was to someone else.</text:p>
      <text:p text:style-name="P15"><text:soft-page-break/>That time I didn't go home, instead I caught up with my parents at the airport, my mum was still in shock.</text:p>
      <text:p text:style-name="P15"><text:span text:style-name="T86">Our holiday</text:span> in Playa del Carmen would <text:span text:style-name="T86">be useful</text:span> to clear our minds, <text:span text:style-name="T86">to </text:span>forget what had happened, to spend <text:span text:style-name="T86">some </text:span>time as a family, to have a <text:span text:style-name="T86">beer</text:span> with my dad and my brother, <text:span text:style-name="T86">to </text:span>smoke a cigarette and <text:span text:style-name="T86">to</text:span> enjoy what Mexico could offer us.</text:p>
      <text:p text:style-name="P5">Mexico is a complicated entity, it is horrible, it is the place where more than eighty people are murdered every day, where committing crimes of any kind is relatively easy because the authorities are understandably (but not justifiably) useless at least, corrupt at most.</text:p>
      <text:p text:style-name="P5">Mexico is the place where you can <text:span text:style-name="T86">forge</text:span> a <text:span text:style-name="T86">PhD </text:span>thesis and get to occupy positions in the government <text:span text:style-name="T86">kissing </text:span>the right people<text:span text:style-name="T86">’s arse</text:span><text:span text:style-name="T102">s</text:span>, where the one who does not cheat does not <text:span text:style-name="T86">progress</text:span>, where you can witness two shootings <text:span text:style-name="T86">in close range</text:span> <text:span text:style-name="T86">in less than three weeks.</text:span></text:p>
      <text:p text:style-name="P18">Mexico is a complicated entity, it is beautiful, with beaches that simultaneously invite introspection and hard partying, mountains that <text:span text:style-name="T86">harbour</text:span> mystical trails, underground rivers that allow you to swim <text:span text:style-name="T102">among</text:span> stalactites and stalagmites, passing through the same places that our ancestors <text:span text:style-name="T86">did</text:span>.</text:p>
      <text:p text:style-name="P18"><text:soft-page-break/>Mexico is the place where you can find really cool <text:span text:style-name="T86">people</text:span> doing incredible things for health<text:span text:style-name="T86">care</text:span>, <text:span text:style-name="T86">for</text:span> economy, science, and education.</text:p>
      <text:p text:style-name="P18">Mexico is a jungle, literally and figuratively, and it is in the heat of the jungle that the coolest and most horrible things happen in the country that <text:span text:style-name="T86">fascinates me this much</text:span>.</text:p>
      <text:p text:style-name="P150">Oh it is a dangerous place</text:p>
      <text:p text:style-name="P4"><text:span text:style-name="T44">Ma</text:span><text:span text:style-name="T42">m</text:span><text:span text:style-name="T44">a Ahidé</text:span></text:p>
      <text:p text:style-name="P86">On December 7, 2022, <text:span text:style-name="T87">during</text:span> an interview Jennifer Lawrence made <text:span text:style-name="T87">the</text:span> wild statement that <text:span text:style-name="T2">there were no women in leading roles in action movies</text:span>. <text:span text:style-name="T103">I</text:span>mmediately many people came out to remind Jennifer Lawrence that there are indeed and have been many women in leading roles <text:span text:style-name="T87">such as</text:span> Linda Hamilton, Sigourney Weaver, and Uma Thurman, to name a few.</text:p>
      <text:p text:style-name="P87">Science in Mexico is not <text:span text:style-name="T87">too different </text:span><text:span text:style-name="T103">to</text:span> Hollywood, there are great women in science, but it seems that we have forgotten that they’<text:span text:style-name="T103">re</text:span> there <text:span text:style-name="T103">and t</text:span>he reasons <text:span text:style-name="T103">for</text:span> this are difficult to <text:span text:style-name="T87">pinpoint and </text:span>explain.</text:p>
      <text:p text:style-name="P87"><text:span text:style-name="T103">I</text:span><text:span text:style-name="T87">t is true that</text:span> there are many people doing science in Mexico, many of them women, <text:span text:style-name="T103">but</text:span> unfortunately, mak<text:span text:style-name="T87">ing</text:span> a big discovery is more and more difficult <text:span text:style-name="T87">every day</text:span>, whatever chromosomes you have.</text:p>
      <text:p text:style-name="P26"><text:span text:style-name="T45">At the same time, we have a growing gap between the general public and scientists, so it </text:span><text:span text:style-name="T51">i</text:span><text:span text:style-name="T45">s </text:span><text:span text:style-name="T51">very</text:span><text:span text:style-name="T45"> hard to find out about the </text:span><text:span text:style-name="T51">already</text:span><text:span text:style-name="T45"> </text:span><text:span text:style-name="T51">tiny</text:span><text:span text:style-name="T45"> </text:span><text:span text:style-name="T52">discoveries</text:span><text:span text:style-name="T45">, unless you're from the areas where those </text:span><text:span text:style-name="T52">discoveries</text:span><text:span text:style-name="T51"> are made.</text:span></text:p>
      <text:p text:style-name="P27">The career of a scientist <text:span text:style-name="T103">woman </text:span>in Mexico is <text:span text:style-name="T87">quite</text:span> difficult, the <text:span text:style-name="T87">sexist</text:span> society in which the country lives <text:span text:style-name="T87">leaves</text:span> <text:span text:style-name="T103">women in science</text:span> in a race full of obstacles:</text:p>
      <text:p text:style-name="P27"><text:soft-page-break/><text:span text:style-name="T103">I</text:span><text:span text:style-name="T87">nstitutions preferring to </text:span>hir<text:span text:style-name="T87">e</text:span> men over women, the sociocultural pressure associated with the duties of a scientist that as a woman <text:span text:style-name="T2">must</text:span> fulfil -home <text:span text:style-name="T87">duties</text:span>, family <text:span text:style-name="T87">duties</text:span>, partner <text:span text:style-name="T87">duties</text:span>-, the constant bullying and harassment by <text:span text:style-name="T87">their colleagues and superiors; and as if that was not enough, the competition they have against other women and even with themselves.</text:span></text:p>
      <text:p text:style-name="P70">If on top of that we add the inherent difficulty of doing science in Mexico, where there is less and less economical support, and there are more and more inept people in management positions, the visibility of women in science in Mexico <text:span text:style-name="T103">becomes</text:span> very, very small.</text:p>
      <text:p text:style-name="P28">That <text:span text:style-name="T87">being </text:span>said, my statements are no different from those of Jennifer Lawrence, there have been, <text:span text:style-name="T103">there are and there will always be</text:span> great <text:span text:style-name="T87">female </text:span>scientists in Mexico.</text:p>
      <text:p text:style-name="P29">Rosa María Ahidé López Merino was born on December 26, 1945, she studied the career of Chemist, Bacteriologist and Parasitologist at the National School of Biological Sciences<text:note text:id="ftn7" text:note-class="footnote"><text:note-citation>7</text:note-citation><text:note-body><text:p text:style-name="P128">ENCB</text:p></text:note-body></text:note>. <text:span text:style-name="T103">A</text:span>lways talented and <text:span text:style-name="T6">going </text:span><text:span text:style-name="T2">against the </text:span><text:span text:style-name="T6">grain</text:span>, her <text:span text:style-name="T103">professors</text:span> <text:span text:style-name="T87">used to </text:span>compare her with <text:span text:style-name="T87">someone who</text:span> years ago <text:span text:style-name="T103">made a big impression to ENCB </text:span>-and <text:span text:style-name="T103">to</text:span> this author, by the way- the <text:span text:style-name="T103">(in) </text:span><text:soft-page-break/>famous Gabriel Guarneros. <text:span text:style-name="T87">A</text:span>hidé shone by herself, despite the shadow that <text:span text:style-name="T103">was </text:span>imposed on her by her <text:span text:style-name="T87">professors</text:span>.</text:p>
      <text:p text:style-name="P29">Against everything and everyone, Ahidé was gaining a more than recogni<text:span text:style-name="T104">s</text:span>able <text:span text:style-name="T104">career path</text:span> in Brucellosis, a zoonotic disease (that can be transmitted from animals to humans) <text:span text:style-name="T104">that is</text:span> <text:span text:style-name="T104">quite</text:span> prevalent in Mexico and world<text:span text:style-name="T87">wide</text:span>. Due to her talent, she <text:span text:style-name="T87">got to study</text:span> in France learning from the best at that time, the techniques and procedures for the diagnosis, management and <text:span text:style-name="T87">research</text:span> of that little bug, so strange, so malevolent and <text:span text:style-name="T87">yet</text:span> so adorable as <text:span text:style-name="T87">it</text:span> was <text:span text:style-name="T2">Brucella</text:span>.</text:p>
      <text:p text:style-name="P30"><text:span text:style-name="T104">S</text:span>he became so renowned that, if you talked about Brucellosis in Mexico, you had to talk about Ahidé López Merino, <text:span text:style-name="T87">if people</text:span> talked about <text:span text:style-name="T2">Brucella</text:span> in Latin America, they talked about Ahidé, and if <text:span text:style-name="T2">Brucella</text:span> was <text:span text:style-name="T87">mentioned</text:span> <text:span text:style-name="T87">in other places worldwide</text:span>, <text:span text:style-name="T87">her </text:span>name <text:span text:style-name="T87">was </text:span>often<text:span text:style-name="T87"> mentione</text:span><text:span text:style-name="T104">d</text:span>.</text:p>
      <text:p text:style-name="P30">Fame brings with it a number of <text:span text:style-name="T87">perks</text:span>, in Mexico he was authori<text:span text:style-name="T87">s</text:span>ed to open the first laboratory for diagnosis and surveillance of <text:span text:style-name="T2">Brucella</text:span> in what is <text:span text:style-name="T104">now</text:span> <text:span text:style-name="T104">k</text:span><text:span text:style-name="T87">nown </text:span><text:span text:style-name="T104">as the </text:span>National Institute <text:span text:style-name="T104">for</text:span> Diagnosis and Reference Epidemiolog<text:span text:style-name="T104">y</text:span>.</text:p>
      <text:p text:style-name="P29"><text:span text:style-name="T121">F</text:span>ame <text:span text:style-name="T87">also</text:span> brings with it a number of difficulties, <text:span text:style-name="T104">ENCB</text:span> was never a quiet school, for better or for worse, what had to be <text:span text:style-name="T87">said was said, and what had to be done was</text:span> done.</text:p>
      <text:p text:style-name="P29"><text:soft-page-break/>Ahidé worked with <text:span text:style-name="T87">BSL</text:span>3 pathogens, posing a risk to the Laboratory <text:span text:style-name="T87">of </text:span>General Microbiology and to those who worked there. <text:span text:style-name="T87">However she could, A</text:span>hidé continued <text:span text:style-name="T87">doing research</text:span> on <text:span text:style-name="T2">Brucella</text:span> in the department of <text:span text:style-name="T87">Microbiology, with restrictions, with obstacles, with all eyes on her, waiting for the first case of brucellosis to appear due to mishandling of biological material.</text:span></text:p>
      <text:p text:style-name="P29">The achievements in science are smaller <text:span text:style-name="T104">and smaller, </text:span>or so it would seem if we only <text:span text:style-name="T87">focused</text:span> on the objective part of science, the molecules, mechanisms, theories and theorems that explain the world.</text:p>
      <text:p text:style-name="P29">But if we read between the lines, <text:span text:style-name="T87">and </text:span>if we begin to take a closer look and also include the subjective part, it is evident that there are scientists who stand out for their great actions, good and bad.</text:p>
      <text:p text:style-name="P30">In the <text:span text:style-name="T104">autumn</text:span> of 2003 I heard Roberto say<text:span text:style-name="T104">ing</text:span> that <text:span text:style-name="T6">doc</text:span><text:span text:style-name="T2"> Ahidé was like a second mother to him</text:span>, at <text:span text:style-name="T87">the time</text:span> <text:span text:style-name="T87">I </text:span>almost <text:span text:style-name="T87">burst</text:span> <text:span text:style-name="T87">internally in </text:span>laughter, but in 2007 <text:span text:style-name="T87">I</text:span> <text:span text:style-name="T104">had </text:span>finally understood what Roberto meant <text:span text:style-name="T104">by that</text:span>, and in 2022 I couldn't agree more <text:span text:style-name="T87">with him</text:span>, <text:span text:style-name="T6">doc Ahidé</text:span><text:span text:style-name="T87"> </text:span>had little children scattered here and there.</text:p>
      <text:p text:style-name="P27"><text:soft-page-break/>Roberto started his bio- <text:span text:style-name="T87">manufactoring company </text:span>in the early 2000s, Omar now has a regional diagnostic laboratory in Torreón.</text:p>
      <text:p text:style-name="P27">Araceli is a renowned researcher at the <text:span text:style-name="T87">National Polytechnic Institute</text:span>, Francisco Manuel is a microbiologist, <text:span text:style-name="T104">physician</text:span>, entrepreneur and, an excellent human being. José Arturo is a professor at the <text:span text:style-name="T6">polytechnic</text:span> and head of the area in one of the most important biological companies in the country. Karellen continues his research career in France and, by the way, <text:span text:style-name="T87">she </text:span>has a fusion food restaurant. <text:span text:style-name="T87">Whereas I, I’m just doing what I can working </text:span>in Cambridge. We have in common that <text:span text:style-name="T6">doc</text:span><text:span text:style-name="T2"> Ahidé</text:span> adopted us as her <text:span text:style-name="T6">little </text:span><text:span text:style-name="T2">Bruce</text:span><text:span text:style-name="T6">llae</text:span>, she trained us as scientists and put us on the path to grow as much as we wanted.</text:p>
      <text:p text:style-name="P31">The same could be said of many other researchers in Mexico, but <text:span text:style-name="T87">I’m very </text:span>confiden<text:span text:style-name="T87">t and would dare</text:span> to bet that the majority of graduates of any scientific career in Mexico (and who, of course, have <text:span text:style-name="T104">written</text:span> theses), do not necessarily remember their <text:span text:style-name="T87">PIs</text:span> with love, <text:span text:style-name="T87">and </text:span>I don't mean affection, or respect or admiration, <text:span text:style-name="T38">LOVE</text:span>, with all its letters.</text:p>
      <text:p text:style-name="P27">Ahidé is one of those few (or many) <text:span text:style-name="T104">female </text:span>scientists in Mexico. <text:span text:style-name="T87">N</text:span>ow, retired from research, she lives a quiet life visiting the beaches of La Paz, with the person with whom she <text:soft-page-break/>shares time and space. The peace of mind that comes with a lifetime of achievement, a clear conscience, a passion for <text:span text:style-name="T87">science</text:span>, and of course a well-deserved pension, is possibly the best reward a scientist can have.</text:p>
      <text:p text:style-name="P27"><text:span text:style-name="T45">Indeed, Ahidé made numerous </text:span><text:span text:style-name="T51">findings</text:span><text:span text:style-name="T45"> and contributions to the understanding of brucellosis in Mexico, Latin America and the world; she opened unexplored paths in national epidemiology, but more than that, she serve</text:span><text:span text:style-name="T51">d and served</text:span><text:span text:style-name="T45"> as a role model for many of us who were her students at some point.</text:span></text:p>
      <text:p text:style-name="P88">Jennifer Lawrence had to reconsider her statement, <text:span text:style-name="T87">given that</text:span> indeed, the leading women in action movies have always been there, <text:span text:style-name="T87">it just happens that</text:span> we forg<text:span text:style-name="T87">o</text:span>t the<text:span text:style-name="T87">y were there.</text:span></text:p>
      <text:p text:style-name="P89">Science in Mexico is <text:span text:style-name="T87">not too different t</text:span>o Hollywood, and just as there are <text:span text:style-name="T87">actresses like </text:span>Linda Hamilton, Sigourney Weaver and a long list, in the National System of Researchers <text:span text:style-name="T87">of Mexico </text:span>and in the memory of all <text:span text:style-name="T87">her</text:span> students, there will always be the legacy of Mama Ahidé.</text:p>
      <text:p text:style-name="P141">Vintage 2006</text:p>
      <text:p text:style-name="P90">In September 1999 I met Arturo. <text:span text:style-name="T2">Fucking </text:span><text:span text:style-name="T7">annoying</text:span><text:span text:style-name="T2"> kid</text:span>, I thought while listening to his shrill voice in <text:span text:style-name="T105">the </text:span>class<text:span text:style-name="T105">room</text:span><text:span text:style-name="T88">.</text:span> <text:span text:style-name="T88">A</text:span>t the time <text:span text:style-name="T88">I</text:span> thought <text:span text:style-name="T2">OK, he's just a</text:span><text:span text:style-name="T19">n annoying</text:span><text:span text:style-name="T2"> kid with whom I’</text:span><text:span text:style-name="T7">ll </text:span><text:span text:style-name="T19">have to </text:span><text:span text:style-name="T2">share class</text:span><text:span text:style-name="T7">room only</text:span><text:span text:style-name="T2"> for two more years</text:span>... try <text:span text:style-name="T105">the next seven</text:span>.</text:p>
      <text:p text:style-name="P90">Arturo was always a smart boy, good-looking even, and behind a few layers, a great guy. But you don't know all that if you don't give yourself the <text:span text:style-name="T88">chance</text:span> to meet people or, as <text:span text:style-name="T105">it was </text:span>our case, simply let the universe put them in front of you.</text:p>
      <text:p text:style-name="P90"><text:span text:style-name="T105">He</text:span> and I began to be friends in 2001, partly because we were the only ones, along with Fernando, who came from <text:span text:style-name="T88">the same high school</text:span>, partly because we discovered that we were very similar in various ways, you know, <text:span text:style-name="T7">w</text:span><text:span text:style-name="T2">hat isn't part of ourselves doesn't disturb us</text:span>.</text:p>
      <text:p text:style-name="P90">Arturo <text:span text:style-name="T88">and </text:span>I have many stories, <text:span text:style-name="T88">stories</text:span> that <text:span text:style-name="T88">are told </text:span>over and over again every time we see each other, not because there isn't <text:span text:style-name="T88">something</text:span> new to tell, rather because <text:span text:style-name="T88">those stories</text:span> are our core memories, <text:span text:style-name="T88">the stories</text:span> that <text:span text:style-name="T88">shaped</text:span> us.</text:p>
      <text:p text:style-name="P29"><text:span text:style-name="T45">We always presented together, once, </text:span><text:span text:style-name="T54">for</text:span><text:span text:style-name="T45"> analytical chemistry class we had to present </text:span><text:span text:style-name="T53">something</text:span><text:span text:style-name="T45"> </text:span><text:span text:style-name="T54">about mass spectrometry</text:span><text:span text:style-name="T45">.</text:span></text:p>
      <text:p text:style-name="P29"><text:soft-page-break/><text:span text:style-name="T45">Pragmatic as we were, we </text:span><text:span text:style-name="T53">split</text:span><text:span text:style-name="T45"> the topics and </text:span><text:span text:style-name="T53">we </text:span><text:span text:style-name="T45">made our posters </text:span><text:span text:style-name="T53">separately, </text:span><text:span text:style-name="T45">remember that this was before </text:span><text:span text:style-name="T29">Power Point</text:span><text:span text:style-name="T45"> </text:span><text:span text:style-name="T53">and </text:span><text:span text:style-name="T32">Dropbox</text:span><text:span text:style-name="T45">.</text:span></text:p>
      <text:p text:style-name="P91"/>
      <text:p text:style-name="P29"><text:span text:style-name="T45">My handwriting at that time was ugly, but </text:span><text:span text:style-name="T53">for</text:span><text:span text:style-name="T45"> my posters I </text:span><text:span text:style-name="T53">made an effort</text:span><text:span text:style-name="T45"> and </text:span><text:span text:style-name="T54">dis</text:span><text:span text:style-name="T53"> my </text:span><text:span text:style-name="T45">handwriting </text:span><text:span text:style-name="T54">pretty</text:span><text:span text:style-name="T45">, </text:span><text:span text:style-name="T53">no matter how tiresome</text:span><text:span text:style-name="T45">. Arturo </text:span><text:span text:style-name="T53">couldn’t care less</text:span><text:span text:style-name="T45">, he wrote the same in his notebook as on </text:span><text:span text:style-name="T53">his</text:span><text:span text:style-name="T45"> poster</text:span><text:span text:style-name="T53">s</text:span><text:span text:style-name="T45">. When </text:span><text:span text:style-name="T53">the </text:span><text:span text:style-name="T45"><text:s/>time </text:span><text:span text:style-name="T53">came</text:span><text:span text:style-name="T45"> to </text:span><text:span text:style-name="T53">present</text:span><text:span text:style-name="T45">, </text:span><text:span text:style-name="T54">the entire classroom</text:span><text:span text:style-name="T53"> complimented </text:span><text:span text:style-name="T45">our </text:span><text:span text:style-name="T53">talk. </text:span><text:span text:style-name="T45">Rosalía asked us why we had </text:span><text:span text:style-name="T53">presented</text:span><text:span text:style-name="T45"> each other's posters... and well, she thought that because I was ugly my handwriting </text:span><text:span text:style-name="T53">had to be</text:span><text:span text:style-name="T45"> ugly </text:span><text:span text:style-name="T53">and Arturo, being more handsome, had to had good handwriting</text:span><text:span text:style-name="T45">. We had fun </text:span><text:span text:style-name="T53">though, </text:span><text:span text:style-name="T54">it</text:span><text:span text:style-name="T53"> was </text:span><text:span text:style-name="T54">all that </text:span><text:span text:style-name="T53">mattered, </text:span><text:span text:style-name="T54">and except for a handful of subjects, we enjoyed a lot attending school.</text:span></text:p>
      <text:p text:style-name="P29"><text:span text:style-name="T88">A</text:span>rturo has been part of my personal development in a very <text:span text:style-name="T88">particular</text:span> way, he taught me not to take things seriously, to accept <text:span text:style-name="T88">a </text:span><text:span text:style-name="T7">fuck you</text:span><text:span text:style-name="T88"> </text:span>with a <text:span text:style-name="T88">smile, and to know that the underlying message (however twisted) was that it was his way of showing love.</text:span></text:p>
      <text:p text:style-name="P27"><text:span text:style-name="T88">B</text:span>eing an introvert <text:span text:style-name="T88">is not </text:span>a bad thing, <text:span text:style-name="T88">but Arturo</text:span> brought out the extrover<text:span text:style-name="T88">t </text:span>that <text:span text:style-name="T88">lived in </text:span>me by then, he was my connection <text:soft-page-break/>to the outside world, which I might not have known otherwise. Through him I met <text:span text:style-name="T7">doc</text:span><text:span text:style-name="T2"> Ahidé</text:span>, <text:span text:style-name="T88">because of him </text:span>I did my social service in general microbiology, in short, without Arturo I probably wouldn't be writing all this.</text:p>
      <text:p text:style-name="P27">We made a good duo, in the lab we were unstoppable, <text:span text:style-name="T88">we </text:span>coordinat<text:span text:style-name="T88">ed</text:span> our activities almost symbiotically, in medical bacteriology we always came out first and we did <text:span text:style-name="T88">rather </text:span>well, <text:span text:style-name="T88">professor</text:span> Chela <text:span text:style-name="T88">used to to push</text:span> us <text:span text:style-name="T88">to be our best selves</text:span>, and we <text:span text:style-name="T88">delivered</text:span>, <text:span text:style-name="T88">professor</text:span> Tomás encouraged us, and we came out on top.</text:p>
      <text:p text:style-name="P32">As in any dynamic, there were also checkpoints where we didn't always agree, but the <text:span text:style-name="T88">perks</text:span> of <text:span text:style-name="T88">having </text:span>him as a friend were more than not having him around.</text:p>
      <text:p text:style-name="P32"><text:span text:style-name="T45">We adopted Rosario -Dr. Espinoza Mellado- in 2002 when her friends </text:span><text:span text:style-name="T53">ditched</text:span><text:span text:style-name="T45"> her, </text:span><text:span text:style-name="T54">something that to I still don’t fully understand</text:span><text:span text:style-name="T53">. </text:span><text:span text:style-name="T45"><text:s/>Truth </text:span><text:span text:style-name="T53">be told, </text:span><text:span text:style-name="T45">Chayo is that kind of social glue that keeps the </text:span><text:span text:style-name="T53">gang </text:span><text:span text:style-name="T45">together. </text:span></text:p>
      <text:p text:style-name="P91"><text:span text:style-name="T105">Chayo, Arturo and I had</text:span> different personalities, but <text:span text:style-name="T88">somehow we made sense</text:span>, we had a lot of fun talking about music, eating, frolicking, eating, wasting time, eating, playing basketball, eating, <text:span text:style-name="T2">you get the point</text:span>. <text:span text:style-name="T105">Uber n</text:span>erds as we were, <text:soft-page-break/>even though we didn't have the best grades we always did well in <text:span text:style-name="T88">school.</text:span></text:p>
      <text:p text:style-name="P32">Rosario, a full-fledged rocker nerd was for a long time the head of <text:span text:style-name="T88">the classroom</text:span>. W<text:span text:style-name="T88">e used to play music during the </text:span>chemistry <text:span text:style-name="T88">lab sessions, </text:span>despite the express<text:span text:style-name="T105">ed</text:span> annoyance of <text:span text:style-name="T105">one or two </text:span>professor<text:span text:style-name="T105">s</text:span>, whom we cordially <text:span text:style-name="T105">shut up</text:span> <text:span text:style-name="T88">by </text:span>showing <text:span text:style-name="T105">them</text:span> how well we work<text:span text:style-name="T88">ed</text:span>.</text:p>
      <text:p text:style-name="P32">The three of us were <text:span text:style-name="T88">very </text:span>clever in class, our <text:span text:style-name="T105">reasoning, </text:span>discussions, reports and generally good attitude and performance, put us in a <text:span text:style-name="T105">quite privileged place</text:span>, without <text:span text:style-name="T105">necessarily </text:span>being the teachers' pets, as <text:span text:style-name="T105">it was the case of </text:span>Lilia, <text:span text:style-name="T105">for instance</text:span>.</text:p>
      <text:p text:style-name="P32"/>
      <text:p text:style-name="P32">With Rosario <text:span text:style-name="T105">things</text:span> <text:span text:style-name="T105">were always</text:span> more intense, cool things were very cool, <text:span text:style-name="T88">but</text:span> the friction<text:span text:style-name="T88">s</text:span> <text:span text:style-name="T88">and disagreements </text:span>w<text:span text:style-name="T88">ere</text:span> chaotic, <text:span text:style-name="T88">just</text:span> as with Arturo, it was a thousand times better to have her as a friend than not hav<text:span text:style-name="T105">ing</text:span> her at all.</text:p>
      <text:p text:style-name="P32">Claudia was the last to join the group, <text:span text:style-name="T7">posh</text:span> girl, rebellious, outspoken, sensitive inside and out. Claudia and I were not the most compatible <text:span text:style-name="T88">friends</text:span>, outspoken and <text:span text:style-name="T88">annoying</text:span> as I was at that moment, she and I were the perfect recipe for chaos on more than one occasion.</text:p>
      <text:p text:style-name="P27"><text:soft-page-break/><text:span text:style-name="T105">Between o</text:span><text:span text:style-name="T88">ur </text:span><text:span text:style-name="T105">routine and </text:span><text:span text:style-name="T88">c</text:span>oexistence in the same time and space, and the fact that we learned <text:span text:style-name="T105">how </text:span>to see beyond the <text:span text:style-name="T88">surface, </text:span><text:span text:style-name="T105">we began our journey as a very particular group of outsiders.</text:span></text:p>
      <text:p text:style-name="P27">When you <text:span text:style-name="T88">watch</text:span> an Adam Sandler <text:span text:style-name="T88">film</text:span>, the immediate question usually arises: <text:span text:style-name="T2">How the hell is that </text:span><text:span text:style-name="T7">horrible </text:span><text:span text:style-name="T2">guy </text:span><text:span text:style-name="T7">dating </text:span><text:span text:style-name="T36">that</text:span><text:span text:style-name="T7"> girl</text:span>? <text:span text:style-name="T88">Our friendship with Claudia was similar to an Adam Sandler film, just to clarify, we were the Adam Sandlers and she was the girl</text:span>. Somehow we worked, <text:span text:style-name="T88">survival and coexistence aside,</text:span> we formed a beautiful friendship.</text:p>
      <text:p text:style-name="P32">The early 2000s were <text:span text:style-name="T88">weird</text:span> time<text:span text:style-name="T88">s</text:span>, more than 20 years after <text:span text:style-name="T88">our time</text:span> <text:span text:style-name="T88">at</text:span> <text:span text:style-name="T105">ENCB</text:span>, <text:span text:style-name="T88">I missed very </text:span>few things. The spaces are perhaps more restrictive <text:span text:style-name="T105">and</text:span> at the same time <text:span text:style-name="T88">they </text:span><text:span text:style-name="T105">feel</text:span> more inclusive. Curricula have changed, our generation was for our <text:span text:style-name="T88">benefit</text:span>, the last to include Physics and <text:span text:style-name="T88">P</text:span>hysical chemistry as separate subjects, it was also the last generation in which <text:span text:style-name="T105">B</text:span>iochemistry was a requirement to take <text:span text:style-name="T105">M</text:span>icrobiology.</text:p>
      <text:p text:style-name="P32">I <text:span text:style-name="T105">won’t </text:span><text:s/>say that <text:span text:style-name="T2">things were better </text:span><text:span text:style-name="T19">in the past</text:span>, our <text:span text:style-name="T88">curricul</text:span><text:span text:style-name="T105">um</text:span> didn’t include <text:span text:style-name="T88">M</text:span>olecular biology, nor did it include a <text:span text:style-name="T88">research project</text:span>. But that didn't stop Arturo and I to take these subjects <text:span text:style-name="T88">in addition to</text:span> <text:span text:style-name="T105">the ones</text:span> <text:span text:style-name="T88">in our curriculum</text:span>. <text:span text:style-name="T105">These days</text:span> the <text:span text:style-name="T88">students</text:span> have subjects that we would have liked to take, such <text:soft-page-break/>as <text:span text:style-name="T88">B</text:span>ioethics, courtesy of <text:span text:style-name="T88">doc</text:span> Espinoza Mellado. If <text:span text:style-name="T88">we</text:span> had studied <text:span text:style-name="T88">B</text:span>ioethics, it occurs to me that I don't know, perhaps we wouldn’t have had to electrocute chickens through the anus to sacrifice them in <text:span text:style-name="T105">the laboratory of </text:span>veterinary microbiology practices, scatologically true <text:span text:style-name="T105">story</text:span>.</text:p>
      <text:p text:style-name="P55">Every group of friends has a story or stories that are told over and over, our group has the story of Lilia.</text:p>
      <text:p text:style-name="P32"><text:span text:style-name="T105">During our fifth semester, </text:span>Lilia finished her immunology <text:span text:style-name="T88">test</text:span> very quickly, to the surprise of both the teacher and the <text:span text:style-name="T105">rest of the</text:span> students.</text:p>
      <text:p text:style-name="P32"><text:span text:style-name="T105">A</text:span>t that time, <text:span text:style-name="T88">grades were announced publicly during class, it</text:span> was a brutal process, the <text:span text:style-name="T88">Immunology </text:span>professors <text:span text:style-name="T105">had the </text:span><text:span text:style-name="T19">tradition</text:span><text:span text:style-name="T88"> </text:span><text:span text:style-name="T105">of</text:span><text:span text:style-name="T88"> </text:span><text:span text:style-name="T105">announcing</text:span><text:span text:style-name="T88"> the grades </text:span><text:span text:style-name="T105">from lowest to highest</text:span><text:span text:style-name="T88">. </text:span>It was <text:span text:style-name="T105">a </text:span><text:span text:style-name="T88">torture</text:span> for everyone, if <text:span text:style-name="T88">you were called</text:span> at the beginning, you knew that <text:span text:style-name="T105">were done for</text:span>, and if you <text:span text:style-name="T88">were</text:span> left at the end, the minutes were long until the <text:span text:style-name="T105">professor</text:span> mentioned your name.</text:p>
      <text:p text:style-name="P32">For that <text:span text:style-name="T88">test</text:span>, the first name to come out was Lilia's, <text:span text:style-name="T88">and </text:span>everyone was <text:span text:style-name="T88">shocked</text:span>. <text:span text:style-name="T88">C</text:span>ould <text:span text:style-name="T88">it be that </text:span>the teacher <text:span text:style-name="T88">was </text:span>giv<text:span text:style-name="T88">ing</text:span> the grades <text:span text:style-name="T88">in descending order</text:span>? Could it be that there <text:span text:style-name="T105">was </text:span>no order in the <text:span text:style-name="T88">grades</text:span>? When <text:span text:style-name="T88">Lilia</text:span> pick<text:span text:style-name="T88">ed</text:span> up the <text:span text:style-name="T88">test</text:span>, the teacher told her that she didn't understand what <text:span text:style-name="T88">was going on. </text:span><text:soft-page-break/><text:span text:style-name="T105">Although I never liked Lilia, I reckon she was a bright student, her test results were indeed shocking.</text:span></text:p>
      <text:p text:style-name="P32"><text:span text:style-name="T105">What happened was that she skipped </text:span>half the <text:span text:style-name="T88">test</text:span>, <text:span text:style-name="T105">because</text:span> Lilia didn't reali<text:span text:style-name="T88">s</text:span>e that the exam was printed on both sides. <text:span text:style-name="T105">Obviously that episode left a profound mark on her for a long time.</text:span></text:p>
      <text:p text:style-name="P33">In the sixth semester, we took the subject of pathology, in the first partial <text:span text:style-name="T88">test</text:span>, neither Arturo nor I <text:span text:style-name="T88">studied properly </text:span>and we <text:span text:style-name="T88">failed miserably</text:span>.</text:p>
      <text:p text:style-name="P32">At that time <text:span text:style-name="T105">Arturo and I</text:span> had a scholarship for which we had to maintain a general average of <text:span text:style-name="T105">eight</text:span> <text:span text:style-name="T88">or higher</text:span>, <text:span text:style-name="T105">because of that, </text:span>we stud<text:span text:style-name="T105">ied</text:span> for the second <text:span text:style-name="T88">test </text:span>as if <text:span text:style-name="T88">our lives depended on it</text:span>. <text:span text:style-name="T88">Our professor</text:span> explicitly told us that for the second <text:span text:style-name="T88">test</text:span> there would<text:span text:style-name="T105">n’t</text:span> be <text:span text:style-name="T105">any</text:span> questions related to growth factors, so we knew exactly how far to study. <text:span text:style-name="T88">O</text:span>n the day of the <text:span text:style-name="T88">test</text:span>, <text:span text:style-name="T88">absolutely</text:span> <text:span text:style-name="T105">determined</text:span> to recover our average of 8 <text:span text:style-name="T88">or higher</text:span>, Arturo and I finished first and <text:span text:style-name="T88">we did</text:span> very well, I <text:span text:style-name="T88">came</text:span> out first, <text:span text:style-name="T88">then Arturo and</text:span>, minutes later Lilia <text:span text:style-name="T88">did</text:span>.</text:p>
      <text:p text:style-name="P32">Arturo and I had our own non-verbal language, a <text:span text:style-name="T88">simple </text:span>look was enough for <text:span text:style-name="T88">him</text:span> to <text:span text:style-name="T88">plan a prank </text:span>in <text:span text:style-name="T88">just</text:span> micro seconds, <text:span text:style-name="T88">and for me to follow his lead.</text:span></text:p>
      <text:p text:style-name="P32"><text:span text:style-name="T7">- Arturo</text:span>: How did it go?</text:p>
      <text:p text:style-name="P32"><text:soft-page-break/><text:span text:style-name="T2">- Vic</text:span>: Well, <text:span text:style-name="T88">that was easy wasn’t it</text:span>. And how <text:span text:style-name="T105">about you</text:span>, Lilia?</text:p>
      <text:p text:style-name="P32"><text:span text:style-name="T2">- Lilia</text:span>: Well, <text:span text:style-name="T88">yeah </text:span>it was <text:span text:style-name="T88">easy</text:span>.</text:p>
      <text:p text:style-name="P32"><text:span text:style-name="T2">- A</text:span>: What did you <text:span text:style-name="T88">answer</text:span> in the growth factor <text:span text:style-name="T88">questions</text:span>?</text:p>
      <text:p text:style-name="P32"><text:span text:style-name="T2">- L</text:span>: Ahm<text:span text:style-name="T105">m</text:span>... there was nothing <text:span text:style-name="T88">about </text:span>growth factors</text:p>
      <text:p text:style-name="P32"><text:span text:style-name="T2">- V</text:span>: What <text:span text:style-name="T88">type</text:span> of <text:span text:style-name="T88">test</text:span> did you get?</text:p>
      <text:p text:style-name="P32"><text:span text:style-name="T2">- A</text:span>: I got type <text:span text:style-name="T39">A</text:span></text:p>
      <text:p text:style-name="P32"><text:span text:style-name="T7">- V</text:span>: I got type <text:span text:style-name="T39">B</text:span>, I put the list of growth factors that we saw in class</text:p>
      <text:p text:style-name="P32"><text:span text:style-name="T2">- L</text:span>: I had type <text:span text:style-name="T39">A</text:span>. <text:span text:style-name="T105">T</text:span><text:span text:style-name="T88">here was nothing about growth factors</text:span></text:p>
      <text:p text:style-name="P27"><text:span text:style-name="T2">- A</text:span>: <text:span text:style-name="T88">Of course there was, </text:span><text:span text:style-name="T105">didn’t you see?</text:span><text:span text:style-name="T88"> it was printed </text:span><text:span text:style-name="T7">at the back of the page</text:span></text:p>
      <text:p text:style-name="P27"><text:span text:style-name="T75">L</text:span><text:span text:style-name="T77">ilia drop</text:span><text:span text:style-name="T75">ped</text:span><text:span text:style-name="T77"> her backpack, r</text:span><text:span text:style-name="T75">an</text:span><text:span text:style-name="T77"> back to the classroom, reach</text:span><text:span text:style-name="T75">ing</text:span><text:span text:style-name="T77"> the professor asking her to let her review her test because she forgot to answer the questions at the back of the page.</text:span></text:p>
      <text:p text:style-name="P114">The <text:span text:style-name="T88">professor </text:span><text:span text:style-name="T105">barely looked at Lilia, she</text:span> <text:span text:style-name="T105">didn’t know </text:span>what <text:span text:style-name="T105">Lilia </text:span>was talking about. <text:span text:style-name="T88">The professor told Lilia</text:span> that the <text:span text:style-name="T88">test</text:span> was printed on a single page.</text:p>
      <text:p text:style-name="P114">Lilia made a fool of herself in front of the <text:span text:style-name="T88">class… </text:span>When she saw us, <text:span text:style-name="T88">grabbed </text:span>her <text:span text:style-name="T105">stuff</text:span> and told us: <text:span text:style-name="T7">you’re such idiots</text:span><text:span text:style-name="T88">.</text:span></text:p>
      <text:p text:style-name="P113"><text:soft-page-break/>In retrospect, we were idiots and our actions were despicable, but the story is not about Lilia, but rather about the connection Arturo and I shared.</text:p>
      <text:p text:style-name="P32">There was a similar, <text:span text:style-name="T105">but </text:span>less harmful, <text:span text:style-name="T105">friendship</text:span> with Claudia and Rosario, <text:span text:style-name="T105">we used to</text:span> do homework <text:span text:style-name="T89">through </text:span><text:span text:style-name="T8">MS </text:span><text:span text:style-name="T2">messenger</text:span>, <text:span text:style-name="T89">sharing</text:span> <text:span text:style-name="T105">assignments</text:span> during breaks, improvising our reports before <text:span text:style-name="T89">lab</text:span><text:span text:style-name="T105">oratory</text:span><text:span text:style-name="T89"> sessions</text:span>.</text:p>
      <text:p text:style-name="P32"/>
      <text:p text:style-name="P27">Soon after we graduated, each <text:span text:style-name="T89">of us took </text:span>different, <text:span text:style-name="T89">but </text:span>not necessarily separate <text:span text:style-name="T89">paths</text:span>. Rosario and I continued our postgraduate studies at the <text:span text:style-name="T105">ENCB</text:span>, Arturo and Claudia chose to work in industry. <text:span text:style-name="T89">Little by little we started to drift apart, </text:span><text:span text:style-name="T105">we had</text:span><text:span text:style-name="T89"> </text:span>other friendships, <text:span text:style-name="T105">love partners</text:span>, <text:span text:style-name="T105">our </text:span>studies, <text:span text:style-name="T105">our </text:span>jobs and life in general.</text:p>
      <text:p text:style-name="P27">Claudia and Arturo now <text:span text:style-name="T105">occupy</text:span> strategic positions in the <text:span text:style-name="T89">bio-manufacturing </text:span>industry in one of the key companies for Mexico. Rosario is a research professor, and dare <text:span text:style-name="T89">I say, </text:span>one day she will be the director of the <text:span text:style-name="T105">ENCB</text:span>. If someone in the <text:span text:style-name="T89">2000s</text:span> saw us, <text:span text:style-name="T105">doodling on</text:span> our faces with <text:span text:style-name="T2">sharpies</text:span>, eating between classes, <text:span text:style-name="T89">pulling</text:span> pranks <text:span text:style-name="T89">on each other </text:span>left and right, dressing like we did (<text:span text:style-name="T89">OMG</text:span>, how we <text:span text:style-name="T89">dressed</text:span>), I doubt anyone would believe that we are where we are today. And that is a <text:soft-page-break/>great lesson <text:span text:style-name="T89">to learn</text:span> <text:span text:style-name="T89">and one we can</text:span> extrapolate to many more people in Mexico and in the world.</text:p>
      <text:p text:style-name="P34"><text:span text:style-name="T105">M</text:span>ost people with <text:span text:style-name="T89">a</text:span> desire to <text:span text:style-name="T89">grow </text:span>become <text:span text:style-name="T105">more selective</text:span>, because we try better foods, better places, better experiences. <text:span text:style-name="T105">I</text:span>t is difficult to go back <text:span text:style-name="T105">home </text:span><text:span text:style-name="T89">because you are constantly </text:span><text:span text:style-name="T105">reminded</text:span> about how much fun <text:span text:style-name="T89">you</text:span> could be having in <text:span text:style-name="T89">your favourite place</text:span>, eating <text:span text:style-name="T89">your favourite meal, having the best company.</text:span></text:p>
      <text:p text:style-name="P34"><text:span text:style-name="T105">Upon my return </text:span>to Mexico, comparisons <text:span text:style-name="T89">we</text:span>re inevitable: <text:span text:style-name="T105">here you have this, but not there</text:span><text:span text:style-name="T8">, in Mexico</text:span><text:span text:style-name="T2"> the subway is cheap, </text:span><text:span text:style-name="T19">but not in the UK</text:span>. <text:span text:style-name="T89">The </text:span>differences <text:span text:style-name="T89">are endless</text:span>, but there are things that don’t change, no matter how <text:span text:style-name="T105">selective</text:span> you become.</text:p>
      <text:p text:style-name="P29">I live happily in the UK, but my favo<text:span text:style-name="T89">u</text:span>rite place is the mountain <text:span text:style-name="T89">house </text:span>of San Miguel Cerezo in the state of Hidalgo, my favo<text:span text:style-name="T89">u</text:span>rite <text:span text:style-name="T89">meal</text:span> is red pozole, and the best company will always be that quartet of idiots I <text:span text:style-name="T89">like to</text:span> call friends.</text:p>
      <text:p text:style-name="P29">There is a popular myth that says that all your cells, neurons <text:span text:style-name="T105">included</text:span>, constantly change their composition and every seven years, at least at the molecular level, <text:span text:style-name="T105">we are</text:span> completely different people.</text:p>
      <text:p text:style-name="P32"><text:soft-page-break/>Like Theseus' ships; Arturo, Rosario, Claudia and I would have undergone three iterations of ourselves throughout all this time.</text:p>
      <text:p text:style-name="P32">Sartre said that existence precedes essence. My friends and I, despite being an improved version of what we once were, every time we see each other, go back to be that group of outsiders having fun during classes.</text:p>
      <text:p text:style-name="P32">Alejandra told me <text:span text:style-name="T89">in</text:span> our only date that part of personal growth lies in accepting t<text:span text:style-name="T89">hat </text:span>relationships <text:span text:style-name="T89">can be temporary</text:span>, <text:span text:style-name="T89">and </text:span>friendships are no exception. <text:span text:style-name="T105">That d</text:span>oesn’t <text:span text:style-name="T105">prevent Arturo, Chayo, Claudia and I, to go back</text:span> <text:span text:style-name="T105">to </text:span>our original but improved version <text:span text:style-name="T105">despite being in our third iteration. W</text:span>e <text:span text:style-name="T89">can</text:span> tell the same stories, <text:span text:style-name="T89">and laugh at the same jokes, but being different people, better people.</text:span></text:p>
      <text:p text:style-name="P29"><text:span text:style-name="T121">S</text:span><text:span text:style-name="T89">ince the 2000s </text:span>we have been improving as <text:span text:style-name="T89">human beings</text:span>, and to a large extent our relationship as friends is the cause and consequence of this continuous improvement.</text:p>
      <text:p text:style-name="P29">I can <text:span text:style-name="T105">confidently</text:span> say that the four of us have matured wonderfully, <text:span text:style-name="T105">just like a good wine.</text:span></text:p>
      <text:p text:style-name="P35">In line with what Alejandra told me, part of growth lies in accepting th<text:span text:style-name="T89">at </text:span>relationships <text:span text:style-name="T89">are temporary</text:span>. If one day, due to our own molecular turnover, we become people who no <text:soft-page-break/>longer function as friends, we know that we will have enough strength to accept it, to talk about it and even to be able to say goodbye. <text:span text:style-name="T89">But a</text:span>s long as that does not happen, we will have a glass of that wine that we fermented in our class <text:span text:style-name="T89">of </text:span>industrial microbiolog<text:span text:style-name="T89">y</text:span>, that <text:span text:style-name="T89">wine</text:span> that makes us laugh so much, <text:span text:style-name="T89">that brings </text:span>so much joy, that wine that is for us <text:span text:style-name="T89">only</text:span>, that <text:span text:style-name="T89">wine,</text:span> our 2006 vintage wine.</text:p>
      <text:p text:style-name="P142">Alison</text:p>
      <text:p text:style-name="P56">As a teacher, one of the greatest satisfactions <text:span text:style-name="T106">comes when you </text:span>see your students <text:span text:style-name="T106">growing</text:span> on their own and, eventually <text:span text:style-name="T106">see them</text:span> surpass<text:span text:style-name="T106">ing</text:span> you.</text:p>
      <text:p text:style-name="P56">Bioinformatics is a fairly young discipline, or at least it was back in 2011 when I started to practice it more seriously. Coincidentally, in 2011 there weren’t too many professors in bioinformatics, nor there were many students, so it was relatively easy to find a largely unexplored niche in science in Mexico... in 2011.</text:p>
      <text:p text:style-name="P56">In 2020 things had changed a lot, there were already <text:span text:style-name="T106">entire</text:span> <text:span text:style-name="T106">majors</text:span> dedicated to bioinformatics, <text:span text:style-name="T106">there were</text:span> basic, intermediate and advanced courses, taught by universities and companies alike. While it was still unusual to find bioinformaticians in Mexico, there were already more and more specimens of this novel species.</text:p>
      <text:p text:style-name="P56"><text:span text:style-name="T106">One time, </text:span>Dafné<text:span text:style-name="T106"> </text:span>shared with me a tweet that <text:span text:style-name="T106">said in a very petulant tone that</text:span> <text:span text:style-name="T2">in Mexico you can be the best, but </text:span><text:span text:style-name="T20">in a foreign country</text:span><text:span text:style-name="T2"> you are just a number</text:span>, <text:span text:style-name="T106">w</text:span>hich is <text:span text:style-name="T106">sadly </text:span>true but with <text:span text:style-name="T106">many </text:span><text:s/>nuances.</text:p>
      <text:p text:style-name="P59"><text:soft-page-break/>Every year I enrol as an assistant professor in Biochemistry for the subjects of structural analysis of proteins and, <text:span text:style-name="T2">in silico</text:span> metabolic control.</text:p>
      <text:p text:style-name="P59"><text:span text:style-name="T90">When I see the type of questions that the students of University of Cambridge need to answer to pass their exams, I cannot not help but to remember that my biochemistry teachers, María Elena and Queta, taught </text:span>me<text:span text:style-name="T90"> well enough to answer the questions asked in Cambridge.</text:span></text:p>
      <text:p text:style-name="P56">I can say with confidence that a student who has passed biochemistry at <text:span text:style-name="T106">ENCB</text:span> (or at other universit<text:span text:style-name="T106">y</text:span> in the country), could easily pass the exams applied to students at the University of Cambridge (est. 1209).</text:p>
      <text:p text:style-name="P56">Why then, does one have that feeling of being just a number here in the United Kingdom, when in Mexico one could be among the best? Part of the answer lies not in talent, but in opportunities. <text:span text:style-name="T106">T</text:span><text:span text:style-name="T69">here’s</text:span><text:span text:style-name="T66"> a popular saying that goes: </text:span><text:span text:style-name="T2">In the land of the blind, the short-sighted is king</text:span>. <text:span text:style-name="T106">In</text:span> <text:span text:style-name="T106">M</text:span>exico <text:span text:style-name="T106">by</text:span> <text:span text:style-name="T106">not having</text:span> that many bioinformaticians, it is relatively easy to <text:span text:style-name="T106">make an effort</text:span> and be outstanding. In contrast, in Cambridge there is a lot of bioinformaticians, things are ultra competitive, and that's fine, and it's healthy, but only up to a point.</text:p>
      <text:p text:style-name="P57"><text:soft-page-break/>Both in Mexico and in the UK, people are rather colonialists when it comes to science and technology. In both countries it is generally accepted that <text:span text:style-name="T2">things that come from the first world are better.</text:span><text:span text:style-name="T66"> </text:span><text:span text:style-name="T69">That’s something with which I don’t agree, but this story is not about me, or about the UK, the title is Alison, and about Alison we’ll talk.</text:span></text:p>
      <text:p text:style-name="P57">Alison enrolled as a student <text:s/>to the course of genetic variants -the genetic barcode of a human- that we taught at ATG in January 2021. An outstanding student who undoubtedly moved everyone when, at the end of the course, gave us the notes that she took during the live sessions. She considered that the notes could be of help for other students in case they needed to study, and for the teachers in case they wanted to improve the course. In the backstage, Diana and I thought Alison would be a great addition to the team and she really was.</text:p>
      <text:p text:style-name="P56">We all know that parents say that they do<text:span text:style-name="T106">n’t </text:span>have a favourite child, and we all know that they are lying. Alison is not my daughter but I won’t deny she is my favourite, partly because of what she did during the course, but also because throughout her stay at ATG, she has shown capacity and <text:span text:style-name="T106">leadership</text:span>, patience and a well-calibrated moral compass, <text:soft-page-break/>very much in sync with what ATG stands for. Please note that although she is my favourite, there is no special treatment for her since, unlike a family, ethics must prevail in a company, in addition to the fact that the other members have the same values, with different styles and flavours, but ultimately the same values.</text:p>
      <text:p text:style-name="P57">On the day of the <text:span text:style-name="T2">Women in Bioinformatics and Data Science Latin America</text:span> (WBDSLA) <text:span text:style-name="T2">workshop</text:span>, Diana and I had planned for Alison to shine for her audience by teaching them what she had previously learnt in the variant calling course.</text:p>
      <text:p text:style-name="P58">She was now on the other side of the classroom, teaching, and her audience received her quite well.</text:p>
      <text:p text:style-name="P58">To celebrate, Diana, Alison and I decided to go to a vineyard in Querétaro, <text:span text:style-name="T106">undoubtedly</text:span> the most <text:span text:style-name="T2">whitexican</text:span> experience I’ve ever had, but now I live in Europe, so <text:span text:style-name="T2">whateva</text:span>.</text:p>
      <text:p text:style-name="P37"><text:span text:style-name="T90">At</text:span> the vineyard we talked for hours about everything and nothing, it was like a meeting of mini-entrepreneurs who were fully immersed in the future of medical-genomic science, if Melania Abreu had <text:span text:style-name="T106">been with</text:span> us -greetings Mel-, it wouldn’t have been <text:span text:style-name="T90">just </text:span>a<text:span text:style-name="T90">ny</text:span> meeting, <text:span text:style-name="T90">it </text:span>would have been <text:span text:style-name="T29">the</text:span> meeting.</text:p>
      <text:p text:style-name="P37">Despite <text:span text:style-name="T90">we had a great time</text:span>, at the end of our <text:span text:style-name="T2">whitexican</text:span> experience, I was left with a rather bittersweet taste regarding <text:soft-page-break/>Alison, <text:span text:style-name="T90">because</text:span> this woman, as <text:span text:style-name="T90">capable and badass as she is</text:span>, has a defect that many of us suffer from: <text:span text:style-name="T106">she has </text:span>impostor syndrome.</text:p>
      <text:p text:style-name="P37">From a very young age, Alison was doing this and that, going on research internships, summers in which she could have been wasting time playing video games... and yet she decided to spend them <text:span text:style-name="T90">cultivating</text:span> her intellect.</text:p>
      <text:p text:style-name="P29">In Mexico, <text:span text:style-name="T90">it’s quite common for someone</text:span> who knows the<text:span text:style-name="T90">mselves to be</text:span> intelligent, <text:span text:style-name="T90">to become sooner than later, rather insufferable -greetings to myself of 2009-.</text:span></text:p>
      <text:p text:style-name="P29"><text:span text:style-name="T90">That</text:span> wasn’t the case of Alison, with a rather mischievous but helpful personality, she seem<text:span text:style-name="T90">s</text:span> to <text:span text:style-name="T90">have</text:span> <text:span text:style-name="T90">broken </text:span>the mould... or rather, her imposter <text:span text:style-name="T90">syndrome</text:span> doesn’t allow her to see all the <text:span text:style-name="T91">her </text:span>talent. And that is probably an issue that is worth addressing, <text:span text:style-name="T90">even</text:span> more than <text:span text:style-name="T90">the</text:span> feeling <text:span text:style-name="T90">of </text:span><text:span text:style-name="T9">being just a number</text:span>.</text:p>
      <text:p text:style-name="P37"/>
      <text:p text:style-name="P37">In Mexico, being a scientist is not easy, at least in the biological area we face endless obstacles:</text:p>
      <text:list text:style-name="L3">
        <text:list-item>
          <text:p text:style-name="P158"><text:span text:style-name="T106">N</text:span><text:span text:style-name="T65">o</text:span><text:span text:style-name="T90">t enough </text:span><text:span text:style-name="T65">resources to train students</text:span></text:p>
        </text:list-item>
        <text:list-item>
          <text:p text:style-name="P158"><text:span text:style-name="T106">N</text:span><text:span text:style-name="T65">o</text:span><text:span text:style-name="T90">t</text:span><text:span text:style-name="T65"> </text:span><text:span text:style-name="T90">enough </text:span><text:span text:style-name="T65">resources to buy equipment</text:span></text:p>
        </text:list-item>
        <text:list-item>
          <text:p text:style-name="P158"><text:span text:style-name="T106">N</text:span><text:span text:style-name="T65">o</text:span><text:span text:style-name="T90">t enough</text:span><text:span text:style-name="T65"> resources to buy reagents </text:span><text:span text:style-name="T106">or</text:span><text:span text:style-name="T65"> consumables</text:span></text:p>
        </text:list-item>
        <text:list-item>
          <text:p text:style-name="P158"><text:soft-page-break/><text:span text:style-name="T106">W</text:span><text:span text:style-name="T65">hen there are resources, they are used </text:span><text:span text:style-name="T106">to buy </text:span><text:span text:style-name="T65">equipment and reagents, which spend a lot </text:span><text:span text:style-name="T90">of time at</text:span><text:span text:style-name="T65"> customs, </text:span><text:span text:style-name="T106">and on top of that,</text:span><text:span text:style-name="T65"> customs agents </text:span><text:span text:style-name="T106">don’t know</text:span><text:span text:style-name="T65"> how sensitive a reagent can be.</text:span></text:p>
        </text:list-item>
      </text:list>
      <text:p text:style-name="P76"><text:span text:style-name="T65">It is not the customs agents’ fault, </text:span><text:span text:style-name="T90">t</text:span><text:span text:style-name="T65">he</text:span><text:span text:style-name="T90">y’</text:span><text:span text:style-name="T106">re</text:span><text:span text:style-name="T65"> only doing </text:span><text:span text:style-name="T90">their</text:span><text:span text:style-name="T65"> job, </text:span><text:span text:style-name="T90">they </text:span><text:span text:style-name="T65">follow orders, </text:span><text:span text:style-name="T90">they follow</text:span><text:span text:style-name="T65"> outdated protocols and navigat</text:span><text:span text:style-name="T90">e</text:span><text:span text:style-name="T65"> the ocean of corruption that prevails in the customs of Mexico and the world.</text:span></text:p>
      <text:p text:style-name="P77"><text:span text:style-name="T65">When looking for scientific articles in databases, we have to pay exorbitant amounts of money to peruse six to ten pages describing a methodology that we cannot implement without spending an even more exorbitant amount of money on equipment </text:span><text:span text:style-name="T90">and reagents.</text:span></text:p>
      <text:p text:style-name="P77"><text:span text:style-name="T106">In </text:span><text:span text:style-name="T65">academ</text:span><text:span text:style-name="T106">ics, it is normal</text:span><text:span text:style-name="T65"> </text:span><text:span text:style-name="T106">to make </text:span><text:span text:style-name="T65">mistakes, where I work, we have a saying </text:span><text:span text:style-name="T90">that goes</text:span><text:span text:style-name="T65">: </text:span><text:span text:style-name="T26">Errors are expected, respected, inspected and corrected</text:span><text:span text:style-name="T65">).</text:span></text:p>
      <text:p text:style-name="P35">It could be the same <text:span text:style-name="T90">i</text:span>n Mexico, <text:span text:style-name="T90">except for the fact that</text:span> mistake<text:span text:style-name="T90">s</text:span> result in you<text:span text:style-name="T90">r</text:span> reagent<text:span text:style-name="T90">s running low quickly, ordering more reagents</text:span> <text:span text:style-name="T90">could easily</text:span> take three months to arrive. If you have already made a mistake, <text:span text:style-name="T106">you</text:span> better not make <text:span text:style-name="T106">another</text:span>, because then, potentially the <text:span text:style-name="T90">term </text:span>is over, and with it, your <text:soft-page-break/>opportunity to have a <text:span text:style-name="T90">significant </text:span>result, <text:span text:style-name="T90">big or small</text:span>, that reflects the progress of your <text:span text:style-name="T90">research</text:span> project.</text:p>
      <text:p text:style-name="P35">Impostor syndrome is not <text:span text:style-name="T90">for </text:span>free, <text:span text:style-name="T90">female scientists</text:span> don't have it any easier, the environment of harassment and violence that they experience every day and that permeates even the most educated sectors, makes <text:span text:style-name="T106">the decision</text:span> <text:span text:style-name="T106">of</text:span> be<text:span text:style-name="T106">ing</text:span> a scientist literally a race against everything and everyone.</text:p>
      <text:p text:style-name="P29">Mexicans are, despite our reputation for being lazy, very versatile, creative and resilient. <text:span text:style-name="T90">S</text:span>cientists are being <text:span text:style-name="T90">trained</text:span> <text:span text:style-name="T90">every day however possible</text:span>, <text:span text:style-name="T90">and in turn</text:span> <text:span text:style-name="T90">they can </text:span>change the world, <text:span text:style-name="T90">one step at a time</text:span>. <text:span text:style-name="T90">And we all do t</text:span>he above with less than 1% of the gross domestic product (official figures from the federal government), a percentage that our current president wants to lower at all costs -<text:span text:style-name="T2">Thank you Jos</text:span>-.</text:p>
      <text:p text:style-name="P29">Alison, with <text:span text:style-name="T91">all her</text:span> talent, drive and dedication, is nothing but a reflection of what is happening <text:span text:style-name="T91">all over</text:span> the country, at a trans generational level: she is not able to see the talent she has. And <text:span text:style-name="T91">just </text:span>like Alison there <text:span text:style-name="T91">are and </text:span>will be many more, accountants, architects, doctors, psychologists, chemists, and a long etcetera.</text:p>
      <text:p text:style-name="P34">Mexico is probably one of the best examples that <text:span text:style-name="T2">in the land of the blind, the </text:span><text:span text:style-name="T10">short-sighted</text:span><text:span text:style-name="T2"> is king</text:span>, again, not because <text:span text:style-name="T106">of lack of </text:span><text:soft-page-break/>talent, but because the circumstances in which we live continue to push us to <text:span text:style-name="T91">move on</text:span>, <text:span text:style-name="T91">to </text:span>accept <text:span text:style-name="T91">that, </text:span>and <text:span text:style-name="T91">to </text:span>convince ourselves <text:span text:style-name="T91">that</text:span>, what we do is not relevant, and that there is more talent outside, and that we are never going to achieve the level of science that exists in other places, like in, I don't know, the United Kingdom comes to mind.</text:p>
      <text:p text:style-name="P34">We can have that level of science, we already have the talent, <text:span text:style-name="T106">we</text:span> lack support, <text:span text:style-name="T106">we need </text:span>the government (<text:span text:style-name="T106">whatever the party</text:span>) to support science, education, and innovation. Unfortunately, the support from the government is more and more distant, <text:span text:style-name="T91">smaller and smaller</text:span>... in the land of the blind, even the <text:span text:style-name="T91">short-sighted</text:span> <text:span text:style-name="T91">cannot</text:span> see what is becoming more and more invisible.</text:p>
      <text:p text:style-name="P29"><text:span text:style-name="T106">P</text:span>ostgraduate<text:span text:style-name="T91">s</text:span> in Mexico have a phrase of tough love that goes: <text:span text:style-name="T2">The student must be able to carry out </text:span><text:span text:style-name="T10">with </text:span><text:span text:style-name="T20">their</text:span><text:span text:style-name="T2"> project, with the advisor, without the advisor, and despite the advisor.</text:span></text:p>
      <text:p text:style-name="P35"><text:span text:style-name="T45">Science in Mexico, seen through the eyes of Alison, and all the Alisons </text:span><text:span text:style-name="T55">across</text:span><text:span text:style-name="T45"> many educational institutions, will be the ones that take that phrase to a limit that is </text:span><text:span text:style-name="T55">painfully</text:span><text:span text:style-name="T45"> difficult to write: </text:span><text:span text:style-name="T29">Science in Mexico will progress, with the government, without the government, and -sadly emphatically- despite the government.</text:span></text:p>
      <text:p text:style-name="P36"><text:span text:style-name="T41">Sheriff</text:span><text:span text:style-name="T39"> </text:span><text:span text:style-name="T41">Flores</text:span></text:p>
      <text:p text:style-name="P60"><text:span text:style-name="T107">My dad took me to the cottage when I was three years old</text:span>. <text:span text:style-name="T107">Al</text:span>though I currently live in a wonderful place, the cottage will always be my favourite place in the whole world. Many of my happiest memories took place in the cottage, planting potatoes when I was a little boy, building houses with my uncles and cousins, carrying water with Esteban the donkey, running cross-country, doing mountain bike on the hills, and even cutting the most beautiful flower to give it to who at the time was the owner of my heart.</text:p>
      <text:p text:style-name="P60">If I had all the money in the world, I would buy the cottage without thinking twice, I would build many rooms for my cousins and, I would try to revive the annual traditions that we had when we were teenagers.</text:p>
      <text:p text:style-name="P60">When we were building one of the <text:span text:style-name="T107">houses </text:span>in the cottage, Herón, <text:span text:style-name="T107">t</text:span>hough he could no longer work, fulfilled the <text:span text:style-name="T107">role</text:span> of supervising that my father and uncles were working properly. Herón said that he could no longer see from afar, however, more than a hundred meters from the construction site, he <text:span text:style-name="T107">allowed himself</text:span> to whistle at the guys telling them that the wall they were building was uneven.</text:p>
      <text:p text:style-name="P60"><text:soft-page-break/>To the annoyance and frustration of the uncles, the wall was indeed, slightly uneven.</text:p>
      <text:p text:style-name="P60">Heron's condition was a wake-up call for the uncles, to <text:span text:style-name="T107">arrange</text:span> who would be in charge of taking care of the house and <text:span text:style-name="T107">of </text:span>working the land.</text:p>
      <text:p text:style-name="P38">Hugo was the obvious choice, always hard-working, responsible, although sometimes <text:span text:style-name="T91">(</text:span>many times<text:span text:style-name="T91">)</text:span>, detached from his close family ties.</text:p>
      <text:p text:style-name="P39">Hugo would begin to take care of the house, occupying the role that once belonged to Heron.</text:p>
      <text:p text:style-name="P38">Hugo had a different <text:span text:style-name="T91">childhood</text:span> than the rest of the uncles, <text:span text:style-name="T91">for starters,</text:span> his upbringing was in charge of his <text:span text:style-name="T107">grandma</text:span> Juanita, instead of his parents. Despite the <text:span text:style-name="T107">rough education</text:span> that Heron had with all of his children, <text:span text:style-name="T91">he never laid a finger on Hugo, but that did not prevent Hugo from having </text:span><text:span text:style-name="T107">tough</text:span><text:span text:style-name="T91"> experiences, </text:span><text:span text:style-name="T107">that</text:span><text:span text:style-name="T91"> </text:span><text:span text:style-name="T107">formed</text:span><text:span text:style-name="T91"> his character, </text:span><text:span text:style-name="T107">but also</text:span><text:span text:style-name="T91"> </text:span><text:span text:style-name="T107">left</text:span><text:span text:style-name="T91"> deep marks on </text:span><text:span text:style-name="T107">him.</text:span></text:p>
      <text:p text:style-name="P40">One of the stories that is usually told is the one in which Hugo was helping Heron to break stones <text:span text:style-name="T107">at the quarry</text:span>. Hugo's <text:span text:style-name="T107">role</text:span> was to <text:span text:style-name="T91">hold</text:span> the chisel so that Heron could hit said chisel with a very heavy <text:span text:style-name="T91">sledge </text:span>hammer. On that occasion, Heron missed the chisel and instead hit Hugo's hand with the <text:span text:style-name="T91">sledge </text:span>hammer. <text:span text:style-name="T91">U</text:span>nmoved, <text:span text:style-name="T91">f</text:span>ar from attending to the possible <text:soft-page-break/>fracture, Heron very calmly told <text:span text:style-name="T91">Hugo</text:span>: <text:span text:style-name="T2">That's nothing, dying is something</text:span>. No one said anything, they knew they had to continue working.</text:p>
      <text:p text:style-name="P29">Life in the country<text:span text:style-name="T107">side</text:span> is <text:span text:style-name="T107">way too</text:span> different <text:span text:style-name="T107">from</text:span> life in the city, everything starts and ends earlier, physical performance is absolutely necessary. The lack of noise, the clean air and the incredible view<text:span text:style-name="T107">s</text:span>, make every sacrifice worth it.</text:p>
      <text:p text:style-name="P29">My parents taught my brother and I to work hard no matter the occasion, the cottage taught us to work for something <text:span text:style-name="T91">where</text:span> money is not part of the <text:span text:style-name="T91">reward.</text:span></text:p>
      <text:p text:style-name="P39">Hugo, despite having worked for a couple of years at <text:span text:style-name="T91">the </text:span>Hoechst <text:span text:style-name="T91">factory</text:span>, didn’t take long to re-adapt to the country<text:span text:style-name="T91">side</text:span> <text:span text:style-name="T91">life</text:span>style, and like <text:span text:style-name="T107">most</text:span> family members, it was extremely difficult to keep him <text:span text:style-name="T107">still</text:span>. <text:span text:style-name="T107">H</text:span>e <text:span text:style-name="T107">got</text:span> involved in administrative activities of the <text:span text:style-name="T91">community centre</text:span> and, he earn<text:span text:style-name="T107">ed</text:span> the title of <text:span text:style-name="T91">sheriff</text:span>, with it, <text:span text:style-name="T107">he earned</text:span> the respect and admiration of some, and with it, the envy and disdain of others.</text:p>
      <text:p text:style-name="P39">Every time we went to work, we all understood that the first thing we had to do was <text:span text:style-name="T91">to </text:span>have breakfast, tamale<text:span text:style-name="T91">s</text:span> were <text:span text:style-name="T91">always there, </text:span>along with <text:span text:style-name="T107">a</text:span> <text:span text:style-name="T107">mug</text:span> of coffee, then, <text:span text:style-name="T91">off</text:span> to work until the <text:span text:style-name="T91">scheduled </text:span>day was <text:span text:style-name="T91">over</text:span>. If <text:span text:style-name="T107">we had time and energy to spare</text:span>, <text:soft-page-break/>we would play whatever <text:span text:style-name="T91">we wanted</text:span>, the mountain was our playground.</text:p>
      <text:p text:style-name="P29"><text:span text:style-name="T91">When </text:span>Hugo <text:span text:style-name="T91">was the sheriff, he</text:span> applied these same rules to both his family and <text:span text:style-name="T91">to</text:span> the <text:span text:style-name="T91">community</text:span> <text:span text:style-name="T91">workers</text:span>.</text:p>
      <text:p text:style-name="P29">In a short time he was in charge of reviving the Llano Grande Ecological Park in which he managed to secure a budget and manpower to build tables, benches, <text:span text:style-name="T91">gazebos</text:span>, adequate sanitary facilities, a zip line and even a<text:span text:style-name="T91">n</text:span> artificial lake.</text:p>
      <text:p text:style-name="P39">Many people were happy with what <text:span text:style-name="T91">was</text:span> achieved, and many people resented him <text:span text:style-name="T107">deeply</text:span>, because although life in the country is different from life in the city, the <text:span text:style-name="T91">toxic mindset</text:span> <text:span text:style-name="T91">of some </text:span>inhabitants is the same everywhere.</text:p>
      <text:p text:style-name="P38">In Mexico, the <text:span text:style-name="T107">highway code</text:span> indicate<text:span text:style-name="T107">s</text:span> that a yellow traffic light is the signal to start braking because the red light comes next, a complete stop. <text:span text:style-name="T107">Nevertheless</text:span>, everyone knows that the yellow light means <text:span text:style-name="T29">ACCELERATE</text:span><text:span text:style-name="T27">!</text:span>, and that the red light is omissible, and that it is much more convenient to give the traffic officer a <text:span text:style-name="T91">bribe</text:span> so that he does not <text:span text:style-name="T91">seize your car. It is also well known that if you play hard to get, pretending to be a law-abiding citizen, </text:span>the officer <text:span text:style-name="T91">will</text:span> let you go with a warning in the absence of bribery, <text:span text:style-name="T107">because </text:span><text:span text:style-name="T91">seizing your car is simply </text:span><text:soft-page-break/><text:span text:style-name="T91">too much effort for the police officer</text:span>. <text:span text:style-name="T10">It’s n</text:span><text:span text:style-name="T2">ot worth it</text:span>, many of them would think.</text:p>
      <text:p text:style-name="P29"><text:span text:style-name="T91">Ever since its revival, t</text:span>he Llano Grande Ecological Park almost always had visitors and it was strange to think that one person could make the change <text:span text:style-name="T91">for it to happen.</text:span></text:p>
      <text:p text:style-name="P29">The solution had always been simple, it was necessary to change how the money was <text:span text:style-name="T108">managed</text:span>, and Hugo was not one to divert funds: if money comes in for the community centre, the money goes to the community centre. The community members and workers who previously gave in to the diversion of funds were the main detractors of Hugo's administration, that did not matter, Hugo did not care about bad people, good people were his priority and, of course, <text:span text:style-name="T108">his</text:span> main priority was always the ecological park.</text:p>
      <text:p text:style-name="P41">It is sad but understandable, <text:span text:style-name="T108">albeit</text:span> <text:span text:style-name="T91">not </text:span>justifiable, to see that the nation's problems lie mainly in systemic corruption<text:span text:style-name="T91"> just</text:span> as they say in Mexico: <text:span text:style-name="T10">There is no progress without cheating</text:span><text:span text:style-name="T91">. There are three popular phrases in Mexico with which I will never agree:</text:span></text:p>
      <text:list text:style-name="L4">
        <text:list-item>
          <text:p text:style-name="P151">You need to be street-schooled</text:p>
        </text:list-item>
        <text:list-item>
          <text:p text:style-name="P151">There is no progress without cheating</text:p>
        </text:list-item>
        <text:list-item>
          <text:p text:style-name="P151">The good ones are majority</text:p>
        </text:list-item>
      </text:list>
      <text:p text:style-name="P61"><text:soft-page-break/>This last phrase is widely used by Mexicans to pat themselves on the back <text:span text:style-name="T108">when</text:span> the<text:span text:style-name="T108">y</text:span> face many of the problems that afflict us as a nation. The phrase alludes to the false dichotomy of good and evil in people, and many people use <text:span text:style-name="T108">the phrase</text:span> thinking that in Mexico the good townspeople -as the president would call them- represent the majority of the population.</text:p>
      <text:p text:style-name="P61">The reality is very different, the dichotomy is false in the sense that not doing bad things doesn’t automatically make you a good person. <text:span text:style-name="T108">I</text:span>n the same way, not doing good things does not automatically make you a bad person. Paying your taxes, <text:span text:style-name="T108">separating</text:span> <text:span text:style-name="T108">your rubbish</text:span>, and passing your subjects do not necessarily make you a good person; watching TV and slacking all day <text:span text:style-name="T108">long</text:span>, do not make you a bad person either.</text:p>
      <text:p text:style-name="P62">The lack of action <text:span text:style-name="T109">when facing</text:span> problems such as violence or poverty makes many of us <text:span text:style-name="T109">nothing more than </text:span>indifferent bystanders who, far from being good or evil, live in that grey area where, although we do not commit crimes, we are not doing much to solve the problems that <text:span text:style-name="T109">affect</text:span> us.</text:p>
      <text:p text:style-name="P62"><text:span text:style-name="T65">It's not entirely our fault either, if people had more time and resources they would probably be more involved in altruistic actions, but that's a privilege not all of us </text:span>can afford<text:span text:style-name="T65">.</text:span></text:p>
      <text:p text:style-name="P42"><text:soft-page-break/>Given the prevailing lack of action <text:span text:style-name="T91">in</text:span> the <text:span text:style-name="T91">community centre</text:span>, Hugo took the <text:span text:style-name="T91">lead</text:span> more than once so that <text:span text:style-name="T91">as a community</text:span>, at least briefly, <text:span text:style-name="T91">people</text:span> would stop being indifferent <text:span text:style-name="T91">bystanders</text:span> and could do something genuinely good.</text:p>
      <text:p text:style-name="P29">On October 9<text:span text:style-name="T94">th</text:span>, 2022, we went to the <text:span text:style-name="T91">cottage</text:span> where, as on other occasions, there was never a shortage of stories about what was happening in the <text:span text:style-name="T91">community centre</text:span>, and Hugo told us in detail one of <text:span text:style-name="T109">them, although we needed to get him a bit drunk</text:span>.</text:p>
      <text:p text:style-name="P29">On<text:span text:style-name="T91">e day</text:span> very early, Hugo woke up <text:span text:style-name="T91">after</text:span> hear<text:span text:style-name="T91">ing</text:span> engines <text:span text:style-name="T91">not far from the cottage</text:span>. Working in the field brings its advantages, among which is being able to distinguish between various types of engines, whether it is a tractor, a truck, a chainsaw, or a motorcycle.</text:p>
      <text:p text:style-name="P42">On that occasion it was clear that the <text:span text:style-name="T91">engines</text:span> were motorcycles. Hugo knew that something was not right, those noises couldn’t, or rather should<text:span text:style-name="T109">n’t </text:span>come from the mountain <text:span text:style-name="T91">or its surroundings</text:span>. <text:span text:style-name="T91">Promptly,</text:span> he called the <text:span text:style-name="T91">community centre workers</text:span>, <text:span text:style-name="T91">and </text:span>he told <text:span text:style-name="T91">them</text:span> to load the truck with chainsaws, axes and <text:span text:style-name="T109">all</text:span> tools that they could use in a possible confrontation, but never firearms.</text:p>
      <text:p text:style-name="P42">H<text:span text:style-name="T109">im</text:span> and the <text:span text:style-name="T91">workers </text:span>knew the roads <text:span text:style-name="T91">quite</text:span> well, and they knew where <text:span text:style-name="T109">to</text:span> <text:span text:style-name="T91">intercept</text:span> the bikers. <text:span text:style-name="T91">M</text:span>ost of the bikers were <text:soft-page-break/>sons of powerful people, and most of them didn't have an ounce of respect for the environment.</text:p>
      <text:p text:style-name="P42">Several <text:span text:style-name="T91">bikers</text:span> advanced towards the improvised blockade <text:span text:style-name="T91">the workers made. The workers </text:span>did not flinch, <text:span text:style-name="T91">they just looked at Hugo and upon a gesture from him, </text:span>took the chainsaws, axes and other tools out of the truck.</text:p>
      <text:p text:style-name="P42"><text:span text:style-name="T2">- Let us through! </text:span><text:span text:style-name="T66">The </text:span><text:span text:style-name="T70">bikers</text:span><text:span text:style-name="T66"> demanded</text:span></text:p>
      <text:p text:style-name="P102">- You do not have <text:span text:style-name="T91">a </text:span>permission to pass through this protected area with your motorcycles<text:span text:style-name="T109">,</text:span> <text:span text:style-name="T109">even</text:span> less <text:span text:style-name="T109">if you</text:span> destroy things in your path</text:p>
      <text:p text:style-name="P29"><text:span text:style-name="T2">- The governor already gave us permissio</text:span><text:span text:style-name="T25">n</text:span></text:p>
      <text:p text:style-name="P29"><text:span text:style-name="T2">- Where's your signed </text:span><text:span text:style-name="T21">permit</text:span><text:span text:style-name="T2">?</text:span></text:p>
      <text:p text:style-name="P103">- <text:span text:style-name="T91">Y</text:span>ou don't know who I am. <text:span text:style-name="T91">Do you</text:span>?</text:p>
      <text:p text:style-name="P103">- Even if you <text:span text:style-name="T91">we</text:span>re the president, without <text:span text:style-name="T91">a signed </text:span>permi<text:span text:style-name="T109">t</text:span> you <text:span text:style-name="T109">won’t </text:span><text:s/>pass</text:p>
      <text:p text:style-name="P115">The <text:span text:style-name="T109">bikers</text:span> began to rev-<text:span text:style-name="T109">up</text:span> their <text:span text:style-name="T91">engines</text:span>, Hugo turned to <text:span text:style-name="T91">the workers</text:span> and <text:span text:style-name="T91">upon a single command,</text:span> they knew they had to rev-<text:span text:style-name="T109">up</text:span> their chainsaws.</text:p>
      <text:p text:style-name="P103">- <text:span text:style-name="T109">A</text:span><text:span text:style-name="T91">gain, you </text:span><text:span text:style-name="T109">won’t</text:span><text:span text:style-name="T91"> pass through here</text:span></text:p>
      <text:p text:style-name="P116">One of the <text:span text:style-name="T91">bikers</text:span> tried to <text:span text:style-name="T91">convince</text:span> Hugo, explaining that they had already paid the <text:span text:style-name="T2">organi</text:span><text:span text:style-name="T10">s</text:span><text:span text:style-name="T2">ers</text:span>, <text:span text:style-name="T91">that some of the bikers </text:span>came from <text:span text:style-name="T91">thousands of </text:span><text:span text:style-name="T109">miles</text:span><text:span text:style-name="T91"> away</text:span> to do cross-country motorcycling.</text:p>
      <text:p text:style-name="P117"><text:soft-page-break/>Hugo's decision was firm <text:span text:style-name="T109">and, right</text:span> <text:span text:style-name="T109">by</text:span> all laws: Without a signed <text:span text:style-name="T91">permi</text:span><text:span text:style-name="T109">t</text:span>, the <text:span text:style-name="T91">bikers</text:span> couldn’t pass through a protected area.</text:p>
      <text:p text:style-name="P29"><text:span text:style-name="T66">The </text:span><text:span text:style-name="T71">bikers</text:span><text:span text:style-name="T66"> left grumbling and threatening the </text:span><text:span text:style-name="T71">workers, but t</text:span><text:span text:style-name="T66">he </text:span><text:span text:style-name="T71">workers</text:span><text:span text:style-name="T66"> were happy because they had won this small but significant battle. Hugo was not so happy, he knew that this story would not end there and he had to prepare for what was to come. Indeed, people from the government of the State of Hidalgo </text:span><text:span text:style-name="T70">came days later</text:span><text:span text:style-name="T66">, with the full intention of intimidating the </text:span><text:span text:style-name="T71">sheriff,</text:span><text:span text:style-name="T66"> </text:span><text:span text:style-name="T71">because of </text:span><text:span text:style-name="T66">the whining </text:span><text:span text:style-name="T71">bikers</text:span><text:span text:style-name="T66">.</text:span></text:p>
      <text:p text:style-name="P40"><text:span text:style-name="T66">With all the arrogance in the world, a lawyer representing the </text:span><text:span text:style-name="T71">bikers</text:span><text:span text:style-name="T66"> arrived </text:span><text:span text:style-name="T71">to the ecological park</text:span><text:span text:style-name="T66">, demanding the </text:span><text:span text:style-name="T71">sheriff</text:span><text:span text:style-name="T66"> </text:span><text:span text:style-name="T71">to issue an </text:span><text:span text:style-name="T66">apolog</text:span><text:span text:style-name="T71">y</text:span><text:span text:style-name="T66"> to </text:span><text:span text:style-name="T71">the bikers</text:span><text:span text:style-name="T66">, </text:span><text:span text:style-name="T71">to </text:span><text:span text:style-name="T66">let them use the ecological reserve and also </text:span><text:span text:style-name="T71">to </text:span><text:span text:style-name="T66">compensate them for damages.</text:span></text:p>
      <text:p text:style-name="P116">Hugo told <text:span text:style-name="T91">the lawyer</text:span>: <text:span text:style-name="T2">Look, I'm not up for </text:span><text:span text:style-name="T10">a fight</text:span><text:span text:style-name="T2">, neither with them nor with you. What do you think if </text:span><text:span text:style-name="T10">you come with</text:span><text:span text:style-name="T2"> me and I show </text:span><text:span text:style-name="T10">you</text:span><text:span text:style-name="T2"> what happen</text:span><text:span text:style-name="T10">ed</text:span>. The <text:span text:style-name="T91">sheriff</text:span> took the lawyer to the place where the <text:span text:style-name="T91">bikers</text:span> pass<text:span text:style-name="T91">ed</text:span> before <text:span text:style-name="T91">they</text:span> <text:span text:style-name="T91">were stopped</text:span>, and showed him the amount of irreparable damage they had done to the local flora. Beyond the legality of what happened, Hugo asked the lawyer if it seemed fair <text:span text:style-name="T109">to him</text:span> that a group of <text:span text:style-name="T109">spoiled brats</text:span> came to the ecological park without permits <text:span text:style-name="T109">or</text:span><text:span text:style-name="T91"> </text:span><text:soft-page-break/>respect, to cause damage to a site that was already affected by human activity in the surrounding areas.</text:p>
      <text:p text:style-name="P29"><text:span text:style-name="T66">The lawyer gave up </text:span><text:span text:style-name="T70">on his task</text:span><text:span text:style-name="T66">, not before </text:span><text:span text:style-name="T70">paying</text:span><text:span text:style-name="T66"> his respect</text:span><text:span text:style-name="T70">s</text:span><text:span text:style-name="T66"> </text:span><text:span text:style-name="T70">to</text:span><text:span text:style-name="T66"> the </text:span><text:span text:style-name="T71">sheriff</text:span><text:span text:style-name="T66"> and the </text:span><text:span text:style-name="T71">workers at the community centre.</text:span><text:span text:style-name="T66"> </text:span><text:span text:style-name="T70">T</text:span><text:span text:style-name="T66">hey were only defending a </text:span><text:span text:style-name="T71">fair</text:span><text:span text:style-name="T66"> cause </text:span><text:span text:style-name="T70">given</text:span><text:span text:style-name="T66"> to the lack of awareness </text:span><text:span text:style-name="T70">from</text:span><text:span text:style-name="T66"> of the </text:span><text:span text:style-name="T71">bikers</text:span><text:span text:style-name="T66"> who </text:span><text:span text:style-name="T71">only wanted to have a few hours of fun.</text:span></text:p>
      <text:p text:style-name="P155">Hugo was lucky that the lawyer still had his moral compass calibrated, had it been someone else, a court case would have taken place, sponsored by a politician who does not care at all about ecological areas, more than he cares about establishing dominance.</text:p>
      <text:p text:style-name="P63"><text:span text:style-name="T78">Hugo does not like to tell us all those stories</text:span><text:span text:style-name="T78"><text:note text:id="ftn8" text:note-class="footnote"><text:note-citation>8</text:note-citation><text:note-body><text:p text:style-name="P129">That’s why we needed to get him a bit drunk</text:p></text:note-body></text:note></text:span><text:span text:style-name="T78">, as noble as they </text:span><text:span text:style-name="T66">seem</text:span><text:span text:style-name="T78"> on paper, they have a human component that we, </text:span><text:span text:style-name="T66">myself included, o</text:span><text:span text:style-name="T78">verlook: All these situations imply leaving the permanent stat</text:span><text:span text:style-name="T70">us</text:span><text:span text:style-name="T78"> of indifferent </text:span><text:span text:style-name="T66">bystander.</text:span><text:span text:style-name="T78"> </text:span><text:span text:style-name="T66">People </text:span><text:span text:style-name="T78">who act, risk many things, in some cases they even risk their lives. </text:span><text:span text:style-name="T70">I</text:span><text:span text:style-name="T78">n the end, what we remember is only the pretty parts of </text:span><text:span text:style-name="T66">of their </text:span><text:span text:style-name="T78">stor</text:span><text:span text:style-name="T66">ies</text:span><text:span text:style-name="T78">.</text:span></text:p>
      <text:p text:style-name="P118"><text:span text:style-name="T109">T</text:span>here are many stories <text:span text:style-name="T109">like this one </text:span>about <text:span text:style-name="T91">Sheriff</text:span> Flores, some of <text:span text:style-name="T109">them</text:span> we know, most of <text:span text:style-name="T109">them</text:span> we don't, but neither the ink <text:soft-page-break/>nor the admiration that I have for my uncle is enough to finish telling them, at least not the ones that I know.</text:p>
      <text:p text:style-name="P78"><text:span text:style-name="T78">Eventually we resume </text:span><text:span text:style-name="T71">having lunch</text:span><text:span text:style-name="T78">, we finish talking and proceed to our favo</text:span><text:span text:style-name="T71">u</text:span><text:span text:style-name="T78">rite activity: my uncle and I light a cigarette which we smoke in silence.</text:span></text:p>
      <text:p text:style-name="P156">Science for them all</text:p>
      <text:p text:style-name="P108">Before returning to Mexico, Humberto asked me if I could take some gifts to one of our friends and to his girlfriend, and on my way, bring his camera back. I was thinking of going to Irapuato anyway, so I took the weekend to visit people I love, care and admire. <text:span text:style-name="T109">Inadvertedly</text:span>, I had the ideal scenario for the mission that I set myself before returning to Mexico: <text:span text:style-name="T2">to get to know the country again, to see it with fresh eyes and seeing it through someone else's eyes</text:span>.</text:p>
      <text:p text:style-name="P108">That weekend I was surrounded by female scientists with different backgrounds, ages, and goals, each of them with a unique approach to science. Their names will be withheld out of respect, for safety, and because this story is possibly the most bitter of all</text:p>
      <text:list text:style-name="L5">
        <text:list-item>
          <text:p text:style-name="P153">A: gen-X woman, <text:span text:style-name="T109">she is</text:span> in <text:span text:style-name="T109">the manager of</text:span> the computer facilities of an entire research institute.</text:p>
        </text:list-item>
        <text:list-item>
          <text:p text:style-name="P153">K: Millennial woman, recent PhD graduate providing computing services to clients from various institutions</text:p>
        </text:list-item>
        <text:list-item>
          <text:p text:style-name="P153">L: Millennial woman, recent <text:span text:style-name="T109">PhD graduate</text:span>, continuing <text:span text:style-name="T109">her career </text:span>as a postdoc at the research institute.</text:p>
        </text:list-item>
        <text:list-item>
          <text:p text:style-name="P153">S: Millennial woman, recent PhD graduate, navigating science with a mix of pride and privilege.</text:p>
        </text:list-item>
        <text:list-item>
          <text:p text:style-name="P154"><text:soft-page-break/>M: gen-Z woman, masters <text:span text:style-name="T109">student</text:span>, idealistic, somewhat spoiled in my opinion, but a good person</text:p>
        </text:list-item>
      </text:list>
      <text:p text:style-name="P109">Like I said, it's a pretty bitter story. A year before the lockdowns due to the pandemic, Mexico was a pressure cooker with the protests of the women who marched in different cities demanding justice due to the lack of action on the part of the authorities who were more than incompetent to solve cases of sexual harassment and abuse, gender violence and, unfortunately, femicides.</text:p>
      <text:p text:style-name="P108">The educational institutions were not strangers to the gender violence that is experienced throughout Mexico, just as they did on the streets, women were doing public demonstrations <text:s/>exposing how, many of the researchers were harassers at best, rapists at worst. The pandemic fell like a glove on Mexico, the demonstrations and complaints ceased due to the lockdowns, and the pandemic also gave a break to the harassers who can operate with impunity in Mexico.</text:p>
      <text:p text:style-name="P63"><text:span text:style-name="T79">A female researcher from the International Human Genome Research Laboratory</text:span><text:span text:style-name="T79"><text:note text:id="ftn9" text:note-class="footnote"><text:note-citation>9</text:note-citation><text:note-body><text:p text:style-name="P129">LIIGH</text:p></text:note-body></text:note></text:span><text:span text:style-name="T79"> filed a legal claim against </text:span><text:span text:style-name="T81">the researcher </text:span><text:span text:style-name="T79">Jean Phillipe Vielle Calzada</text:span><text:span text:style-name="T79"><text:note text:id="ftn10" text:note-class="footnote"><text:note-citation>10</text:note-citation><text:note-body><text:p text:style-name="P129">JPVC</text:p></text:note-body></text:note></text:span><text:span text:style-name="T79"> for sexual abuse. Given the evident lack of resolution </text:span><text:span text:style-name="T81">from</text:span><text:span text:style-name="T79"> the authorities, the LIIGH </text:span><text:soft-page-break/><text:span text:style-name="T79">researcher, along with other victims, decided to resort to a more visible, although less effective, instance: They decided to publish their testimonies in </text:span><text:span text:style-name="T33">Science</text:span><text:span text:style-name="T81">:</text:span><text:span text:style-name="T79"> a high-impact renowned scientific journal.</text:span></text:p>
      <text:p text:style-name="P63"><text:span text:style-name="T65">The case is </text:span><text:span text:style-name="T110">quite</text:span><text:span text:style-name="T65"> complex, </text:span>but <text:span text:style-name="T110">at the same time also simple</text:span><text:span text:style-name="T65">. It's </text:span>simple<text:span text:style-name="T65"> because the accuser has repeatedly presented evidence, apprehending the harasser should be an easy </text:span><text:span text:style-name="T110">job</text:span><text:span text:style-name="T65">. </text:span><text:span text:style-name="T110">The case i</text:span><text:span text:style-name="T65">s </text:span>complex<text:span text:style-name="T65"> because JPVC has done everything </text:span>in his power<text:span text:style-name="T65"> to avoid apprehension. To the outrage of </text:span>everyone<text:span text:style-name="T65">, JPVC has maintained his position as a researcher.</text:span></text:p>
      <text:p text:style-name="P43">The pressure cooker that has been heating up for decades has been close to <text:span text:style-name="T91">exploding </text:span><text:span text:style-name="T110">in so</text:span> <text:span text:style-name="T110">many times</text:span>, on that occasion, in a burst of initiative or outright cynicism, JPVC considered it <text:span text:style-name="T91">was</text:span> a good idea to <text:span text:style-name="T110">nominate himself</text:span> <text:span text:style-name="T110">as a candidate </text:span>for <text:span text:style-name="T91">general </text:span>director of the most advanced research cent<text:span text:style-name="T91">re</text:span> <text:span text:style-name="T91">in</text:span> Mexico.</text:p>
      <text:p text:style-name="P43">When S and I arrived <text:span text:style-name="T91">to</text:span> Irapuato, we went straight to the seafood restaurant that for A, K and I, was synonymous <text:span text:style-name="T110">of</text:span> good food, good beer and good times. L and M would arrive later.</text:p>
      <text:p text:style-name="P29">Earlier I mentioned the false dichotomy between good and evil in which Mexicans live, typically many men <text:span text:style-name="T110">also</text:span> live <text:soft-page-break/>under the concept that feminism is an antonym of machismo, nothing further from truth. <text:span text:style-name="T110">T</text:span>here is no<text:span text:style-name="T110">t</text:span> <text:span text:style-name="T110">a </text:span>unified definition of feminism, there are so many <text:span text:style-name="T110">variants</text:span> of feminism that it is impossible to put it in a single box. Machismo is easier to understand, <text:span text:style-name="T110">it is </text:span>based on the idea that women are inferior to men.</text:p>
      <text:p text:style-name="P29">For a heterosexual <text:span text:style-name="T110">cis </text:span>man, navigating social circles in 2022 means carrying an invisible but recogni<text:span text:style-name="T110">s</text:span>able label before women and society: patriarchal privilege.</text:p>
      <text:p text:style-name="P44">I’ve been raised in a hetero normative and patriarchal environment, like half the population <text:span text:style-name="T110">of</text:span> my age, but <text:span text:style-name="T110">gradually</text:span> I’ve been <text:span text:style-name="T110">getting rid</text:span> <text:span text:style-name="T110">o</text:span>f the characteristics of a hetero-norm<text:span text:style-name="T91">ative</text:span> caveman, some <text:span text:style-name="T91">of them </text:span>by myself, some with and by Giovanna, some with the help of <text:span text:style-name="T2">Jazmin the psychologist</text:span>, and unfortunately some characteristics are still there.</text:p>
      <text:p text:style-name="P44">Despite everything the invisible label is still there and that's okay, I've made my peace with it. Any woman who thinks that because I am a man I am a potential rapist has every right to <text:span text:style-name="T110">think</text:span> so, even though I can safely say that I consider myself an ally.</text:p>
      <text:p text:style-name="P44">Many men resort to the phrase <text:span text:style-name="T2">not all men are rapists</text:span>, and they are right, to wh<text:span text:style-name="T91">ich</text:span> the feminist movement has said: <text:span text:style-name="T35">not all </text:span><text:soft-page-break/><text:span text:style-name="T35">men, but </text:span><text:span text:style-name="T37">it is</text:span><text:span text:style-name="T35"> always a man</text:span>. <text:span text:style-name="T91">An a</text:span>rgument that <text:span text:style-name="T91">nullifies</text:span> in a very elegant way the counterargument of <text:span text:style-name="T91">the aforementioned</text:span> men.</text:p>
      <text:p text:style-name="P44">Being in this forum with A, K, L, M and S, my logical choice was to listen to everything they had to say, and <text:span text:style-name="T91">oh</text:span> boy was it a roller coaster of emotions. At first we talked about <text:span text:style-name="T91">all nonsense that</text:span> came to mind, the weather, the food, the economy, but we couldn't ignore the elephant in the room:</text:p>
      <text:p text:style-name="P43">The <text:span text:style-name="T110">gender-violence </text:span>situation at <text:span text:style-name="T110">the research centre</text:span> was getting worse by <text:span text:style-name="T110">the </text:span>day. <text:span text:style-name="T110">B</text:span>eing the most important research centr<text:span text:style-name="T91">e</text:span> of Mexico, <text:span text:style-name="T110">it </text:span>serve<text:span text:style-name="T110">s</text:span> as a good <text:span text:style-name="T91">proxy</text:span> of what happens in other educational institutions <text:span text:style-name="T91">in the country</text:span>.</text:p>
      <text:p text:style-name="P43">A popular Mexican saying regarding love and poverty says that <text:span text:style-name="T2">when money goes out the door, love goes out the window</text:span>. <text:span text:style-name="T110">This proverb also applies</text:span> to what happens in any organization, <text:span text:style-name="T110">the research centre</text:span> was no exception. By having less and less budget, the spaces and working conditions <text:span text:style-name="T110">we</text:span>re more and more tense and <text:span text:style-name="T110">the sorority</text:span> between students and researchers can <text:span text:style-name="T91">be maimed, </text:span>even lost.</text:p>
      <text:p text:style-name="P43">We are products of our environment, and the <text:span text:style-name="T110">unsafe</text:span> environment that exists in Mexico shapes men and women alike, causing neither to make the best decisions.</text:p>
      <text:p text:style-name="P43"><text:soft-page-break/>For the benefit of many people, including criminals, Mexico has vast natural areas, some of them <text:span text:style-name="T110">are barely </text:span>explored, some <text:span text:style-name="T110">are</text:span> totally unknown.</text:p>
      <text:p text:style-name="P29">The job of geologists and surveyors is to explore such areas to obtain information about their composition and exploitation potential. <text:span text:style-name="T110">This is perfectly compatible</text:span> <text:span text:style-name="T110">with </text:span>organi<text:span text:style-name="T91">s</text:span>ed crime us<text:span text:style-name="T110">ing</text:span> said unexplored areas to operate under <text:span text:style-name="T110">the shadows</text:span> of remote areas.</text:p>
      <text:p text:style-name="P29"><text:span text:style-name="T110">The presence of crime gangs in remote areas greatly complicates the labour of geologists and surveyors, a zone that today is normally used by and for the students, tomorrow can be plagued with members of organised crime.</text:span></text:p>
      <text:p text:style-name="P40"><text:span text:style-name="T110">During a field trip, </text:span>MM and Antonio were <text:span text:style-name="T110">in an</text:span> interesting but complex scenario: When they arrived <text:span text:style-name="T91">to</text:span> the exploration site, volunteers <text:span text:style-name="T91">were required to scout</text:span> the surrounding <text:span text:style-name="T110">areas</text:span>. Antonio <text:span text:style-name="T110">promptly </text:span>volunteered, MM did the same. Antonio <text:span text:style-name="T110">told MM</text:span> that maybe it wasn't <text:span text:style-name="T110">such</text:span> a good idea, to which MM angrily replied that she also deserved an opportunity to explore the field, <text:span text:style-name="T91">to</text:span> not stay at the base site and <text:span text:style-name="T91">to </text:span>do heavy work.</text:p>
      <text:p text:style-name="P40"><text:span text:style-name="T110">MM</text:span> reasoning was (correctly) that in order to break down barriers and stereotypes, and also to provide equal <text:soft-page-break/>opportunities, women should be able to participate in all activities that are traditionally the province of men.</text:p>
      <text:p text:style-name="P29">Antonio replied (correctly, I think) that it was not an academic, work or gender issue, but <text:s/><text:span text:style-name="T91">rather a </text:span><text:span text:style-name="T110">safety</text:span> <text:span text:style-name="T91">issue</text:span>. That comment clearly sounds condescending, but Antonio is not <text:span text:style-name="T110">your</text:span> typical alpha male. <text:span text:style-name="T91">H</text:span>e elaborated his response arguing that if there were only men in the <text:span text:style-name="T91">scouting</text:span> crew and they <text:span text:style-name="T91">were to</text:span> <text:span text:style-name="T91">find </text:span>a gang of drug dealers or hitmen, there was <text:span text:style-name="T110">the</text:span> risk of physical violence, <text:span text:style-name="T91">a death risk too.</text:span></text:p>
      <text:p text:style-name="P29">If, on the other hand, there were women in the <text:span text:style-name="T91">scouting</text:span> <text:span text:style-name="T91">crew</text:span>, the risk was much greater and much worse, there was not only the risk of physical violence, but also of sexual violence, and as the rate of femicide in Mexico indicates, it was almost certain that the women, if not the entire <text:span text:style-name="T110">crew</text:span>, would be killed <text:span text:style-name="T91">immediately after</text:span> the possible encounter with the aggressors. If Antonio's paternalistic attitude (which is not the same as patriarchal) is right or wrong, it's not up to me to discuss, I probably would have done the same.</text:p>
      <text:p text:style-name="P44">In the conversation we had in Irapuato, <text:span text:style-name="T2">A</text:span> told us that a <text:span text:style-name="T110">female </text:span>researcher, <text:span text:style-name="T2">E</text:span>, as a result of the complaints that JPVC had, and the <text:span text:style-name="T110">unsafe</text:span> environment <text:span text:style-name="T110">guaranteed</text:span> by having so many male researchers in the institution, decided not to accept women as <text:soft-page-break/>master's or doctoral students, with the intention of not exposing them to the <text:span text:style-name="T110">unsafe </text:span>environment that exists in the institute. <text:span text:style-name="T22">E</text:span> is a researcher that I admire a lot, it is true that she is a great tutor, it caused me a cognitive dissonance to know that in an effort to protect the students, <text:span text:style-name="T2">E</text:span> was denying them an opportunity to develop in science, to show the world that against anything and everything, <text:span text:style-name="T110">women can do </text:span>science in Mexico.</text:p>
      <text:p text:style-name="P29">If <text:span text:style-name="T2">E</text:span>'s protective attitude (which is not the same as condescending) is right or wrong, it's not up to me to discuss, I don't know what I would have done, but I feel that I would <text:span text:style-name="T110">have</text:span> accept<text:span text:style-name="T110">ed</text:span> the girls as students.</text:p>
      <text:p text:style-name="P29">The above narrative has a purpose and I hope you have fallen into the trap <text:span text:style-name="T110">that</text:span> <text:span text:style-name="T91">perhaps clumsily,</text:span> <text:span text:style-name="T110">I </text:span>just set for you. In both <text:span text:style-name="T2">E</text:span>'s story and <text:span text:style-name="T2">MM</text:span> and Antonio's story, we focus<text:span text:style-name="T91">ed</text:span> on what the victims and their support network do to be relatively safe, instead of paying attention to what really happens: the rapists, the <text:span text:style-name="T110">harassers</text:span> and <text:span text:style-name="T110">the</text:span> organi<text:span text:style-name="T91">s</text:span>ed crime should be the main antagonists of the narrative, not <text:span text:style-name="T2">E</text:span>, nor Antonio.</text:p>
      <text:p text:style-name="P44">In defen<text:span text:style-name="T91">c</text:span>e of the reader, I will reiterate that we are the product of our environment, and our environment has taught us to normali<text:span text:style-name="T111">s</text:span>e what we experience <text:span text:style-name="T111">on a daily basis</text:span>, the <text:span text:style-name="T91">man</text:span> <text:soft-page-break/>that dies after a failed robbery, the woman who was raped and murdered, the little <text:span text:style-name="T111">boy</text:span> who was kidnapped for a <text:span text:style-name="T91">ransom</text:span>, the little girls that <text:span text:style-name="T111">are sold </text:span>in rural regions of <text:span text:style-name="T111">Mexico</text:span>... all of them are numbers, faceless people, voiceless people, who add up <text:span text:style-name="T111">to a number</text:span> that the government, far from solving it, is only in charge of sweeping under the rug.</text:p>
      <text:p text:style-name="P29">I personally believe that there is a powerful reason why JPVC has not been apprehended and prosecuted as <text:span text:style-name="T91">he</text:span> should <text:span text:style-name="T91">be</text:span>: Someone raised his voice against JPVC, and he knows he is in the spotlight, but he is calm because if he falls, <text:span text:style-name="T91">many more</text:span> <text:span text:style-name="T111">would</text:span> fall with him, men and women alike, <text:span text:style-name="T111">People</text:span> who have committed <text:span text:style-name="T111">equally bad</text:span> or worse acts, and <text:span text:style-name="T91">JPVC</text:span> know<text:span text:style-name="T91">s</text:span> that <text:span text:style-name="T91">he</text:span> <text:span text:style-name="T91">is</text:span> protected by all that <text:span text:style-name="T91">scum</text:span> that operates in <text:span text:style-name="T111">the research centre, </text:span>men and women alike. <text:span text:style-name="T45">How much </text:span><text:span text:style-name="T55">does</text:span><text:span text:style-name="T45"> JPVC know about the managers? Only he, God and the managers know.</text:span></text:p>
      <text:p text:style-name="P29"><text:span text:style-name="T45">As I said before, </text:span><text:span text:style-name="T60">the research centre</text:span><text:span text:style-name="T45"> is a good proxy for what happens in all the country's institutions, it is not surprising that the same thing happens </text:span><text:span text:style-name="T60">in prestigious and low-grade universities in Mexico</text:span><text:span text:style-name="T45">. </text:span><text:span text:style-name="T60">So</text:span><text:span text:style-name="T45"> long as there is silence, both in this and in other cases, we will not reach </text:span><text:span text:style-name="T60">that</text:span><text:span text:style-name="T45"> goal that is as important as it is </text:span><text:span text:style-name="T60">distant</text:span><text:span text:style-name="T45">: Science for all.</text:span></text:p>
      <text:p text:style-name="P92"><text:soft-page-break/>The cherry on <text:span text:style-name="T111">top </text:span>the cake to this whole story, which is bitter enough, is that during the talk, two of the <text:span text:style-name="T91">female</text:span> scientists <text:s/>did<text:span text:style-name="T91">n’</text:span>t think it was such a bad idea that JPVC was the general director of <text:span text:style-name="T111">the research centre</text:span>. Respecting the<text:span text:style-name="T91">ir</text:span> anonymity, I will not mention who said what, but I did find it interesting to say the least, shocking <text:span text:style-name="T91">at most</text:span>, to hear the voice of a woman supporting a rapist.</text:p>
      <text:p text:style-name="P35"><text:span text:style-name="T45">I find </text:span><text:span text:style-name="T60">repulsive </text:span><text:span text:style-name="T45">the idea of having JPVC as director, for better or for worse I am no longer in that institution, and </text:span><text:span text:style-name="T60">all</text:span><text:span text:style-name="T45"> I can do is support science in Mexico from my trenches... but it is increasingly difficult to support a country that seems to be self-destructing... one victim at a time, one rapist at a time.</text:span></text:p>
      <text:p text:style-name="P143">The road of the ruins</text:p>
      <text:p text:style-name="P64">In the 90s there was a TV show called <text:span text:style-name="T2">Suddenly Susan</text:span> <text:span text:style-name="T112">with </text:span>Brooke Shields starring <text:span text:style-name="T112">as Susan</text:span>. In one of the episodes, Susan is running for a seat on the board of <text:span text:style-name="T112">city</text:span> supervisors, she is also running against the then-professional wrestler Hulk Hogan. Susan <text:span text:style-name="T112">believes</text:span> that Hogan doesn't have an ounce of political knowledge given that he only poses for the cameras while doing wrestling things like growling and smashing things. </text:p>
      <text:p text:style-name="P64">Hogan eventually won the election, but to Susan's surprise, Hogan was not only knowledgeable in politics, he <text:span text:style-name="T112">also </text:span>had a lot of good ideas and on top of it, he approached Susan to ask her to collaborate with him, because Susan's ideas seemed great to <text:span text:style-name="T112">him</text:span>. Hogan explained to Susan that <text:span text:style-name="T112">the</text:span> wrestler <text:span text:style-name="T112">facade </text:span>during the campaign, was only an act to get him closer to the people <text:span text:style-name="T112">to</text:span> gain their trust, without the citizens feeling that they were being represented by the stereotypical corrupt politician.</text:p>
      <text:p text:style-name="P65">In 2002, when I was finally able to vote in local and federal elections, I was an idealist who believed that politicians in Mexico could be the same as what I saw in Suddenly Susan, <text:soft-page-break/>that is, no matter how ridiculous they seemed during their campaigns, once in power, they <text:span text:style-name="T112">c</text:span>ould be good politicians.</text:p>
      <text:p text:style-name="P66">Nothing further from reality.</text:p>
      <text:p text:style-name="P66"><text:span text:style-name="T65">In 2018, 7 million Mexicans voted for Andres Manuel López Obrador (AMLO), not necessarily because </text:span><text:span text:style-name="T112">he</text:span><text:span text:style-name="T65"> was a good candidate, </text:span><text:span text:style-name="T112">rather</text:span><text:span text:style-name="T65"> because the parties that had been in power had created a state of </text:span>desperation<text:span text:style-name="T65">, people were tired of the same thing all the time.</text:span></text:p>
      <text:p text:style-name="P45"><text:span text:style-name="T112">T</text:span>he current <text:span text:style-name="T92">mexican</text:span> president <text:span text:style-name="T112">started his term</text:span> <text:span text:style-name="T112">with</text:span> three Pharaonic projects in mind: The Santa Lucía airport, the Dos Bocas refinery and the Maya <text:span text:style-name="T92">t</text:span>rain, which aims to establish a network of connections in the Yucatan peninsula. AMLO <text:span text:style-name="T92">pitched</text:span> the idea of the Maya train as a means to connect one of the most culturally important regions in Mexico and the world. </text:p>
      <text:p text:style-name="P67">AMLO called for elections to approve the project, with 92.3% of votes in favour, the victory was <text:span text:style-name="T2">“overwhelming”</text:span><text:span text:style-name="T66"> at first sight</text:span>, reading between the lines we realise now that the election was just a parody given that only less than 3% of registered voters voted.</text:p>
      <text:p text:style-name="P29">AMLO had been campaigning for the presidential race since 2006. <text:span text:style-name="T92">During his</text:span> campaign, he always expressed interest in <text:soft-page-break/>poor people, marginalized people, <text:span text:style-name="T112">indigenous</text:span> people, and the train was <text:span text:style-name="T92">meant to provide support for poor people</text:span>, or at least that's what <text:span text:style-name="T112">he </text:span><text:span text:style-name="T92">said</text:span>. AMLO <text:span text:style-name="T92">from</text:span> 2006 <text:span text:style-name="T112">might have </text:span>had the best intentions, and even great projects, but in 2018 AMLO had his own agenda, which advance<text:span text:style-name="T92">d</text:span> <text:span text:style-name="T92">unstoppable, driven</text:span> by the airport, the refinery and the train.</text:p>
      <text:p text:style-name="P29">Antonio, the youngest member of the Flores López clan, the one we haven't talked about, is like Neil Peart from the band Rush, <text:span text:style-name="T112">at first sight h</text:span>e is always in the background but <text:span text:style-name="T112">essential</text:span> <text:span text:style-name="T112">for</text:span> the development of the band. I've learn<text:span text:style-name="T92">t</text:span> a lot from him, how to be a good person, or try<text:span text:style-name="T92">ing</text:span> to be, how to see the world from a more down-to-earth perspective, I've learn<text:span text:style-name="T92">t</text:span> good music from him, good <text:span text:style-name="T112">films</text:span>.</text:p>
      <text:p text:style-name="P46">With Dafné I had <text:span text:style-name="T92">some</text:span> regrets, <text:span text:style-name="T92">but</text:span> I am aware and <text:span text:style-name="T112">at peace</text:span><text:span text:style-name="T92"> with the fact</text:span> that <text:span text:style-name="T92">her</text:span> chapter has already closed. <text:span text:style-name="T92">W</text:span>ith my brother it is different, yes, I <text:span text:style-name="T92">do</text:span> have regrets but at the same time I know that I can rewrite our history <text:span text:style-name="T92">for</text:span> the future, he is my best friend and I will always look for him as much as possible, that chapter still has many pages left <text:span text:style-name="T92">to write</text:span>.</text:p>
      <text:p text:style-name="P45">My <text:span text:style-name="T92">upbringing</text:span> was easy because I <text:span text:style-name="T112">always</text:span> let myself carried away by circumstances and I never faced a dilemma where I had to put my convictions before my <text:span text:style-name="T92">personal </text:span>benefit. Antonio <text:soft-page-break/>is possibly the opposite, and consequently, despite being my younger brother, I have always thought that when I grow up I want to be like him.</text:p>
      <text:p text:style-name="P29">He <text:span text:style-name="T92">had to </text:span>repeat a year in <text:span text:style-name="T92">high</text:span> school, <text:span text:style-name="T92">he</text:span> <text:span text:style-name="T92">quit</text:span> studying for many years, <text:span text:style-name="T92">he </text:span><text:span text:style-name="T112">completed </text:span>a university degree, and at <text:span text:style-name="T92">now</text:span> he <text:span text:style-name="T112">works as a geologist. </text:span><text:span text:style-name="T92">I</text:span>t <text:span text:style-name="T92">sounds</text:span> easy <text:span text:style-name="T92">o</text:span>n paper, but his story implies thinking that at each stage of his life there were checkpoints where <text:span text:style-name="T112">he either</text:span> pleas<text:span text:style-name="T112">ed</text:span> <text:span text:style-name="T112">the</text:span> family, <text:span text:style-name="T112">or met</text:span> society's expectations, or follow<text:span text:style-name="T112">ed</text:span> his convictions.</text:p>
      <text:p text:style-name="P29"><text:span text:style-name="T112">A</text:span><text:span text:style-name="T92">s a consequence</text:span>, <text:span text:style-name="T92">he needed to work different jobs, we can easily add to </text:span>his <text:span text:style-name="T92">CV</text:span> the trades of shopkeeper, clerk in a seven-eleven, <text:span text:style-name="T92">b</text:span>arista in a <text:span text:style-name="T92">coffee shop</text:span>, photographer, artist, blacksmith, and even a <text:span text:style-name="T92">music-memorabilia salesman</text:span>.</text:p>
      <text:p text:style-name="P46">At the beginning of the pandemic, <text:span text:style-name="T112">Antonio</text:span> lost his job at the National Geological Service, to later work as a blacksmith with my <text:span text:style-name="T92">father</text:span>, more out of necessity than conviction. In 2022, Antonio return<text:span text:style-name="T92">ed</text:span> to work in geology and exploration, conducting risk analysis for the exploration and construction of the Maya train infrastructure... and this is where our two short introductions come together.</text:p>
      <text:p text:style-name="P46">When Antonio was assigned to work on section 5 of the Maya train, his mind was in a permanent state of overload, first, due <text:soft-page-break/>to sizing up the magnitude of the project in which he was involved, and also because he was aware that his work would have consequences for years <text:span text:style-name="T92">to come</text:span>.</text:p>
      <text:p text:style-name="P29">In October 2022 we went to visit him in Playa del Carmen, a city that <text:span text:style-name="T92">is</text:span> as Mexican, <text:span text:style-name="T92">as I am an astronaut. </text:span><text:span text:style-name="T66">Antonio took us to </text:span><text:span text:style-name="T72">many</text:span><text:span text:style-name="T66"> </text:span><text:span text:style-name="T72">places</text:span><text:span text:style-name="T66">, including various sections where the </text:span><text:span text:style-name="T73">Maya</text:span><text:span text:style-name="T66"> train will eventually pass, the </text:span><text:span text:style-name="T73">spectacle</text:span><text:span text:style-name="T66"> was impressive, </text:span><text:span text:style-name="T73">defying</text:span><text:span text:style-name="T66">, beautiful, sad, disappointing, all at the same time. We passed through sections </text:span><text:span text:style-name="T73">with piles of</text:span><text:span text:style-name="T66"> trunks from all the trees that </text:span><text:span text:style-name="T72">were cut</text:span><text:span text:style-name="T66">, we saw coatis </text:span><text:span text:style-name="T72">(</text:span><text:span text:style-name="T11">Nasua nasua</text:span><text:span text:style-name="T72">)</text:span><text:span text:style-name="T66"> that without </text:span><text:span text:style-name="T72">any sign of </text:span><text:span text:style-name="T66">shyness leaned out to see the</text:span><text:span text:style-name="T72">ir</text:span><text:span text:style-name="T66"> visitors in their metallic vehicles.</text:span></text:p>
      <text:p text:style-name="P47"><text:span text:style-name="T73">W</text:span><text:span text:style-name="T66">e saw tarantulas crossing the road as the proverbial chickens would do. To think that in the future the sections we visited would be trave</text:span><text:span text:style-name="T72">l</text:span><text:span text:style-name="T66">led by a leviathan that would shorten distances, </text:span><text:span text:style-name="T72">implied</text:span><text:span text:style-name="T66"> an immeasurable confusion.</text:span></text:p>
      <text:p text:style-name="P47"><text:span text:style-name="T66">Antonio took us to the house of Genoveva, the foul-mouthed lady who sold beer to the workers of the Maya train. The house was abandoned, it </text:span><text:span text:style-name="T72">was planned to </text:span><text:span text:style-name="T66">be demolished since it was located </text:span><text:span text:style-name="T73">just</text:span><text:span text:style-name="T66"> meters </text:span><text:span text:style-name="T73">away </text:span><text:span text:style-name="T66">from the tracks. Genoveva mentioned that </text:span><text:span text:style-name="T72">the government</text:span><text:span text:style-name="T66"> would not replace her house, </text:span><text:soft-page-break/><text:span text:style-name="T66">that </text:span><text:span text:style-name="T72">instead </text:span><text:span text:style-name="T66">they would only help her relocate, but all this was in </text:span><text:span text:style-name="T72">verbal </text:span><text:span text:style-name="T66">agreements, </text:span><text:span text:style-name="T72">words to be gone</text:span><text:span text:style-name="T66"> </text:span><text:span text:style-name="T72">with the wind</text:span><text:span text:style-name="T66">.</text:span></text:p>
      <text:p text:style-name="P119">Section 5 of the Maya train passes through a series of regions that had not been explored <text:span text:style-name="T112">yet</text:span>, geologists and their caravan of machines <text:span text:style-name="T92">c</text:span>ould reveal <text:span text:style-name="T112">in the short term </text:span>the relative risk associated with the construction of the train, <text:span text:style-name="T112">in the long run</text:span>, they <text:span text:style-name="T92">could also</text:span> reveal the presence of pre-Hispanic art<text:span text:style-name="T92">e</text:span>facts <text:span text:style-name="T112">and</text:span> <text:span text:style-name="T92">ancient city </text:span>squares that had not <text:span text:style-name="T92">yet </text:span>been discovered.</text:p>
      <text:p text:style-name="P119"><text:span text:style-name="T112">A</text:span>fter <text:span text:style-name="T112">moving</text:span> <text:span text:style-name="T92">through</text:span> section 5, the exploration crews <text:span text:style-name="T112">indeed found </text:span>remains of pre-Hispanic structures. The National Institute of Anthropology and History had to assess the importance of the pieces <text:span text:style-name="T92">they </text:span>found.</text:p>
      <text:p text:style-name="P68"><text:span text:style-name="T66">Importance, what a concept.</text:span><text:span text:style-name="T66"><text:note text:id="ftn11" text:note-class="footnote"><text:note-citation>11</text:note-citation><text:note-body><text:p text:style-name="P130">INAH</text:p></text:note-body></text:note></text:span></text:p>
      <text:p text:style-name="P46"><text:span text:style-name="T66">The concept of importance is closely linked to the scale of values of each </text:span><text:span text:style-name="T72">involved party</text:span><text:span text:style-name="T66">. For the INAH, the pieces represented invaluable information, offering a window to the past, allowing a better understanding of the cultures that once flourished in the Yucatan peninsula. For </text:span><text:span text:style-name="T72">our</text:span><text:span text:style-name="T66"> president, these pieces would not represent much, worst-case </text:span><text:span text:style-name="T72">scenario </text:span><text:span text:style-name="T66">he would simply discard </text:span><text:span text:style-name="T72">the pieces</text:span><text:span text:style-name="T66">, prioritizing the construction </text:span><text:soft-page-break/><text:span text:style-name="T66">of the train, </text:span><text:span text:style-name="T72">best-case scenario</text:span><text:span text:style-name="T66">, he would never find out about said pieces… prioritizing the construction of the train.</text:span></text:p>
      <text:p text:style-name="P120">For the <text:span text:style-name="T92">construction </text:span>crews, these pieces could represent a <text:span text:style-name="T92">multifaceted dilemma, challenging their </text:span>moral<text:span text:style-name="T92">s</text:span>,<text:span text:style-name="T92"> </text:span>identit<text:span text:style-name="T92">ies</text:span>, <text:s/>work, <text:span text:style-name="T92">and sense of</text:span> cultur<text:span text:style-name="T92">e</text:span>. How to get past something that was invaluable to a<text:span text:style-name="T92">n important </text:span>federal agency, and at the same time insignificant to another, more important agency?</text:p>
      <text:p text:style-name="P68"><text:span text:style-name="T66">How strong are your convictions? How much they align to the common good? How much money you make from your convictions? In an ideal world, working with conviction in a job that brings common benefits and that pays well is the dream, but ideal worlds are not real. You either follow your convictions or you pay the rent. You either follow your convictions or you doom the planet. Many people in Mexico opposes the construction of the train, but just as it happens with climate change, individual actions pale in comparison to what people with power can do. The construction of the train was a whim from the most powerful man in Mexico, your actions are futile, regardless of your convictions.</text:span></text:p>
      <text:p text:style-name="P29">In many cultures, the phrase: If not me, someone else is going to do it, is as prevalent as it is real, whether it is right or wrong, it is real.</text:p>
      <text:p text:style-name="P46"><text:soft-page-break/>I <text:span text:style-name="T92">reckon</text:span> Antonio <text:span text:style-name="T92">usually</text:span> has a well-calibrated moral compass, but cases like this are complicated even for the most upright person. He could oppose the advance of the <text:span text:style-name="T92">exploration and construction crews</text:span>, but that <text:span text:style-name="T92">implied</text:span> facing two leviathans: the train, and the will of the president. He could also quit his job, but as we mentioned, if he <text:span text:style-name="T92">is not in charge of leading the exploration and construction crews, </text:span>someone else will <text:span text:style-name="T92">be</text:span>.</text:p>
      <text:p text:style-name="P45"><text:span text:style-name="T92">In the construction areas </text:span><text:span text:style-name="T112">of section 5</text:span><text:span text:style-name="T92">, the crews coexist</text:span> <text:span text:style-name="T92">with </text:span>multiple individuals, locals, natives, visitors, and foreigners who have already settled on the peninsula. A Swiss woman living in Tulum explained that the dilemmas that crews face every day were the <text:span text:style-name="T112">same </text:span>dilemmas experienced by many European construction companies in the early 19th century. However, the construction of trains brought many benefits that have made many cities in Europe iconic.</text:p>
      <text:p text:style-name="P29">Antonio told us all of the above, contemplative, the physical and mental <text:span text:style-name="T92">exhaustion</text:span> involved in coordinating the exploration <text:span text:style-name="T92">crews</text:span> was <text:span text:style-name="T92">more than evident</text:span>. Our <text:span text:style-name="T112">duty</text:span> is to carry out <text:span text:style-name="T92">high </text:span>quality work<text:span text:style-name="T92">s</text:span>, <text:span text:style-name="T92">to</text:span> minimize the environmental impact in the short term and trust that the rest of the construction <text:span text:style-name="T92">teams</text:span> will make good use of the data we are providing.</text:p>
      <text:p text:style-name="P29"><text:soft-page-break/>Why do <text:span text:style-name="T92">we do </text:span>it like this? Because if <text:span text:style-name="T92">we</text:span> don't, someone else, with less scruples, could do the same job at a lower cost and with lower quality.</text:p>
      <text:p text:style-name="P45">The Maya train is scheduled to operate shortly, however the purpose is not to mobili<text:span text:style-name="T92">s</text:span>e national users. <text:span text:style-name="T112">The sites connected by the train have tourism as their main source of income. AMLO’s </text:span>intentions are essentially beneficial to the country, but <text:span text:style-name="T112">they are vastly different to</text:span> what he <text:span text:style-name="T92">says</text:span> in his daily conferences: The train will connect various cities, but it will not connect communities, <text:span text:style-name="T92">it </text:span>will mobili<text:span text:style-name="T92">s</text:span>e tourists, products, and heavy cargo from various companies. </text:p>
      <text:p text:style-name="P45">The Mayan train is not a good idea, but it is not a bad idea either, in any case it does not matter, because even if the INAH rules that there are areas of historical or cultural importance; even if the crews determine there are risks in the construction; and even if the construction companies refused to move forward<text:span text:style-name="T92">, </text:span>two <text:span text:style-name="T92">unstoppable </text:span>leviathans will <text:span text:style-name="T92">pass through</text:span>, for better and for worse.</text:p>
      <text:p text:style-name="P45"><text:span text:style-name="T2">It's my </text:span><text:span text:style-name="T23">duty</text:span><text:span text:style-name="T2"> to do a </text:span><text:span text:style-name="T11">high-</text:span><text:span text:style-name="T2">quality job</text:span>, says Antonio while he <text:span text:style-name="T92">smokes</text:span> his cigarette, he gives me the rest. In his eyes you can see that <text:span text:style-name="T92">this is</text:span> his own decision, but that it has taken him many hours of reasoning and evaluation.</text:p>
      <text:p text:style-name="P35"><text:soft-page-break/><text:span text:style-name="T2">Because if I don't do </text:span><text:span text:style-name="T23">my job</text:span><text:span text:style-name="T2">, someone else will, and by doing it fast</text:span><text:span text:style-name="T11">er</text:span><text:span text:style-name="T2"> or cheap</text:span><text:span text:style-name="T11">er</text:span><text:span text:style-name="T2">, </text:span><text:span text:style-name="T11">they</text:span><text:span text:style-name="T2"> might not do it right</text:span>.</text:p>
      <text:p text:style-name="P141">Nonantzin</text:p>
      <text:p text:style-name="P48">The Maldives are an archipelago in the Indian Ocean, <text:span text:style-name="T93">they are </text:span>coral <text:span text:style-name="T93">based islands</text:span>, with an average elevation of 1.5 meters above sea level. Climate change and rising sea levels will make the islands uninhabitable in a relatively short period of time, and <text:span text:style-name="T113">the Maldives</text:span> will eventually be engulfed by the rising sea. The thought <text:span text:style-name="T93">o</text:span>f an entire nation <text:span text:style-name="T93">literally banishing from earth</text:span> is inevitably sad.</text:p>
      <text:p text:style-name="P48">The rest of the countries have the <text:span text:style-name="T93">choice</text:span> of not fighting climate change and ironically remain submerged in the seas of bureaucracy of our environmental policies. The Maldives have no choice, <text:span text:style-name="T93">they </text:span>either fight climate change or disappear. When the Maldives <text:span text:style-name="T93">become</text:span> uninhabitable, <text:span text:style-name="T113">an</text:span> exodus will begin, and over time the identity of the Maldivians will be incorporated into the identities of the nations hosting the refugees.</text:p>
      <text:p text:style-name="P29"><text:span text:style-name="T93">T</text:span>he indigenous peoples of Mexico constantly suffer discrimination that <text:span text:style-name="T113">pushes</text:span> them to settle in their own communities where they <text:span text:style-name="T113">gradually </text:span>adopt new technologies, customs and products, but their traditions prevail over the years through oral communication and <text:span text:style-name="T93">sometimes in </text:span>written <text:span text:style-name="T93">form</text:span>. Although it is hard for us to accept it, <text:span text:style-name="T93">historically </text:span><text:soft-page-break/>civilizations <text:span text:style-name="T93">had </text:span>come and go<text:span text:style-name="T93">ne</text:span>, leaving a legacy <text:span text:style-name="T93">at the expense </text:span>of the benevolence of <text:span text:style-name="T93">the </text:span>conquerors <text:span text:style-name="T93">that</text:span> allow <text:span text:style-name="T93">the preservation of</text:span> what they consider worth preserving.</text:p>
      <text:p text:style-name="P29"/>
      <text:p text:style-name="P29"><text:span text:style-name="T93">I</text:span>n many cases, <text:span text:style-name="T93">conquerors maintain the legacy of the fallen, </text:span>because getting rid of the art<text:span text:style-name="T93">e</text:span>facts <text:span text:style-name="T93">and structures </text:span><text:span text:style-name="T114">implies</text:span><text:span text:style-name="T93"> </text:span><text:span text:style-name="T114">a futile</text:span><text:span text:style-name="T93"> effort. Spaniards, built their cities on top of Mexica cities, because the could, however, demolishing the ceremonial centres of Teotihuacan, Chichén Itzá or Palenque, was simply too much effort, and </text:span><text:span text:style-name="T114">even worse, it meant </text:span><text:span text:style-name="T93">very little, or no reward at all.</text:span></text:p>
      <text:p text:style-name="P34">It is difficult to think how the languages of the indigenous <text:span text:style-name="T93">tribes</text:span> of Mexico have shown <text:span text:style-name="T93">so much </text:span>resilience, and even today, there are language learning centr<text:span text:style-name="T93">e</text:span>s that have courses in <text:span text:style-name="T93">ná</text:span>huatl and <text:span text:style-name="T93">m</text:span>aya<text:span text:style-name="T93">n</text:span>.</text:p>
      <text:p text:style-name="P49">I always admired pre- <text:span text:style-name="T93">h</text:span>ispanic cultures for their buildings, their hieroglyphics, their astronomical and mathematical systems, but in my limited knowledge, those cultures were a thing of the past.</text:p>
      <text:p text:style-name="P29">Just as conquerors decide which fragments of a culture's legacy <text:span text:style-name="T93">will</text:span> remain, they also decide which aspects of a culture <text:span text:style-name="T93">will be tainted</text:span>. <text:span text:style-name="T93">As a simple</text:span> example, pulque was a relatively <text:soft-page-break/>popular drink, but beer producers spread the misconception that opossum dung was used to produce pulque. Nobody wants opossum excrement in their drink, even if it's a false rumo<text:span text:style-name="T93">u</text:span>r, the winners of this funny battle were of course the beer producers.</text:p>
      <text:p text:style-name="P29">If we go further back, the Spanish conquerors ensured that we perpetuated the idea that the inhabitants of pre- <text:span text:style-name="T93">h</text:span>ispanic Mexico were barbaric tribes, always with the reasonable doubt that they might have been <text:span text:style-name="T93">indeed</text:span> barbaric tribes. Legend has it that the original recipe for pozole included human <text:span text:style-name="T93">flesh</text:span>, which was obtained from criminals and <text:span text:style-name="T93">war </text:span>prisoners, captured by one of the most <text:span text:style-name="T93">fearsome</text:span> civilizations of pre-<text:span text:style-name="T93">h</text:span>ispanic Mexico: the Mexicas. Unless we can travel back in time, we can't check whether or not the original <text:span text:style-name="T93">pozole </text:span>recipe included humans.</text:p>
      <text:p text:style-name="P38">Currently there are hundreds of indigenous <text:span text:style-name="T93">tribes</text:span> in Mexico, and there is an incessant struggle by locals and <text:span text:style-name="T93">foreigners</text:span> to maintain the main characteristics of these cultures: their <text:span text:style-name="T93">traditions</text:span> and their languages.</text:p>
      <text:p text:style-name="P38">Just as I always admired pre- <text:span text:style-name="T93">h</text:span>ispanic cultures, I was also at peace with the fact that these cultures were a thing of the past.</text:p>
      <text:p text:style-name="P38"><text:soft-page-break/><text:span text:style-name="T2">Preserve the language, preserve the mythology, preserve the folklore, preserve the knowledge... the </text:span><text:span text:style-name="T12">traditions</text:span><text:span text:style-name="T2">, those are </text:span><text:span text:style-name="T12">a completely different story</text:span>.</text:p>
      <text:p text:style-name="P29">The main conflict that I have, and will have, with the perpetuation of pre- <text:span text:style-name="T93">h</text:span>ispanic cultures is that many of their <text:span text:style-name="T93">traditions</text:span> can be outdated at least, and harmful at <text:span text:style-name="T93">most</text:span>.</text:p>
      <text:p text:style-name="P29">Sara invited me <text:span text:style-name="T114">to </text:span>a cultural demonstration at the Center for Foreign Languages of the National Polytechnic Institute<text:note text:id="ftn12" text:note-class="footnote"><text:note-citation>12</text:note-citation><text:note-body><text:p text:style-name="P131">CENLEX</text:p></text:note-body></text:note>. In <text:span text:style-name="T114">the</text:span> exhibition there would be food, poetry, singing, literature and pre- <text:span text:style-name="T93">h</text:span>ispanic dances, presented by <text:span text:style-name="T114">the language centre</text:span> students. We were going <text:span text:style-name="T93">to cheer</text:span> for Sabina, an <text:span text:style-name="T93">a</text:span>fr<text:span text:style-name="T93">ican a</text:span>merican woman with polyphyletic roots. <text:span text:style-name="T114">She</text:span> still struggled with Spanish <text:span text:style-name="T114">and</text:span> she was learning Náhuatl. <text:span text:style-name="T114">S</text:span>he decided to present <text:span text:style-name="T114">the following</text:span> poem:</text:p>
      <table:table table:name="Table2" table:style-name="Table2">
        <table:table-column table:style-name="Table2.A"/>
        <table:table-column table:style-name="Table2.B"/>
        <table:table-row>
          <table:table-cell table:style-name="Table2.A1" office:value-type="string">
            <text:p text:style-name="P80">Oh mother, when I die</text:p>
          </table:table-cell>
          <table:table-cell table:style-name="Table2.B1" office:value-type="string">
            <text:p text:style-name="P104">Nonantzin ihcuac nimiquiz,</text:p>
          </table:table-cell>
        </table:table-row>
        <table:table-row>
          <table:table-cell table:style-name="Table2.A1" office:value-type="string">
            <text:p text:style-name="P80">bury me next to your bonfire</text:p>
          </table:table-cell>
          <table:table-cell table:style-name="Table2.B1" office:value-type="string">
            <text:p text:style-name="P104">motlecuilpan xinechtoca</text:p>
          </table:table-cell>
        </table:table-row>
        <table:table-row>
          <table:table-cell table:style-name="Table2.A1" office:value-type="string">
            <text:p text:style-name="P80">and when you go to make tortillas</text:p>
          </table:table-cell>
          <table:table-cell table:style-name="Table2.B1" office:value-type="string">
            <text:p text:style-name="P104">huan cuac tiaz titlaxcal chihuaz,</text:p>
          </table:table-cell>
        </table:table-row>
        <table:table-row>
          <table:table-cell table:style-name="Table2.A1" office:value-type="string">
            <text:p text:style-name="P80">there you can cry for me</text:p>
          </table:table-cell>
          <table:table-cell table:style-name="Table2.B1" office:value-type="string">
            <text:p text:style-name="P104">ompa nopampa xichoca.</text:p>
          </table:table-cell>
        </table:table-row>
        <table:table-row>
          <table:table-cell table:style-name="Table2.A1" office:value-type="string">
            <text:p text:style-name="P80">and if someone would ask you</text:p>
          </table:table-cell>
          <table:table-cell table:style-name="Table2.B1" office:value-type="string">
            <text:p text:style-name="P104">Huan tla acah mitztlah tlaniz:</text:p>
          </table:table-cell>
        </table:table-row>
        <text:soft-page-break/>
        <table:table-row>
          <table:table-cell table:style-name="Table2.A1" office:value-type="string">
            <text:p text:style-name="P79">- <text:span text:style-name="T93">Madam</text:span>, <text:span text:style-name="T93">why are you crying</text:span>?</text:p>
          </table:table-cell>
          <table:table-cell table:style-name="Table2.B1" office:value-type="string">
            <text:p text:style-name="P104">-Zoapille, ¿tleca tichoca?</text:p>
          </table:table-cell>
        </table:table-row>
        <table:table-row>
          <table:table-cell table:style-name="Table2.A1" office:value-type="string">
            <text:p text:style-name="P80">tell them that the logs are humid</text:p>
          </table:table-cell>
          <table:table-cell table:style-name="Table2.B1" office:value-type="string">
            <text:p text:style-name="P104">xiquilhui xoxouhqui in cuahuitl,</text:p>
          </table:table-cell>
        </table:table-row>
        <table:table-row>
          <table:table-cell table:style-name="Table2.A1" office:value-type="string">
            <text:p text:style-name="P80">and the smoke is making you cry</text:p>
          </table:table-cell>
          <table:table-cell table:style-name="Table2.B1" office:value-type="string">
            <text:p text:style-name="P104">techochcti ica popoca.</text:p>
          </table:table-cell>
        </table:table-row>
      </table:table>
      <text:p text:style-name="P47"><text:span text:style-name="T93">Indeed </text:span>a beautiful poem.</text:p>
      <text:p text:style-name="P47">At the end of the recital, the gastronomic demonstration and the dance session, we returned to Sara's apartment. I enjoyed the cultural event, but I also kept in mind that in other parts of the country, there would be <text:span text:style-name="T93">individuals</text:span> speaking the same language<text:span text:style-name="T93">s</text:span>, eating the same <text:span text:style-name="T93">meals</text:span>, performing the same dances.</text:p>
      <text:p text:style-name="P29"><text:span text:style-name="T115">T</text:span>hose same individuals would be sell<text:span text:style-name="T115">ing</text:span> underage women; <text:span text:style-name="T115">they would be</text:span> giv<text:span text:style-name="T115">ing away</text:span> their daughters in arranged marriages, where the grooms-men have the right, if not the obligation, to have non-consensual sex with the <text:span text:style-name="T93">brides, who in many cases were under the age of consent</text:span>. These same individuals are the ones who live in towns where it is perfectly normal to kill your neighbo<text:span text:style-name="T93">u</text:span>r, in <text:span text:style-name="T93">retaliation</text:span> because the neighbo<text:span text:style-name="T93">u</text:span>r <text:span text:style-name="T93">previously</text:span> killed <text:span text:style-name="T93">on of your kin</text:span>.</text:p>
      <text:p text:style-name="P29"><text:soft-page-break/>Th<text:span text:style-name="T121">o</text:span>se same individuals are the ones who live in places where the police <text:span text:style-name="T93">has no jurisdiction</text:span>, and instead, a council of citizens (adult males) <text:span text:style-name="T93">serve</text:span> justice as they see fit.</text:p>
      <text:p text:style-name="P38">The Maldives have no choice, eventually their legacy would literally be washed away by the sea. In Mexico things are different, we <text:span text:style-name="T115">fight</text:span> to keep our cultures alive, and that's okay, the wealth the<text:span text:style-name="T93">se cultures</text:span> bring in the form of languages, literature, mythology, folklore, music and food is immeasurably <text:span text:style-name="T115">rich</text:span>.</text:p>
      <text:p text:style-name="P69">Nevertheless, keeping our cultures alive also implies keeping the traditions, good and bad, alive, ultimately, cultural identity is an inseparable mix of traditions, languages, art, mythology and folklore.</text:p>
      <text:p text:style-name="P69"><text:span text:style-name="T45">Gradually</text:span><text:span text:style-name="T61"> the indigenous peoples have been adopting more equitable policies: in Ocotequila women are </text:span><text:span text:style-name="T45">now </text:span><text:span text:style-name="T61">exercising their right to vote, not </text:span><text:span text:style-name="T62">without</text:span><text:span text:style-name="T61"> earning discrimination in their </text:span><text:span text:style-name="T62">own</text:span><text:span text:style-name="T61"> community, as well as a few death threats.</text:span></text:p>
      <text:p text:style-name="P93"><text:span text:style-name="T115">P</text:span>erhaps <text:span text:style-name="T115">in Mexico </text:span>we can learn <text:span text:style-name="T93">how </text:span>to integrate the languages of indigenous cultures, knowing and disseminating their beliefs, without this meaning perpetuating <text:span text:style-name="T115">the</text:span> <text:span text:style-name="T93">traditions</text:span> that are harmful to those who have no voice, no vote, and no visibility.</text:p>
      <text:p text:style-name="P94"><text:soft-page-break/>Even <text:span text:style-name="T115">at</text:span> a distance, the <text:span text:style-name="T93">logs in my bonfire are s</text:span>till very green, and if you ask me, thinking about the things that happen in Mexico has made me cry on more than one occasion.</text:p>
      <text:p text:style-name="P144">Home is nowhere</text:p>
      <text:p text:style-name="P19">I’<text:span text:style-name="T116">ve</text:span> never liked the feeling of missing, it is <text:span text:style-name="T116">too</text:span> <text:span text:style-name="T116">c</text:span>omplex and complicated for me. Remigio, Paco, Heraclio, Imelda, Herón, Julia, Rogelio and Guadalupe were part of my life, I always remember them <text:span text:style-name="T116">and</text:span> always with a smile, for all the<text:span text:style-name="T116">ir</text:span> legacy, good and bad. I dream of them, I speak to them in my dreams, and I embrace them as much as possible.</text:p>
      <text:p text:style-name="P19"><text:span text:style-name="T116">At the end of my</text:span> short visit to Mexico, I completed my mission of getting to meet again my country, my people, my city, my family and, why not? <text:span text:style-name="T116">even</text:span> old romances.</text:p>
      <text:p text:style-name="P19">That didn’t mean I <text:span text:style-name="T116">didn’t</text:span> <text:span text:style-name="T2">missed</text:span> the UK, my home, my space, my bikes, my forest, my city, my friends. But I know too well that it is all temporary.</text:p>
      <text:p text:style-name="P20">Cambridge has an interesting effect on <text:span text:style-name="T116">people</text:span>, most of <text:span text:style-name="T116">the inhabitants of Cambridge silently acknowledge the effect</text:span> <text:span text:style-name="T116">i</text:span>s there: Everything here is temporary, <text:span text:style-name="T116">your undergrad studies,</text:span> your postgrad studies, your postdoctoral contract, even your new startup.</text:p>
      <text:p text:style-name="P21">People you get to know today, in five years time, <text:span text:style-name="T116">wi</text:span>ll be at the other side of the world doing science, art, architecture, economics and a very long etcetera.</text:p>
      <text:p text:style-name="P21"><text:soft-page-break/>Jan will <text:span text:style-name="T116">depart</text:span> <text:span text:style-name="T116">to</text:span> Czech in Summer of 2023, Girish will be <text:span text:style-name="T116">go to</text:span> Newcastle by September 2023, Sara, Thomas, Qiongqiong, Scott, Ludek, all of them are my current family, but they will eventually go their own way, farewells will be inevitable, and no matter how much we pretend they won’t, <text:span text:style-name="T116">they’ll be emotional and </text:span>some of them will be sad.</text:p>
      <text:p text:style-name="P20">My house, my forest, my bikes, my friends, all of that will be different in five years time… or maybe not.</text:p>
      <text:p text:style-name="P19">The temporary contracts, the market volatility, the demand and supply for bioinformaticians, climate crisis, housing crisis, the lack of a stable romantic relationship, and my inability to settle, <text:span text:style-name="T116">they</text:span> turn every place into a temporary home, <text:span text:style-name="T116">a home </text:span>you can love, <text:span text:style-name="T116">a home</text:span> you can be grateful for, and as much as possible, <text:span text:style-name="T116">a home to which</text:span> you can pay retribution.</text:p>
      <text:p text:style-name="P19">Based on the tone of the stories in this collection, you may think that Mexico is a country for which I have more negative feelings than positive ones, to some extent that is not false, but I reckon, for better and for worse, that Mexico has no equal.</text:p>
      <text:p text:style-name="P22">When I was a kid, I was extremely happy and extroverted, no one could shut me up, I was always talking, singing, whistling, <text:soft-page-break/>and asking our local butcher for fried pork skin. Long gone are the days where I could say I was fully happy.</text:p>
      <text:p text:style-name="P21">In Mexico, from a very young age, we feed ourselves the idea that being rich is better than being poor, no matter how much mexican people romanticise poverty. My mum never wanted my brother and I to be part of the Santa Clara neighbourhood, ever since we were kids she taught <text:span text:style-name="T117">u</text:span>s, albeit in an unorthodox way, that we needed to be outstanding no matter what, and that my friends can lead you to dangerous ways.</text:p>
      <text:p text:style-name="P21">In 1995, mum sent me to Mexico City to study secondary school. Studying outside the state of Mexico was a symbol of progress, of not being stagnant. No one told me though, that the posh kids at school <text:span text:style-name="T117">in Mexico City </text:span>would discriminate against me for my skin colour, for being <text:span text:style-name="T117">fat</text:span>, for being short, for my musical taste. No one told me that one bad day, I would be sexually assaulted by a 13 year old boy…</text:p>
      <text:p text:style-name="P19">In high school, having restarted my life, I decided not to be the victim this time, but I didn’t know other way of living, Mexico City is a jungle, kill or be killed. I was the prey for a long time, and this time it was going to be me the hunter. Regrettably, I participated in the collective bullying that we did to an undeserving student.</text:p>
      <text:p text:style-name="P23"><text:soft-page-break/>In university everything <text:span text:style-name="T117">things changed</text:span>, but being introverted was not a trait I acquired for free, I knew I didn’t want to interact with people out of fear of getting hurt, or worse, <text:span text:style-name="T117">out of fear of</text:span> hurt<text:span text:style-name="T117">ing</text:span> someone.</text:p>
      <text:p text:style-name="P21"><text:span text:style-name="T117">Even though I was a good student, my impostor syndrome was born and raised during university, participating in class, answering questions in lectures and, being active in lab sessions, all of that made my teachers to have high expectations. It became common that my teachers told me at the end of the semester that </text:span><text:span text:style-name="T24">they were expecting more from me</text:span><text:span text:style-name="T117">. Even today, I’m still afraid of letting people down, though I know well that I can work hard not to let them down.</text:span></text:p>
      <text:p text:style-name="P21">Arturo, Chayo, Claudia, <text:span text:style-name="T117">among</text:span> <text:span text:style-name="T117">others</text:span>, made sure that my wounds healed during our time in uni, but <text:span text:style-name="T117">many more</text:span> wounds <text:span text:style-name="T117">also</text:span> opened, <text:span text:style-name="T117">they were </text:span>usually associated to power dynamics, colonialism, sexism, and all the -isms you can think of.</text:p>
      <text:p text:style-name="P19">In our school there was always a prevailing classism, speaking with certain accent, wearing certain clothes, consuming certain products, all those things could put you in the radar. <text:span text:style-name="T117">N</text:span>o one wanted to be the odd one out, and we did all we could <text:soft-page-break/>not to be poor, to speak better, to eat better, even when that meant getting money from god knows where.</text:p>
      <text:p text:style-name="P24">When I started my masters <text:span text:style-name="T117">degree</text:span>, I was the worst possible version of myself, I was a bright student, who in order to progress academically and professionally would overstep on anyone, making them feel miserable by publicly and privately exposing their deficiencies.</text:p>
      <text:p text:style-name="P19">Ironically, that was the time when I was my most ignorant self, and when I didn’t have any achievements to brag about. I was simply an arrogant <text:span text:style-name="T117">prick</text:span>.</text:p>
      <text:p text:style-name="P19">In 2009 I <text:span text:style-name="T117">had</text:span> the first turning point in my life, one that led me to steer in the right direction. Professor Pablo Vinuesa Fleischmann<text:note text:id="ftn13" text:note-class="footnote"><text:note-citation>13</text:note-citation><text:note-body><text:p text:style-name="P132">Born and raised in Canary Islands</text:p></text:note-body></text:note> opened the first latin american workshop on molecular evolution, <text:span text:style-name="T117">for </text:span>two weeks, biologists of all across latin-America <text:span text:style-name="T117">were</text:span> in the classroom from 9:00 <text:span text:style-name="T117">to</text:span> 19:00 to learn about bioinformatics, evolution, programming and applications of genetics in model and non-model organisms.</text:p>
      <text:p text:style-name="P19"><text:span text:style-name="T2">Professor Vinuesa</text:span> <text:span text:style-name="T117">organised the workshop</text:span> for free, without asking for anything in return, not even attribution for his academic effort, <text:span text:style-name="T117">all of</text:span> that <text:span text:style-name="T117">in, and for,</text:span> a country that wasn’t his. Professor Vinuesa opened his doors to people from <text:span text:style-name="T117">the </text:span><text:soft-page-break/>entire continent, telling them: <text:span text:style-name="T2">This is what I know, it </text:span><text:span text:style-name="T24">might be</text:span><text:span text:style-name="T2"> useful </text:span><text:span text:style-name="T24">for you</text:span><text:span text:style-name="T2">, it may be worth learning, take it, it’s yours </text:span><text:span text:style-name="T24">now</text:span><text:span text:style-name="T2">.</text:span></text:p>
      <text:p text:style-name="P19">That time, my life did a full 180, <text:span text:style-name="T2">professor Vinuesa</text:span> indirectly taught me that being a good person was a good idea, and even better was to be a good person without expecting retribution.</text:p>
      <text:p text:style-name="P23">By the time I finished my masters, I wanted to go to the US <text:s/>thinking that I could get <text:span text:style-name="T117">into</text:span> University of Pittsburgh.</text:p>
      <text:p text:style-name="P23">I got rejected from Ohio State University, University of Pittsburgh and Texas A&amp;M, morally and emotionally broken, I started my PhD in CINVESTAV Zacatenco, <text:span text:style-name="T118">w</text:span>here I had my second turning point, also leading me to steer in the right direction.</text:p>
      <text:p text:style-name="P19">One time I ran into César, a student that wasn’t known for being the sharpest pencil in the box. When I saw him, I couldn’t help but to think of <text:span text:style-name="T118">César</text:span>: <text:span text:style-name="T2">what a loser</text:span><text:span text:style-name="T2"><text:note text:id="ftn14" text:note-class="footnote"><text:note-citation>14</text:note-citation><text:note-body><text:p text:style-name="P133">Keep in mind that there were still traces of the scumbag I used to be then</text:p></text:note-body></text:note></text:span>. When we met, I asked him how he was doing. He replied quietly that he was trying to construct a genomic library from phage DNA, and that he had to finish in two weeks time, <text:span text:style-name="T118">give or take</text:span>. For my masters project, I <text:span text:style-name="T118">also had </text:span>tried to construct a genomic library from phage DNA, repeatedly <text:span text:style-name="T118">and miserably </text:span>failing in doing so.</text:p>
      <text:p text:style-name="P19"><text:soft-page-break/>When César told me his plan, <text:span text:style-name="T118">arrogantly </text:span>I was thinking: <text:span text:style-name="T2">If </text:span><text:span text:style-name="T27">I</text:span><text:span text:style-name="T2">, who am a thousand times better than you, was not able to construct a genomic library in two years. What chances do </text:span><text:span text:style-name="T28">you</text:span><text:span text:style-name="T2"> really have to finish in two weeks?</text:span></text:p>
      <text:p text:style-name="P19"><text:span text:style-name="T66">To my dismay, César actually </text:span><text:span text:style-name="T74">constructed</text:span><text:span text:style-name="T66"> his genomic library, shutting my mouth, making me see how arrogant and ignorant I was being. </text:span></text:p>
      <text:p text:style-name="P19"><text:span text:style-name="T119">César</text:span> taught me that I was just another <text:span text:style-name="T119">prick</text:span>, a product of the mindset that many mexicans have: being outstanding, no matter how incompetent you truly are, no matter how many people you overstep on your way.</text:p>
      <text:p text:style-name="P19">Ever since then, I wanted to change my ways, to be a better person, and I still want to be better, even though I know it’s a long, albeit rewarding, path. Those who know me after 2013 would know that the human scum that I was in 2009 is long gone. I keep a single picture of m<text:span text:style-name="T119">yself</text:span> in 2009 as a friendly reminder of <text:span text:style-name="T119">the person I don’t want to be</text:span>.</text:p>
      <text:p text:style-name="P19">Based on the tone of the stories in this collection, you may think that I was fleeing from Mexico, from its culture, from its defects, its stagnation. Truth is, I was fleeing from myself, from what I was, and from what I no longer wanted to be. It is easy to play the victim <text:span text:style-name="T119">of circumstances</text:span>, and to some extent I <text:soft-page-break/>was, but there’s always the option of, I don’t know, being a good person, no matter where you are<text:note text:id="ftn15" text:note-class="footnote"><text:note-citation>15</text:note-citation><text:note-body><text:p text:style-name="P134">Being like <text:span text:style-name="T2">professor Vinuesa</text:span></text:p></text:note-body></text:note>.</text:p>
      <text:p text:style-name="P25">When I returned to Mexico, I didn’t want to make amends with my family, my friends, people I hurt, or the country itself… I wanted to make amends with myself.</text:p>
      <text:p text:style-name="P23">The so called, <text:span text:style-name="T2">closure</text:span><text:span text:style-name="T66">.</text:span></text:p>
      <text:p text:style-name="P23"><text:span text:style-name="T66">I’m grateful for living in the UK, for my city, my forest, my friends, my bikes, my achievements, my failures, my sad moments, and my happy moments, all of them make my stay here a very rewarding experience.</text:span></text:p>
      <text:p text:style-name="P121">But I’m more grateful for being born and raised in Mexico, for my family, my friends, my past loves, my achievements, my failures, my sad moments and my happy moments, because all of them made me who I am now, someone of whom I am not that embarrased. Today, I live, laugh and cry her<text:span text:style-name="T119">e</text:span></text:p>
      <text:p text:style-name="P121"><text:span text:style-name="T121">... </text:span><text:span text:style-name="T119">but </text:span><text:span text:style-name="T45">home is now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erif Pro" svg:font-family="'Source Serif Pro'"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Source Serif Pro" fo:font-size="8pt" style:font-size-asian="8pt" style:font-size-complex="8pt"/>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tor Flores</meta:initial-creator>
    <meta:creation-date>2023-06-01T21:40:11.254861782</meta:creation-date>
    <dc:date>2023-11-20T21:03:45.855880063</dc:date>
    <dc:creator>Victor Flores</dc:creator>
    <meta:editing-duration>P1DT20H26M53S</meta:editing-duration>
    <meta:editing-cycles>84</meta:editing-cycles>
    <meta:generator>LibreOffice/7.5.4.1$Linux_X86_64 LibreOffice_project/50$Build-1</meta:generator>
    <meta:document-statistic meta:table-count="1" meta:image-count="0" meta:object-count="0" meta:page-count="125" meta:paragraph-count="572" meta:word-count="27027" meta:character-count="134437" meta:non-whitespace-character-count="111362"/>
  </office:meta>
</office:document-meta>
</file>